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Ubuntu Mono" svg:font-family="'Ubuntu Mono'" style:font-adornments="Standar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935cm"/>
    </style:style>
    <style:style style:name="co5" style:family="table-column">
      <style:table-column-properties fo:break-before="auto" style:column-width="1.967cm"/>
    </style:style>
    <style:style style:name="co6" style:family="table-column">
      <style:table-column-properties fo:break-before="auto" style:column-width="1.815cm"/>
    </style:style>
    <style:style style:name="co7" style:family="table-column">
      <style:table-column-properties fo:break-before="auto" style:column-width="1.845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2.057cm"/>
    </style:style>
    <style:style style:name="co10" style:family="table-column">
      <style:table-column-properties fo:break-before="auto" style:column-width="1.875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1.68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"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0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1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Ubuntu Mono1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6666"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9999"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font-name="Ubuntu Mono1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666666"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999999"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0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1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2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1"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inter2021" table:style-name="ta1"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4" table:default-cell-style-name="ce45"/>
        <table:table-column table:style-name="co5" table:number-columns-repeated="2" table:default-cell-style-name="ce45"/>
        <table:table-column table:style-name="co6" table:default-cell-style-name="ce45"/>
        <table:table-column table:style-name="co7" table:default-cell-style-name="ce45"/>
        <table:table-column table:style-name="co5" table:number-columns-repeated="2" table:default-cell-style-name="ce45"/>
        <table:table-column table:style-name="co6" table:default-cell-style-name="ce45"/>
        <table:table-column table:style-name="co1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3" table:default-cell-style-name="ce45"/>
        <table:table-column table:style-name="co6" table:default-cell-style-name="ce45"/>
        <table:table-column table:style-name="co3" table:default-cell-style-name="ce45"/>
        <table:table-column table:style-name="co4" table:default-cell-style-name="ce45"/>
        <table:table-column table:style-name="co10" table:default-cell-style-name="ce45"/>
        <table:table-column table:style-name="co8" table:default-cell-style-name="ce45"/>
        <table:table-column table:style-name="co12" table:default-cell-style-name="ce45"/>
        <table:table-column table:style-name="co13" table:number-columns-repeated="999" table:default-cell-style-name="ce45"/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55" office:value-type="float" office:value="268773120" calcext:value-type="float" table:number-columns-spanned="2" table:number-rows-spanned="1">
            <text:p>268773120</text:p>
          </table:table-cell>
          <table:covered-table-cell/>
          <table:table-cell table:style-name="ce44" table:number-columns-repeated="2"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55" office:value-type="float" office:value="11772060" calcext:value-type="float" table:number-columns-spanned="2" table:number-rows-spanned="1">
            <text:p>11772060</text:p>
          </table:table-cell>
          <table:covered-table-cell/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1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49" office:value-type="percentage" office:value="0.1478" calcext:value-type="percentage">
            <text:p>14,78 %</text:p>
          </table:table-cell>
          <table:table-cell table:style-name="ce49" office:value-type="percentage" office:value="0.1294" calcext:value-type="percentage">
            <text:p>12,94 %</text:p>
          </table:table-cell>
          <table:table-cell table:style-name="ce49" office:value-type="percentage" office:value="0.1201" calcext:value-type="percentage">
            <text:p>12,01 %</text:p>
          </table:table-cell>
          <table:table-cell table:style-name="ce49" office:value-type="percentage" office:value="0.1108" calcext:value-type="percentage">
            <text:p>11,08 %</text:p>
          </table:table-cell>
          <table:table-cell table:style-name="ce49" office:value-type="percentage" office:value="0.091" calcext:value-type="percentage">
            <text:p>9,10 %</text:p>
          </table:table-cell>
          <table:table-cell table:style-name="ce49" office:value-type="percentage" office:value="0.0785" calcext:value-type="percentage">
            <text:p>7,85 %</text:p>
          </table:table-cell>
          <table:table-cell table:style-name="ce49" office:value-type="percentage" office:value="0.0653" calcext:value-type="percentage">
            <text:p>6,53 %</text:p>
          </table:table-cell>
          <table:table-cell table:style-name="ce49" office:value-type="percentage" office:value="0.0524" calcext:value-type="percentage">
            <text:p>5,24 %</text:p>
          </table:table-cell>
          <table:table-cell table:style-name="ce49" office:value-type="percentage" office:value="0.1642" calcext:value-type="percentage">
            <text:p>16,42 %</text:p>
          </table:table-cell>
          <table:table-cell table:style-name="ce49" office:value-type="percentage" office:value="0.0244" calcext:value-type="percentage">
            <text:p>2,44 %</text:p>
          </table:table-cell>
          <table:table-cell table:style-name="ce49" office:value-type="percentage" office:value="0.0161" calcext:value-type="percentage">
            <text:p>1,61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49" office:value-type="percentage" office:value="0.0676" calcext:value-type="percentage">
            <text:p>6,76 %</text:p>
          </table:table-cell>
          <table:table-cell table:style-name="ce49" office:value-type="percentage" office:value="0.0658" calcext:value-type="percentage">
            <text:p>6,58 %</text:p>
          </table:table-cell>
          <table:table-cell table:style-name="ce49" office:value-type="percentage" office:value="0.0655" calcext:value-type="percentage">
            <text:p>6,55 %</text:p>
          </table:table-cell>
          <table:table-cell table:style-name="ce49" office:value-type="percentage" office:value="0.0679" calcext:value-type="percentage">
            <text:p>6,79 %</text:p>
          </table:table-cell>
          <table:table-cell table:style-name="ce49" office:value-type="percentage" office:value="0.0653" calcext:value-type="percentage">
            <text:p>6,53 %</text:p>
          </table:table-cell>
          <table:table-cell table:style-name="ce49" office:value-type="percentage" office:value="0.0629" calcext:value-type="percentage">
            <text:p>6,29 %</text:p>
          </table:table-cell>
          <table:table-cell table:style-name="ce49" office:value-type="percentage" office:value="0.0662" calcext:value-type="percentage">
            <text:p>6,62 %</text:p>
          </table:table-cell>
          <table:table-cell table:style-name="ce49" office:value-type="percentage" office:value="0.3111" calcext:value-type="percentage">
            <text:p>31,11 %</text:p>
          </table:table-cell>
          <table:table-cell table:style-name="ce49" office:value-type="percentage" office:value="0.0778" calcext:value-type="percentage">
            <text:p>7,78 %</text:p>
          </table:table-cell>
          <table:table-cell table:style-name="ce49" office:value-type="percentage" office:value="0.0636" calcext:value-type="percentage">
            <text:p>6,36 %</text:p>
          </table:table-cell>
          <table:table-cell table:style-name="ce49" office:value-type="percentage" office:value="0.0861" calcext:value-type="percentage">
            <text:p>8,61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49" office:value-type="percentage" office:value="0.0574" calcext:value-type="percentage">
            <text:p>5,74 %</text:p>
          </table:table-cell>
          <table:table-cell table:style-name="ce49" office:value-type="percentage" office:value="0.0589" calcext:value-type="percentage">
            <text:p>5,89 %</text:p>
          </table:table-cell>
          <table:table-cell table:style-name="ce49" office:value-type="percentage" office:value="0.0594" calcext:value-type="percentage">
            <text:p>5,94 %</text:p>
          </table:table-cell>
          <table:table-cell table:style-name="ce49" office:value-type="percentage" office:value="0.0641" calcext:value-type="percentage">
            <text:p>6,41 %</text:p>
          </table:table-cell>
          <table:table-cell table:style-name="ce49" office:value-type="percentage" office:value="0.059" calcext:value-type="percentage">
            <text:p>5,90 %</text:p>
          </table:table-cell>
          <table:table-cell table:style-name="ce49" office:value-type="percentage" office:value="0.0625" calcext:value-type="percentage">
            <text:p>6,25 %</text:p>
          </table:table-cell>
          <table:table-cell table:style-name="ce49" office:value-type="percentage" office:value="0.063" calcext:value-type="percentage">
            <text:p>6,30 %</text:p>
          </table:table-cell>
          <table:table-cell table:style-name="ce49" office:value-type="percentage" office:value="0.0657" calcext:value-type="percentage">
            <text:p>6,57 %</text:p>
          </table:table-cell>
          <table:table-cell table:style-name="ce49" office:value-type="percentage" office:value="0.0787" calcext:value-type="percentage">
            <text:p>7,87 %</text:p>
          </table:table-cell>
          <table:table-cell table:style-name="ce49" office:value-type="percentage" office:value="0.3375" calcext:value-type="percentage">
            <text:p>33,75 %</text:p>
          </table:table-cell>
          <table:table-cell table:style-name="ce49" office:value-type="percentage" office:value="0.0939" calcext:value-type="percentage">
            <text:p>9,39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49" office:value-type="percentage" office:value="0.0608" calcext:value-type="percentage">
            <text:p>6,08 %</text:p>
          </table:table-cell>
          <table:table-cell table:style-name="ce49" office:value-type="percentage" office:value="0.295" calcext:value-type="percentage">
            <text:p>29,50 %</text:p>
          </table:table-cell>
          <table:table-cell table:style-name="ce49" office:value-type="percentage" office:value="0.0628" calcext:value-type="percentage">
            <text:p>6,28 %</text:p>
          </table:table-cell>
          <table:table-cell table:style-name="ce49" office:value-type="percentage" office:value="0.0678" calcext:value-type="percentage">
            <text:p>6,78 %</text:p>
          </table:table-cell>
          <table:table-cell table:style-name="ce49" office:value-type="percentage" office:value="0.0623" calcext:value-type="percentage">
            <text:p>6,23 %</text:p>
          </table:table-cell>
          <table:table-cell table:style-name="ce49" office:value-type="percentage" office:value="0.0659" calcext:value-type="percentage">
            <text:p>6,59 %</text:p>
          </table:table-cell>
          <table:table-cell table:style-name="ce49" office:value-type="percentage" office:value="0.0665" calcext:value-type="percentage">
            <text:p>6,65 %</text:p>
          </table:table-cell>
          <table:table-cell table:style-name="ce49" office:value-type="percentage" office:value="0.0692" calcext:value-type="percentage">
            <text:p>6,92 %</text:p>
          </table:table-cell>
          <table:table-cell table:style-name="ce49" office:value-type="percentage" office:value="0.0825" calcext:value-type="percentage">
            <text:p>8,25 %</text:p>
          </table:table-cell>
          <table:table-cell table:style-name="ce49" office:value-type="percentage" office:value="0.0695" calcext:value-type="percentage">
            <text:p>6,95 %</text:p>
          </table:table-cell>
          <table:table-cell table:style-name="ce49" office:value-type="percentage" office:value="0.0977" calcext:value-type="percentage">
            <text:p>9,77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49" office:value-type="percentage" office:value="0.058" calcext:value-type="percentage">
            <text:p>5,80 %</text:p>
          </table:table-cell>
          <table:table-cell table:style-name="ce49" office:value-type="percentage" office:value="0.0594" calcext:value-type="percentage">
            <text:p>5,94 %</text:p>
          </table:table-cell>
          <table:table-cell table:style-name="ce49" office:value-type="percentage" office:value="0.06" calcext:value-type="percentage">
            <text:p>6,00 %</text:p>
          </table:table-cell>
          <table:table-cell table:style-name="ce49" office:value-type="percentage" office:value="0.3322" calcext:value-type="percentage">
            <text:p>33,22 %</text:p>
          </table:table-cell>
          <table:table-cell table:style-name="ce49" office:value-type="percentage" office:value="0.059" calcext:value-type="percentage">
            <text:p>5,90 %</text:p>
          </table:table-cell>
          <table:table-cell table:style-name="ce49" office:value-type="percentage" office:value="0.0629" calcext:value-type="percentage">
            <text:p>6,29 %</text:p>
          </table:table-cell>
          <table:table-cell table:style-name="ce49" office:value-type="percentage" office:value="0.0634" calcext:value-type="percentage">
            <text:p>6,34 %</text:p>
          </table:table-cell>
          <table:table-cell table:style-name="ce49" office:value-type="percentage" office:value="0.066" calcext:value-type="percentage">
            <text:p>6,60 %</text:p>
          </table:table-cell>
          <table:table-cell table:style-name="ce49" office:value-type="percentage" office:value="0.0789" calcext:value-type="percentage">
            <text:p>7,89 %</text:p>
          </table:table-cell>
          <table:table-cell table:style-name="ce49" office:value-type="percentage" office:value="0.0663" calcext:value-type="percentage">
            <text:p>6,63 %</text:p>
          </table:table-cell>
          <table:table-cell table:style-name="ce49" office:value-type="percentage" office:value="0.0639" calcext:value-type="percentage">
            <text:p>6,39 %</text:p>
          </table:table-cell>
          <table:table-cell table:style-name="ce44" table:number-columns-repeated="2"/>
          <table:table-cell table:style-name="ce62"/>
          <table:table-cell table:style-name="ce44" table:number-columns-repeated="11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49" office:value-type="percentage" office:value="0.0604" calcext:value-type="percentage">
            <text:p>6,04 %</text:p>
          </table:table-cell>
          <table:table-cell table:style-name="ce49" office:value-type="percentage" office:value="0.0619" calcext:value-type="percentage">
            <text:p>6,19 %</text:p>
          </table:table-cell>
          <table:table-cell table:style-name="ce49" office:value-type="percentage" office:value="0.2994" calcext:value-type="percentage">
            <text:p>29,94 %</text:p>
          </table:table-cell>
          <table:table-cell table:style-name="ce49" office:value-type="percentage" office:value="0.0675" calcext:value-type="percentage">
            <text:p>6,75 %</text:p>
          </table:table-cell>
          <table:table-cell table:style-name="ce49" office:value-type="percentage" office:value="0.0619" calcext:value-type="percentage">
            <text:p>6,19 %</text:p>
          </table:table-cell>
          <table:table-cell table:style-name="ce49" office:value-type="percentage" office:value="0.0655" calcext:value-type="percentage">
            <text:p>6,55 %</text:p>
          </table:table-cell>
          <table:table-cell table:style-name="ce49" office:value-type="percentage" office:value="0.0661" calcext:value-type="percentage">
            <text:p>6,61 %</text:p>
          </table:table-cell>
          <table:table-cell table:style-name="ce49" office:value-type="percentage" office:value="0.0688" calcext:value-type="percentage">
            <text:p>6,88 %</text:p>
          </table:table-cell>
          <table:table-cell table:style-name="ce49" office:value-type="percentage" office:value="0.082" calcext:value-type="percentage">
            <text:p>8,20 %</text:p>
          </table:table-cell>
          <table:table-cell table:style-name="ce49" office:value-type="percentage" office:value="0.0691" calcext:value-type="percentage">
            <text:p>6,91 %</text:p>
          </table:table-cell>
          <table:table-cell table:style-name="ce49" office:value-type="percentage" office:value="0.0973" calcext:value-type="percentage">
            <text:p>9,73 %</text:p>
          </table:table-cell>
          <table:table-cell table:style-name="ce44" table:number-columns-repeated="2"/>
          <table:table-cell table:style-name="ce62" table:number-columns-repeated="2"/>
          <table:table-cell table:style-name="ce44" table:number-columns-repeated="10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49" office:value-type="percentage" office:value="0.059" calcext:value-type="percentage">
            <text:p>5,90 %</text:p>
          </table:table-cell>
          <table:table-cell table:style-name="ce49" office:value-type="percentage" office:value="0.0605" calcext:value-type="percentage">
            <text:p>6,05 %</text:p>
          </table:table-cell>
          <table:table-cell table:style-name="ce49" office:value-type="percentage" office:value="0.0611" calcext:value-type="percentage">
            <text:p>6,11 %</text:p>
          </table:table-cell>
          <table:table-cell table:style-name="ce49" office:value-type="percentage" office:value="0.066" calcext:value-type="percentage">
            <text:p>6,60 %</text:p>
          </table:table-cell>
          <table:table-cell table:style-name="ce49" office:value-type="percentage" office:value="0.0606" calcext:value-type="percentage">
            <text:p>6,06 %</text:p>
          </table:table-cell>
          <table:table-cell table:style-name="ce49" office:value-type="percentage" office:value="0.3163" calcext:value-type="percentage">
            <text:p>31,63 %</text:p>
          </table:table-cell>
          <table:table-cell table:style-name="ce49" office:value-type="percentage" office:value="0.0648" calcext:value-type="percentage">
            <text:p>6,48 %</text:p>
          </table:table-cell>
          <table:table-cell table:style-name="ce49" office:value-type="percentage" office:value="0.0674" calcext:value-type="percentage">
            <text:p>6,74 %</text:p>
          </table:table-cell>
          <table:table-cell table:style-name="ce49" office:value-type="percentage" office:value="0.0806" calcext:value-type="percentage">
            <text:p>8,06 %</text:p>
          </table:table-cell>
          <table:table-cell table:style-name="ce49" office:value-type="percentage" office:value="0.0678" calcext:value-type="percentage">
            <text:p>6,78 %</text:p>
          </table:table-cell>
          <table:table-cell table:style-name="ce49" office:value-type="percentage" office:value="0.0958" calcext:value-type="percentage">
            <text:p>9,58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49" office:value-type="percentage" office:value="0.0632" calcext:value-type="percentage">
            <text:p>6,32 %</text:p>
          </table:table-cell>
          <table:table-cell table:style-name="ce49" office:value-type="percentage" office:value="0.0647" calcext:value-type="percentage">
            <text:p>6,47 %</text:p>
          </table:table-cell>
          <table:table-cell table:style-name="ce49" office:value-type="percentage" office:value="0.0653" calcext:value-type="percentage">
            <text:p>6,53 %</text:p>
          </table:table-cell>
          <table:table-cell table:style-name="ce56" office:value-type="string" calcext:value-type="string">
            <text:p>NM</text:p>
          </table:table-cell>
          <table:table-cell table:style-name="ce49" office:value-type="percentage" office:value="0.3354" calcext:value-type="percentage">
            <text:p>33,54 %</text:p>
          </table:table-cell>
          <table:table-cell table:style-name="ce49" office:value-type="percentage" office:value="0.0685" calcext:value-type="percentage">
            <text:p>6,85 %</text:p>
          </table:table-cell>
          <table:table-cell table:style-name="ce49" office:value-type="percentage" office:value="0.0691" calcext:value-type="percentage">
            <text:p>6,91 %</text:p>
          </table:table-cell>
          <table:table-cell table:style-name="ce49" office:value-type="percentage" office:value="0.0719" calcext:value-type="percentage">
            <text:p>7,19 %</text:p>
          </table:table-cell>
          <table:table-cell table:style-name="ce49" office:value-type="percentage" office:value="0.0864" calcext:value-type="percentage">
            <text:p>8,64 %</text:p>
          </table:table-cell>
          <table:table-cell table:style-name="ce49" office:value-type="percentage" office:value="0.0723" calcext:value-type="percentage">
            <text:p>7,23 %</text:p>
          </table:table-cell>
          <table:table-cell table:style-name="ce49" office:value-type="percentage" office:value="0.1031" calcext:value-type="percentage">
            <text:p>10,31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49" office:value-type="percentage" office:value="0.0586" calcext:value-type="percentage">
            <text:p>5,86 %</text:p>
          </table:table-cell>
          <table:table-cell table:style-name="ce49" office:value-type="percentage" office:value="0.0602" calcext:value-type="percentage">
            <text:p>6,02 %</text:p>
          </table:table-cell>
          <table:table-cell table:style-name="ce49" office:value-type="percentage" office:value="0.0607" calcext:value-type="percentage">
            <text:p>6,07 %</text:p>
          </table:table-cell>
          <table:table-cell table:style-name="ce49" office:value-type="percentage" office:value="0.0655" calcext:value-type="percentage">
            <text:p>6,55 %</text:p>
          </table:table-cell>
          <table:table-cell table:style-name="ce49" office:value-type="percentage" office:value="0.0603" calcext:value-type="percentage">
            <text:p>6,03 %</text:p>
          </table:table-cell>
          <table:table-cell table:style-name="ce49" office:value-type="percentage" office:value="0.0638" calcext:value-type="percentage">
            <text:p>6,38 %</text:p>
          </table:table-cell>
          <table:table-cell table:style-name="ce49" office:value-type="percentage" office:value="0.3209" calcext:value-type="percentage">
            <text:p>32,09 %</text:p>
          </table:table-cell>
          <table:table-cell table:style-name="ce49" office:value-type="percentage" office:value="0.067" calcext:value-type="percentage">
            <text:p>6,70 %</text:p>
          </table:table-cell>
          <table:table-cell table:style-name="ce49" office:value-type="percentage" office:value="0.0801" calcext:value-type="percentage">
            <text:p>8,01 %</text:p>
          </table:table-cell>
          <table:table-cell table:style-name="ce49" office:value-type="percentage" office:value="0.0674" calcext:value-type="percentage">
            <text:p>6,74 %</text:p>
          </table:table-cell>
          <table:table-cell table:style-name="ce49" office:value-type="percentage" office:value="0.0954" calcext:value-type="percentage">
            <text:p>9,54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49" office:value-type="percentage" office:value="0.288" calcext:value-type="percentage">
            <text:p>28,80 %</text:p>
          </table:table-cell>
          <table:table-cell table:style-name="ce49" office:value-type="percentage" office:value="0.0628" calcext:value-type="percentage">
            <text:p>6,28 %</text:p>
          </table:table-cell>
          <table:table-cell table:style-name="ce49" office:value-type="percentage" office:value="0.0634" calcext:value-type="percentage">
            <text:p>6,34 %</text:p>
          </table:table-cell>
          <table:table-cell table:style-name="ce49" office:value-type="percentage" office:value="0.0685" calcext:value-type="percentage">
            <text:p>6,85 %</text:p>
          </table:table-cell>
          <table:table-cell table:style-name="ce49" office:value-type="percentage" office:value="0.0629" calcext:value-type="percentage">
            <text:p>6,29 %</text:p>
          </table:table-cell>
          <table:table-cell table:style-name="ce49" office:value-type="percentage" office:value="0.0664" calcext:value-type="percentage">
            <text:p>6,64 %</text:p>
          </table:table-cell>
          <table:table-cell table:style-name="ce49" office:value-type="percentage" office:value="0.067" calcext:value-type="percentage">
            <text:p>6,70 %</text:p>
          </table:table-cell>
          <table:table-cell table:style-name="ce49" office:value-type="percentage" office:value="0.0696" calcext:value-type="percentage">
            <text:p>6,96 %</text:p>
          </table:table-cell>
          <table:table-cell table:style-name="ce49" office:value-type="percentage" office:value="0.083" calcext:value-type="percentage">
            <text:p>8,30 %</text:p>
          </table:table-cell>
          <table:table-cell table:style-name="ce49" office:value-type="percentage" office:value="0.0701" calcext:value-type="percentage">
            <text:p>7,01 %</text:p>
          </table:table-cell>
          <table:table-cell table:style-name="ce49" office:value-type="percentage" office:value="0.0983" calcext:value-type="percentage">
            <text:p>9,83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2">
          <table:table-cell table:style-name="ce44"/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55" office:value-type="float" office:value="243643680" calcext:value-type="float" table:number-columns-spanned="2" table:number-rows-spanned="1">
            <text:p>243643680</text:p>
          </table:table-cell>
          <table:covered-table-cell/>
          <table:table-cell table:style-name="ce44" table:number-columns-repeated="2"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55" office:value-type="float" office:value="3043884" calcext:value-type="float" table:number-columns-spanned="2" table:number-rows-spanned="1">
            <text:p>3043884</text:p>
          </table:table-cell>
          <table:covered-table-cell/>
          <table:table-cell table:style-name="ce44"/>
          <table:table-cell table:style-name="ce60" office:value-type="string" calcext:value-type="string">
            <text:p>Delta</text:p>
          </table:table-cell>
          <table:table-cell table:style-name="ce44" table:number-columns-repeated="6"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65" office:value-type="string" calcext:value-type="string" table:number-columns-spanned="2" table:number-rows-spanned="1">
            <text:p>-74,65%</text:p>
          </table:table-cell>
          <table:covered-table-cell/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2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2-MN1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0" office:value-type="percentage" office:value="0.2012" calcext:value-type="percentage">
            <text:p>20,12 %</text:p>
          </table:table-cell>
          <table:table-cell table:style-name="ce50" office:value-type="percentage" office:value="0.1416" calcext:value-type="percentage">
            <text:p>14,16 %</text:p>
          </table:table-cell>
          <table:table-cell table:style-name="ce50" office:value-type="percentage" office:value="0.1279" calcext:value-type="percentage">
            <text:p>12,79 %</text:p>
          </table:table-cell>
          <table:table-cell table:style-name="ce50" office:value-type="percentage" office:value="0.1145" calcext:value-type="percentage">
            <text:p>11,45 %</text:p>
          </table:table-cell>
          <table:table-cell table:style-name="ce50" office:value-type="percentage" office:value="0.0707" calcext:value-type="percentage">
            <text:p>7,07 %</text:p>
          </table:table-cell>
          <table:table-cell table:style-name="ce50" office:value-type="percentage" office:value="0.0654" calcext:value-type="percentage">
            <text:p>6,54 %</text:p>
          </table:table-cell>
          <table:table-cell table:style-name="ce50" office:value-type="percentage" office:value="0.071" calcext:value-type="percentage">
            <text:p>7,10 %</text:p>
          </table:table-cell>
          <table:table-cell table:style-name="ce50" office:value-type="percentage" office:value="0.0455" calcext:value-type="percentage">
            <text:p>4,55 %</text:p>
          </table:table-cell>
          <table:table-cell table:style-name="ce50" office:value-type="percentage" office:value="0.1208" calcext:value-type="percentage">
            <text:p>12,08 %</text:p>
          </table:table-cell>
          <table:table-cell table:style-name="ce50" office:value-type="percentage" office:value="0.0257" calcext:value-type="percentage">
            <text:p>2,57 %</text:p>
          </table:table-cell>
          <table:table-cell table:style-name="ce50" office:value-type="percentage" office:value="0.0157" calcext:value-type="percentage">
            <text:p>1,57 %</text:p>
          </table:table-cell>
          <table:table-cell table:style-name="ce44"/>
          <table:table-cell table:style-name="ce61" office:value-type="string" calcext:value-type="string">
            <text:p>Andre</text:p>
          </table:table-cell>
          <table:table-cell table:style-name="ce63" table:formula="of:=IF(OR([.C17]=&quot;X&quot;;[.C17]=&quot;NM&quot;;[.C17]=&quot;PM&quot;;);[.C17];[.C17]-[.C4] )" office:value-type="percentage" office:value="0.0534" calcext:value-type="percentage">
            <text:p>5,34 %</text:p>
          </table:table-cell>
          <table:table-cell table:style-name="ce63" table:formula="of:=IF(OR([.D17]=&quot;X&quot;;[.D17]=&quot;NM&quot;;[.D17]=&quot;PM&quot;;);[.D17];[.D17]-[.D4] )" office:value-type="percentage" office:value="0.0122" calcext:value-type="percentage">
            <text:p>1,22 %</text:p>
          </table:table-cell>
          <table:table-cell table:style-name="ce63" table:formula="of:=IF(OR([.E17]=&quot;X&quot;;[.E17]=&quot;NM&quot;;[.E17]=&quot;PM&quot;;);[.E17];[.E17]-[.E4] )" office:value-type="percentage" office:value="0.00779999999999997" calcext:value-type="percentage">
            <text:p>0,78 %</text:p>
          </table:table-cell>
          <table:table-cell table:style-name="ce63" table:formula="of:=IF(OR([.F17]=&quot;X&quot;;[.F17]=&quot;NM&quot;;[.F17]=&quot;PM&quot;;);[.F17];[.F17]-[.F4] )" office:value-type="percentage" office:value="0.00369999999999998" calcext:value-type="percentage">
            <text:p>0,37 %</text:p>
          </table:table-cell>
          <table:table-cell table:style-name="ce63" table:formula="of:=IF(OR([.G17]=&quot;X&quot;;[.G17]=&quot;NM&quot;;[.G17]=&quot;PM&quot;;);[.G17];[.G17]-[.G4] )" office:value-type="percentage" office:value="-0.0203" calcext:value-type="percentage">
            <text:p>-2,03 %</text:p>
          </table:table-cell>
          <table:table-cell table:style-name="ce63" table:formula="of:=IF(OR([.H17]=&quot;X&quot;;[.H17]=&quot;NM&quot;;[.H17]=&quot;PM&quot;;);[.H17];[.H17]-[.H4] )" office:value-type="percentage" office:value="-0.0131" calcext:value-type="percentage">
            <text:p>-1,31 %</text:p>
          </table:table-cell>
          <table:table-cell table:style-name="ce63" table:formula="of:=IF(OR([.I17]=&quot;X&quot;;[.I17]=&quot;NM&quot;;[.I17]=&quot;PM&quot;;);[.I17];[.I17]-[.I4] )" office:value-type="percentage" office:value="0.0057" calcext:value-type="percentage">
            <text:p>0,57 %</text:p>
          </table:table-cell>
          <table:table-cell table:style-name="ce63" table:formula="of:=IF(OR([.J17]=&quot;X&quot;;[.J17]=&quot;NM&quot;;[.J17]=&quot;PM&quot;;);[.J17];[.J17]-[.J4] )" office:value-type="percentage" office:value="-0.0069" calcext:value-type="percentage">
            <text:p>-0,69 %</text:p>
          </table:table-cell>
          <table:table-cell table:style-name="ce63" table:formula="of:=IF(OR([.K17]=&quot;X&quot;;[.K17]=&quot;NM&quot;;[.K17]=&quot;PM&quot;;);[.K17];[.K17]-[.K4] )" office:value-type="percentage" office:value="-0.0434" calcext:value-type="percentage">
            <text:p>-4,34 %</text:p>
          </table:table-cell>
          <table:table-cell table:style-name="ce63" table:formula="of:=IF(OR([.L17]=&quot;X&quot;;[.L17]=&quot;NM&quot;;[.L17]=&quot;PM&quot;;);[.L17];[.L17]-[.L4] )" office:value-type="percentage" office:value="0.0013" calcext:value-type="percentage">
            <text:p>0,13 %</text:p>
          </table:table-cell>
          <table:table-cell table:style-name="ce63" table:formula="of:=IF(OR([.M17]=&quot;X&quot;;[.M17]=&quot;NM&quot;;[.M17]=&quot;PM&quot;;);[.M17];[.M17]-[.M4] )" office:value-type="percentage" office:value="-0.000399999999999998" calcext:value-type="percentage">
            <text:p>-0,04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0" office:value-type="percentage" office:value="0.0542" calcext:value-type="percentage">
            <text:p>5,42 %</text:p>
          </table:table-cell>
          <table:table-cell table:style-name="ce50" office:value-type="percentage" office:value="0.0582" calcext:value-type="percentage">
            <text:p>5,82 %</text:p>
          </table:table-cell>
          <table:table-cell table:style-name="ce50" office:value-type="percentage" office:value="0.0564" calcext:value-type="percentage">
            <text:p>5,64 %</text:p>
          </table:table-cell>
          <table:table-cell table:style-name="ce50" office:value-type="percentage" office:value="0.0575" calcext:value-type="percentage">
            <text:p>5,75 %</text:p>
          </table:table-cell>
          <table:table-cell table:style-name="ce50" office:value-type="percentage" office:value="0.0386" calcext:value-type="percentage">
            <text:p>3,86 %</text:p>
          </table:table-cell>
          <table:table-cell table:style-name="ce50" office:value-type="percentage" office:value="0.042" calcext:value-type="percentage">
            <text:p>4,20 %</text:p>
          </table:table-cell>
          <table:table-cell table:style-name="ce50" office:value-type="percentage" office:value="0.0564" calcext:value-type="percentage">
            <text:p>5,64 %</text:p>
          </table:table-cell>
          <table:table-cell table:style-name="ce50" office:value-type="percentage" office:value="0.4386" calcext:value-type="percentage">
            <text:p>43,86 %</text:p>
          </table:table-cell>
          <table:table-cell table:style-name="ce50" office:value-type="percentage" office:value="0.0674" calcext:value-type="percentage">
            <text:p>6,74 %</text:p>
          </table:table-cell>
          <table:table-cell table:style-name="ce50" office:value-type="percentage" office:value="0.0566" calcext:value-type="percentage">
            <text:p>5,66 %</text:p>
          </table:table-cell>
          <table:table-cell table:style-name="ce50" office:value-type="percentage" office:value="0.0742" calcext:value-type="percentage">
            <text:p>7,42 %</text:p>
          </table:table-cell>
          <table:table-cell table:style-name="ce44"/>
          <table:table-cell table:style-name="ce61" office:value-type="string" calcext:value-type="string">
            <text:p>Antonino</text:p>
          </table:table-cell>
          <table:table-cell table:style-name="ce63" table:formula="of:=IF(OR([.C18]=&quot;X&quot;;[.C18]=&quot;NM&quot;;[.C18]=&quot;PM&quot;;);[.C18];[.C18]-[.C5] )" office:value-type="percentage" office:value="-0.0134" calcext:value-type="percentage">
            <text:p>-1,34 %</text:p>
          </table:table-cell>
          <table:table-cell table:style-name="ce63" table:formula="of:=IF(OR([.D18]=&quot;X&quot;;[.D18]=&quot;NM&quot;;[.D18]=&quot;PM&quot;;);[.D18];[.D18]-[.D5] )" office:value-type="percentage" office:value="-0.0076" calcext:value-type="percentage">
            <text:p>-0,76 %</text:p>
          </table:table-cell>
          <table:table-cell table:style-name="ce63" table:formula="of:=IF(OR([.E18]=&quot;X&quot;;[.E18]=&quot;NM&quot;;[.E18]=&quot;PM&quot;;);[.E18];[.E18]-[.E5] )" office:value-type="percentage" office:value="-0.0091" calcext:value-type="percentage">
            <text:p>-0,91 %</text:p>
          </table:table-cell>
          <table:table-cell table:style-name="ce63" table:formula="of:=IF(OR([.F18]=&quot;X&quot;;[.F18]=&quot;NM&quot;;[.F18]=&quot;PM&quot;;);[.F18];[.F18]-[.F5] )" office:value-type="percentage" office:value="-0.0104" calcext:value-type="percentage">
            <text:p>-1,04 %</text:p>
          </table:table-cell>
          <table:table-cell table:style-name="ce63" table:formula="of:=IF(OR([.G18]=&quot;X&quot;;[.G18]=&quot;NM&quot;;[.G18]=&quot;PM&quot;;);[.G18];[.G18]-[.G5] )" office:value-type="percentage" office:value="-0.0267" calcext:value-type="percentage">
            <text:p>-2,67 %</text:p>
          </table:table-cell>
          <table:table-cell table:style-name="ce63" table:formula="of:=IF(OR([.H18]=&quot;X&quot;;[.H18]=&quot;NM&quot;;[.H18]=&quot;PM&quot;;);[.H18];[.H18]-[.H5] )" office:value-type="percentage" office:value="-0.0209" calcext:value-type="percentage">
            <text:p>-2,09 %</text:p>
          </table:table-cell>
          <table:table-cell table:style-name="ce63" table:formula="of:=IF(OR([.I18]=&quot;X&quot;;[.I18]=&quot;NM&quot;;[.I18]=&quot;PM&quot;;);[.I18];[.I18]-[.I5] )" office:value-type="percentage" office:value="-0.00980000000000001" calcext:value-type="percentage">
            <text:p>-0,98 %</text:p>
          </table:table-cell>
          <table:table-cell table:style-name="ce63" table:formula="of:=IF(OR([.J18]=&quot;X&quot;;[.J18]=&quot;NM&quot;;[.J18]=&quot;PM&quot;;);[.J18];[.J18]-[.J5] )" office:value-type="percentage" office:value="0.1275" calcext:value-type="percentage">
            <text:p>12,75 %</text:p>
          </table:table-cell>
          <table:table-cell table:style-name="ce63" table:formula="of:=IF(OR([.K18]=&quot;X&quot;;[.K18]=&quot;NM&quot;;[.K18]=&quot;PM&quot;;);[.K18];[.K18]-[.K5] )" office:value-type="percentage" office:value="-0.0104" calcext:value-type="percentage">
            <text:p>-1,04 %</text:p>
          </table:table-cell>
          <table:table-cell table:style-name="ce63" table:formula="of:=IF(OR([.L18]=&quot;X&quot;;[.L18]=&quot;NM&quot;;[.L18]=&quot;PM&quot;;);[.L18];[.L18]-[.L5] )" office:value-type="percentage" office:value="-0.007" calcext:value-type="percentage">
            <text:p>-0,70 %</text:p>
          </table:table-cell>
          <table:table-cell table:style-name="ce63" table:formula="of:=IF(OR([.M18]=&quot;X&quot;;[.M18]=&quot;NM&quot;;[.M18]=&quot;PM&quot;;);[.M18];[.M18]-[.M5] )" office:value-type="percentage" office:value="-0.0119" calcext:value-type="percentage">
            <text:p>-1,1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0" office:value-type="percentage" office:value="0.0652" calcext:value-type="percentage">
            <text:p>6,52 %</text:p>
          </table:table-cell>
          <table:table-cell table:style-name="ce50" office:value-type="percentage" office:value="0.0663" calcext:value-type="percentage">
            <text:p>6,63 %</text:p>
          </table:table-cell>
          <table:table-cell table:style-name="ce50" office:value-type="percentage" office:value="0.0732" calcext:value-type="percentage">
            <text:p>7,32 %</text:p>
          </table:table-cell>
          <table:table-cell table:style-name="ce50" office:value-type="percentage" office:value="0.0708" calcext:value-type="percentage">
            <text:p>7,08 %</text:p>
          </table:table-cell>
          <table:table-cell table:style-name="ce50" office:value-type="percentage" office:value="0.0552" calcext:value-type="percentage">
            <text:p>5,52 %</text:p>
          </table:table-cell>
          <table:table-cell table:style-name="ce50" office:value-type="percentage" office:value="0.0585" calcext:value-type="percentage">
            <text:p>5,85 %</text:p>
          </table:table-cell>
          <table:table-cell table:style-name="ce50" office:value-type="percentage" office:value="0.0718" calcext:value-type="percentage">
            <text:p>7,18 %</text:p>
          </table:table-cell>
          <table:table-cell table:style-name="ce50" office:value-type="percentage" office:value="0.0654" calcext:value-type="percentage">
            <text:p>6,54 %</text:p>
          </table:table-cell>
          <table:table-cell table:style-name="ce50" office:value-type="percentage" office:value="0.0881" calcext:value-type="percentage">
            <text:p>8,81 %</text:p>
          </table:table-cell>
          <table:table-cell table:style-name="ce50" office:value-type="percentage" office:value="0.2859" calcext:value-type="percentage">
            <text:p>28,59 %</text:p>
          </table:table-cell>
          <table:table-cell table:style-name="ce50" office:value-type="percentage" office:value="0.0997" calcext:value-type="percentage">
            <text:p>9,97 %</text:p>
          </table:table-cell>
          <table:table-cell table:style-name="ce44"/>
          <table:table-cell table:style-name="ce61" office:value-type="string" calcext:value-type="string">
            <text:p>Dustin</text:p>
          </table:table-cell>
          <table:table-cell table:style-name="ce63" table:formula="of:=IF(OR([.C19]=&quot;X&quot;;[.C19]=&quot;NM&quot;;[.C19]=&quot;PM&quot;;);[.C19];[.C19]-[.C6] )" office:value-type="percentage" office:value="0.00779999999999999" calcext:value-type="percentage">
            <text:p>0,78 %</text:p>
          </table:table-cell>
          <table:table-cell table:style-name="ce63" table:formula="of:=IF(OR([.D19]=&quot;X&quot;;[.D19]=&quot;NM&quot;;[.D19]=&quot;PM&quot;;);[.D19];[.D19]-[.D6] )" office:value-type="percentage" office:value="0.0074" calcext:value-type="percentage">
            <text:p>0,74 %</text:p>
          </table:table-cell>
          <table:table-cell table:style-name="ce63" table:formula="of:=IF(OR([.E19]=&quot;X&quot;;[.E19]=&quot;NM&quot;;[.E19]=&quot;PM&quot;;);[.E19];[.E19]-[.E6] )" office:value-type="percentage" office:value="0.0138" calcext:value-type="percentage">
            <text:p>1,38 %</text:p>
          </table:table-cell>
          <table:table-cell table:style-name="ce63" table:formula="of:=IF(OR([.F19]=&quot;X&quot;;[.F19]=&quot;NM&quot;;[.F19]=&quot;PM&quot;;);[.F19];[.F19]-[.F6] )" office:value-type="percentage" office:value="0.0067" calcext:value-type="percentage">
            <text:p>0,67 %</text:p>
          </table:table-cell>
          <table:table-cell table:style-name="ce63" table:formula="of:=IF(OR([.G19]=&quot;X&quot;;[.G19]=&quot;NM&quot;;[.G19]=&quot;PM&quot;;);[.G19];[.G19]-[.G6] )" office:value-type="percentage" office:value="-0.0038" calcext:value-type="percentage">
            <text:p>-0,38 %</text:p>
          </table:table-cell>
          <table:table-cell table:style-name="ce63" table:formula="of:=IF(OR([.H19]=&quot;X&quot;;[.H19]=&quot;NM&quot;;[.H19]=&quot;PM&quot;;);[.H19];[.H19]-[.H6] )" office:value-type="percentage" office:value="-0.004" calcext:value-type="percentage">
            <text:p>-0,40 %</text:p>
          </table:table-cell>
          <table:table-cell table:style-name="ce63" table:formula="of:=IF(OR([.I19]=&quot;X&quot;;[.I19]=&quot;NM&quot;;[.I19]=&quot;PM&quot;;);[.I19];[.I19]-[.I6] )" office:value-type="percentage" office:value="0.0088" calcext:value-type="percentage">
            <text:p>0,88 %</text:p>
          </table:table-cell>
          <table:table-cell table:style-name="ce63" table:formula="of:=IF(OR([.J19]=&quot;X&quot;;[.J19]=&quot;NM&quot;;[.J19]=&quot;PM&quot;;);[.J19];[.J19]-[.J6] )" office:value-type="percentage" office:value="-0.000300000000000009" calcext:value-type="percentage">
            <text:p>-0,03 %</text:p>
          </table:table-cell>
          <table:table-cell table:style-name="ce63" table:formula="of:=IF(OR([.K19]=&quot;X&quot;;[.K19]=&quot;NM&quot;;[.K19]=&quot;PM&quot;;);[.K19];[.K19]-[.K6] )" office:value-type="percentage" office:value="0.00940000000000001" calcext:value-type="percentage">
            <text:p>0,94 %</text:p>
          </table:table-cell>
          <table:table-cell table:style-name="ce63" table:formula="of:=IF(OR([.L19]=&quot;X&quot;;[.L19]=&quot;NM&quot;;[.L19]=&quot;PM&quot;;);[.L19];[.L19]-[.L6] )" office:value-type="percentage" office:value="-0.0516" calcext:value-type="percentage">
            <text:p>-5,16 %</text:p>
          </table:table-cell>
          <table:table-cell table:style-name="ce63" table:formula="of:=IF(OR([.M19]=&quot;X&quot;;[.M19]=&quot;NM&quot;;[.M19]=&quot;PM&quot;;);[.M19];[.M19]-[.M6] )" office:value-type="percentage" office:value="0.0058" calcext:value-type="percentage">
            <text:p>0,58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0" office:value-type="percentage" office:value="0.0681" calcext:value-type="percentage">
            <text:p>6,81 %</text:p>
          </table:table-cell>
          <table:table-cell table:style-name="ce50" office:value-type="percentage" office:value="0.2486" calcext:value-type="percentage">
            <text:p>24,86 %</text:p>
          </table:table-cell>
          <table:table-cell table:style-name="ce50" office:value-type="percentage" office:value="0.0696" calcext:value-type="percentage">
            <text:p>6,96 %</text:p>
          </table:table-cell>
          <table:table-cell table:style-name="ce50" office:value-type="percentage" office:value="0.0734" calcext:value-type="percentage">
            <text:p>7,34 %</text:p>
          </table:table-cell>
          <table:table-cell table:style-name="ce50" office:value-type="percentage" office:value="0.0568" calcext:value-type="percentage">
            <text:p>5,68 %</text:p>
          </table:table-cell>
          <table:table-cell table:style-name="ce50" office:value-type="percentage" office:value="0.0601" calcext:value-type="percentage">
            <text:p>6,01 %</text:p>
          </table:table-cell>
          <table:table-cell table:style-name="ce50" office:value-type="percentage" office:value="0.076" calcext:value-type="percentage">
            <text:p>7,60 %</text:p>
          </table:table-cell>
          <table:table-cell table:style-name="ce50" office:value-type="percentage" office:value="0.0672" calcext:value-type="percentage">
            <text:p>6,72 %</text:p>
          </table:table-cell>
          <table:table-cell table:style-name="ce50" office:value-type="percentage" office:value="0.0901" calcext:value-type="percentage">
            <text:p>9,01 %</text:p>
          </table:table-cell>
          <table:table-cell table:style-name="ce50" office:value-type="percentage" office:value="0.0877" calcext:value-type="percentage">
            <text:p>8,77 %</text:p>
          </table:table-cell>
          <table:table-cell table:style-name="ce50" office:value-type="percentage" office:value="0.1023" calcext:value-type="percentage">
            <text:p>10,23 %</text:p>
          </table:table-cell>
          <table:table-cell table:style-name="ce44"/>
          <table:table-cell table:style-name="ce61" office:value-type="string" calcext:value-type="string">
            <text:p>Jordi</text:p>
          </table:table-cell>
          <table:table-cell table:style-name="ce63" table:formula="of:=IF(OR([.C20]=&quot;X&quot;;[.C20]=&quot;NM&quot;;[.C20]=&quot;PM&quot;;);[.C20];[.C20]-[.C7] )" office:value-type="percentage" office:value="0.00730000000000001" calcext:value-type="percentage">
            <text:p>0,73 %</text:p>
          </table:table-cell>
          <table:table-cell table:style-name="ce63" table:formula="of:=IF(OR([.D20]=&quot;X&quot;;[.D20]=&quot;NM&quot;;[.D20]=&quot;PM&quot;;);[.D20];[.D20]-[.D7] )" office:value-type="percentage" office:value="-0.0464" calcext:value-type="percentage">
            <text:p>-4,64 %</text:p>
          </table:table-cell>
          <table:table-cell table:style-name="ce63" table:formula="of:=IF(OR([.E20]=&quot;X&quot;;[.E20]=&quot;NM&quot;;[.E20]=&quot;PM&quot;;);[.E20];[.E20]-[.E7] )" office:value-type="percentage" office:value="0.00679999999999999" calcext:value-type="percentage">
            <text:p>0,68 %</text:p>
          </table:table-cell>
          <table:table-cell table:style-name="ce63" table:formula="of:=IF(OR([.F20]=&quot;X&quot;;[.F20]=&quot;NM&quot;;[.F20]=&quot;PM&quot;;);[.F20];[.F20]-[.F7] )" office:value-type="percentage" office:value="0.00559999999999999" calcext:value-type="percentage">
            <text:p>0,56 %</text:p>
          </table:table-cell>
          <table:table-cell table:style-name="ce63" table:formula="of:=IF(OR([.G20]=&quot;X&quot;;[.G20]=&quot;NM&quot;;[.G20]=&quot;PM&quot;;);[.G20];[.G20]-[.G7] )" office:value-type="percentage" office:value="-0.0055" calcext:value-type="percentage">
            <text:p>-0,55 %</text:p>
          </table:table-cell>
          <table:table-cell table:style-name="ce63" table:formula="of:=IF(OR([.H20]=&quot;X&quot;;[.H20]=&quot;NM&quot;;[.H20]=&quot;PM&quot;;);[.H20];[.H20]-[.H7] )" office:value-type="percentage" office:value="-0.0058" calcext:value-type="percentage">
            <text:p>-0,58 %</text:p>
          </table:table-cell>
          <table:table-cell table:style-name="ce63" table:formula="of:=IF(OR([.I20]=&quot;X&quot;;[.I20]=&quot;NM&quot;;[.I20]=&quot;PM&quot;;);[.I20];[.I20]-[.I7] )" office:value-type="percentage" office:value="0.0095" calcext:value-type="percentage">
            <text:p>0,95 %</text:p>
          </table:table-cell>
          <table:table-cell table:style-name="ce63" table:formula="of:=IF(OR([.J20]=&quot;X&quot;;[.J20]=&quot;NM&quot;;[.J20]=&quot;PM&quot;;);[.J20];[.J20]-[.J7] )" office:value-type="percentage" office:value="-0.002" calcext:value-type="percentage">
            <text:p>-0,20 %</text:p>
          </table:table-cell>
          <table:table-cell table:style-name="ce63" table:formula="of:=IF(OR([.K20]=&quot;X&quot;;[.K20]=&quot;NM&quot;;[.K20]=&quot;PM&quot;;);[.K20];[.K20]-[.K7] )" office:value-type="percentage" office:value="0.0076" calcext:value-type="percentage">
            <text:p>0,76 %</text:p>
          </table:table-cell>
          <table:table-cell table:style-name="ce63" table:formula="of:=IF(OR([.L20]=&quot;X&quot;;[.L20]=&quot;NM&quot;;[.L20]=&quot;PM&quot;;);[.L20];[.L20]-[.L7] )" office:value-type="percentage" office:value="0.0182" calcext:value-type="percentage">
            <text:p>1,82 %</text:p>
          </table:table-cell>
          <table:table-cell table:style-name="ce63" table:formula="of:=IF(OR([.M20]=&quot;X&quot;;[.M20]=&quot;NM&quot;;[.M20]=&quot;PM&quot;;);[.M20];[.M20]-[.M7] )" office:value-type="percentage" office:value="0.00459999999999999" calcext:value-type="percentage">
            <text:p>0,4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0" office:value-type="percentage" office:value="0.0694" calcext:value-type="percentage">
            <text:p>6,94 %</text:p>
          </table:table-cell>
          <table:table-cell table:style-name="ce50" office:value-type="percentage" office:value="0.0793" calcext:value-type="percentage">
            <text:p>7,93 %</text:p>
          </table:table-cell>
          <table:table-cell table:style-name="ce50" office:value-type="percentage" office:value="0.0718" calcext:value-type="percentage">
            <text:p>7,18 %</text:p>
          </table:table-cell>
          <table:table-cell table:style-name="ce50" office:value-type="percentage" office:value="0.3052" calcext:value-type="percentage">
            <text:p>30,52 %</text:p>
          </table:table-cell>
          <table:table-cell table:style-name="ce50" office:value-type="percentage" office:value="0.057" calcext:value-type="percentage">
            <text:p>5,70 %</text:p>
          </table:table-cell>
          <table:table-cell table:style-name="ce50" office:value-type="percentage" office:value="0.0615" calcext:value-type="percentage">
            <text:p>6,15 %</text:p>
          </table:table-cell>
          <table:table-cell table:style-name="ce50" office:value-type="percentage" office:value="0.0766" calcext:value-type="percentage">
            <text:p>7,66 %</text:p>
          </table:table-cell>
          <table:table-cell table:style-name="ce59" office:value-type="string" calcext:value-type="string">
            <text:p>NM</text:p>
          </table:table-cell>
          <table:table-cell table:style-name="ce50" office:value-type="percentage" office:value="0.0931" calcext:value-type="percentage">
            <text:p>9,31 %</text:p>
          </table:table-cell>
          <table:table-cell table:style-name="ce50" office:value-type="percentage" office:value="0.0798" calcext:value-type="percentage">
            <text:p>7,98 %</text:p>
          </table:table-cell>
          <table:table-cell table:style-name="ce50" office:value-type="percentage" office:value="0.1063" calcext:value-type="percentage">
            <text:p>10,63 %</text:p>
          </table:table-cell>
          <table:table-cell table:style-name="ce44"/>
          <table:table-cell table:style-name="ce61" office:value-type="string" calcext:value-type="string">
            <text:p>Leon</text:p>
          </table:table-cell>
          <table:table-cell table:style-name="ce63" table:formula="of:=IF(OR([.C21]=&quot;X&quot;;[.C21]=&quot;NM&quot;;[.C21]=&quot;PM&quot;;);[.C21];[.C21]-[.C8] )" office:value-type="percentage" office:value="0.0114" calcext:value-type="percentage">
            <text:p>1,14 %</text:p>
          </table:table-cell>
          <table:table-cell table:style-name="ce63" table:formula="of:=IF(OR([.D21]=&quot;X&quot;;[.D21]=&quot;NM&quot;;[.D21]=&quot;PM&quot;;);[.D21];[.D21]-[.D8] )" office:value-type="percentage" office:value="0.0199" calcext:value-type="percentage">
            <text:p>1,99 %</text:p>
          </table:table-cell>
          <table:table-cell table:style-name="ce63" table:formula="of:=IF(OR([.E21]=&quot;X&quot;;[.E21]=&quot;NM&quot;;[.E21]=&quot;PM&quot;;);[.E21];[.E21]-[.E8] )" office:value-type="percentage" office:value="0.0118" calcext:value-type="percentage">
            <text:p>1,18 %</text:p>
          </table:table-cell>
          <table:table-cell table:style-name="ce63" table:formula="of:=IF(OR([.F21]=&quot;X&quot;;[.F21]=&quot;NM&quot;;[.F21]=&quot;PM&quot;;);[.F21];[.F21]-[.F8] )" office:value-type="percentage" office:value="-0.027" calcext:value-type="percentage">
            <text:p>-2,70 %</text:p>
          </table:table-cell>
          <table:table-cell table:style-name="ce63" table:formula="of:=IF(OR([.G21]=&quot;X&quot;;[.G21]=&quot;NM&quot;;[.G21]=&quot;PM&quot;;);[.G21];[.G21]-[.G8] )" office:value-type="percentage" office:value="-0.002" calcext:value-type="percentage">
            <text:p>-0,20 %</text:p>
          </table:table-cell>
          <table:table-cell table:style-name="ce63" table:formula="of:=IF(OR([.H21]=&quot;X&quot;;[.H21]=&quot;NM&quot;;[.H21]=&quot;PM&quot;;);[.H21];[.H21]-[.H8] )" office:value-type="percentage" office:value="-0.00139999999999999" calcext:value-type="percentage">
            <text:p>-0,14 %</text:p>
          </table:table-cell>
          <table:table-cell table:style-name="ce63" table:formula="of:=IF(OR([.I21]=&quot;X&quot;;[.I21]=&quot;NM&quot;;[.I21]=&quot;PM&quot;;);[.I21];[.I21]-[.I8] )" office:value-type="percentage" office:value="0.0132" calcext:value-type="percentage">
            <text:p>1,32 %</text:p>
          </table:table-cell>
          <table:table-cell table:style-name="ce64" table:formula="of:=IF(OR([.J21]=&quot;X&quot;;[.J21]=&quot;NM&quot;;[.J21]=&quot;PM&quot;;);[.J21];[.J21]-[.J8] )" office:value-type="string" office:string-value="NM" calcext:value-type="string">
            <text:p>NM</text:p>
          </table:table-cell>
          <table:table-cell table:style-name="ce63" table:formula="of:=IF(OR([.K21]=&quot;X&quot;;[.K21]=&quot;NM&quot;;[.K21]=&quot;PM&quot;;);[.K21];[.K21]-[.K8] )" office:value-type="percentage" office:value="0.0142" calcext:value-type="percentage">
            <text:p>1,42 %</text:p>
          </table:table-cell>
          <table:table-cell table:style-name="ce63" table:formula="of:=IF(OR([.L21]=&quot;X&quot;;[.L21]=&quot;NM&quot;;[.L21]=&quot;PM&quot;;);[.L21];[.L21]-[.L8] )" office:value-type="percentage" office:value="0.0135" calcext:value-type="percentage">
            <text:p>1,35 %</text:p>
          </table:table-cell>
          <table:table-cell table:style-name="ce63" table:formula="of:=IF(OR([.M21]=&quot;X&quot;;[.M21]=&quot;NM&quot;;[.M21]=&quot;PM&quot;;);[.M21];[.M21]-[.M8] )" office:value-type="percentage" office:value="0.0424" calcext:value-type="percentage">
            <text:p>4,24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0" office:value-type="percentage" office:value="0.067" calcext:value-type="percentage">
            <text:p>6,70 %</text:p>
          </table:table-cell>
          <table:table-cell table:style-name="ce50" office:value-type="percentage" office:value="0.0685" calcext:value-type="percentage">
            <text:p>6,85 %</text:p>
          </table:table-cell>
          <table:table-cell table:style-name="ce50" office:value-type="percentage" office:value="0.2562" calcext:value-type="percentage">
            <text:p>25,62 %</text:p>
          </table:table-cell>
          <table:table-cell table:style-name="ce50" office:value-type="percentage" office:value="0.0722" calcext:value-type="percentage">
            <text:p>7,22 %</text:p>
          </table:table-cell>
          <table:table-cell table:style-name="ce50" office:value-type="percentage" office:value="0.0566" calcext:value-type="percentage">
            <text:p>5,66 %</text:p>
          </table:table-cell>
          <table:table-cell table:style-name="ce50" office:value-type="percentage" office:value="0.06" calcext:value-type="percentage">
            <text:p>6,00 %</text:p>
          </table:table-cell>
          <table:table-cell table:style-name="ce50" office:value-type="percentage" office:value="0.0831" calcext:value-type="percentage">
            <text:p>8,31 %</text:p>
          </table:table-cell>
          <table:table-cell table:style-name="ce50" office:value-type="percentage" office:value="0.067" calcext:value-type="percentage">
            <text:p>6,70 %</text:p>
          </table:table-cell>
          <table:table-cell table:style-name="ce50" office:value-type="percentage" office:value="0.0895" calcext:value-type="percentage">
            <text:p>8,95 %</text:p>
          </table:table-cell>
          <table:table-cell table:style-name="ce50" office:value-type="percentage" office:value="0.0783" calcext:value-type="percentage">
            <text:p>7,83 %</text:p>
          </table:table-cell>
          <table:table-cell table:style-name="ce50" office:value-type="percentage" office:value="0.1018" calcext:value-type="percentage">
            <text:p>10,18 %</text:p>
          </table:table-cell>
          <table:table-cell table:style-name="ce44"/>
          <table:table-cell table:style-name="ce61" office:value-type="string" calcext:value-type="string">
            <text:p>Marius</text:p>
          </table:table-cell>
          <table:table-cell table:style-name="ce63" table:formula="of:=IF(OR([.C22]=&quot;X&quot;;[.C22]=&quot;NM&quot;;[.C22]=&quot;PM&quot;;);[.C22];[.C22]-[.C9] )" office:value-type="percentage" office:value="0.0066" calcext:value-type="percentage">
            <text:p>0,66 %</text:p>
          </table:table-cell>
          <table:table-cell table:style-name="ce63" table:formula="of:=IF(OR([.D22]=&quot;X&quot;;[.D22]=&quot;NM&quot;;[.D22]=&quot;PM&quot;;);[.D22];[.D22]-[.D9] )" office:value-type="percentage" office:value="0.00659999999999999" calcext:value-type="percentage">
            <text:p>0,66 %</text:p>
          </table:table-cell>
          <table:table-cell table:style-name="ce63" table:formula="of:=IF(OR([.E22]=&quot;X&quot;;[.E22]=&quot;NM&quot;;[.E22]=&quot;PM&quot;;);[.E22];[.E22]-[.E9] )" office:value-type="percentage" office:value="-0.0432" calcext:value-type="percentage">
            <text:p>-4,32 %</text:p>
          </table:table-cell>
          <table:table-cell table:style-name="ce63" table:formula="of:=IF(OR([.F22]=&quot;X&quot;;[.F22]=&quot;NM&quot;;[.F22]=&quot;PM&quot;;);[.F22];[.F22]-[.F9] )" office:value-type="percentage" office:value="0.0047" calcext:value-type="percentage">
            <text:p>0,47 %</text:p>
          </table:table-cell>
          <table:table-cell table:style-name="ce63" table:formula="of:=IF(OR([.G22]=&quot;X&quot;;[.G22]=&quot;NM&quot;;[.G22]=&quot;PM&quot;;);[.G22];[.G22]-[.G9] )" office:value-type="percentage" office:value="-0.0053" calcext:value-type="percentage">
            <text:p>-0,53 %</text:p>
          </table:table-cell>
          <table:table-cell table:style-name="ce63" table:formula="of:=IF(OR([.H22]=&quot;X&quot;;[.H22]=&quot;NM&quot;;[.H22]=&quot;PM&quot;;);[.H22];[.H22]-[.H9] )" office:value-type="percentage" office:value="-0.0055" calcext:value-type="percentage">
            <text:p>-0,55 %</text:p>
          </table:table-cell>
          <table:table-cell table:style-name="ce63" table:formula="of:=IF(OR([.I22]=&quot;X&quot;;[.I22]=&quot;NM&quot;;[.I22]=&quot;PM&quot;;);[.I22];[.I22]-[.I9] )" office:value-type="percentage" office:value="0.017" calcext:value-type="percentage">
            <text:p>1,70 %</text:p>
          </table:table-cell>
          <table:table-cell table:style-name="ce63" table:formula="of:=IF(OR([.J22]=&quot;X&quot;;[.J22]=&quot;NM&quot;;[.J22]=&quot;PM&quot;;);[.J22];[.J22]-[.J9] )" office:value-type="percentage" office:value="-0.0018" calcext:value-type="percentage">
            <text:p>-0,18 %</text:p>
          </table:table-cell>
          <table:table-cell table:style-name="ce63" table:formula="of:=IF(OR([.K22]=&quot;X&quot;;[.K22]=&quot;NM&quot;;[.K22]=&quot;PM&quot;;);[.K22];[.K22]-[.K9] )" office:value-type="percentage" office:value="0.00749999999999999" calcext:value-type="percentage">
            <text:p>0,75 %</text:p>
          </table:table-cell>
          <table:table-cell table:style-name="ce63" table:formula="of:=IF(OR([.L22]=&quot;X&quot;;[.L22]=&quot;NM&quot;;[.L22]=&quot;PM&quot;;);[.L22];[.L22]-[.L9] )" office:value-type="percentage" office:value="0.00919999999999999" calcext:value-type="percentage">
            <text:p>0,92 %</text:p>
          </table:table-cell>
          <table:table-cell table:style-name="ce63" table:formula="of:=IF(OR([.M22]=&quot;X&quot;;[.M22]=&quot;NM&quot;;[.M22]=&quot;PM&quot;;);[.M22];[.M22]-[.M9] )" office:value-type="percentage" office:value="0.00449999999999999" calcext:value-type="percentage">
            <text:p>0,45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0" office:value-type="percentage" office:value="0.051" calcext:value-type="percentage">
            <text:p>5,10 %</text:p>
          </table:table-cell>
          <table:table-cell table:style-name="ce50" office:value-type="percentage" office:value="0.0556" calcext:value-type="percentage">
            <text:p>5,56 %</text:p>
          </table:table-cell>
          <table:table-cell table:style-name="ce50" office:value-type="percentage" office:value="0.0568" calcext:value-type="percentage">
            <text:p>5,68 %</text:p>
          </table:table-cell>
          <table:table-cell table:style-name="ce50" office:value-type="percentage" office:value="0.059" calcext:value-type="percentage">
            <text:p>5,90 %</text:p>
          </table:table-cell>
          <table:table-cell table:style-name="ce50" office:value-type="percentage" office:value="0.04" calcext:value-type="percentage">
            <text:p>4,00 %</text:p>
          </table:table-cell>
          <table:table-cell table:style-name="ce50" office:value-type="percentage" office:value="0.4112" calcext:value-type="percentage">
            <text:p>41,12 %</text:p>
          </table:table-cell>
          <table:table-cell table:style-name="ce50" office:value-type="percentage" office:value="0.0602" calcext:value-type="percentage">
            <text:p>6,02 %</text:p>
          </table:table-cell>
          <table:table-cell table:style-name="ce50" office:value-type="percentage" office:value="0.0473" calcext:value-type="percentage">
            <text:p>4,73 %</text:p>
          </table:table-cell>
          <table:table-cell table:style-name="ce50" office:value-type="percentage" office:value="0.0713" calcext:value-type="percentage">
            <text:p>7,13 %</text:p>
          </table:table-cell>
          <table:table-cell table:style-name="ce50" office:value-type="percentage" office:value="0.063" calcext:value-type="percentage">
            <text:p>6,30 %</text:p>
          </table:table-cell>
          <table:table-cell table:style-name="ce50" office:value-type="percentage" office:value="0.0845" calcext:value-type="percentage">
            <text:p>8,45 %</text:p>
          </table:table-cell>
          <table:table-cell table:style-name="ce44"/>
          <table:table-cell table:style-name="ce61" office:value-type="string" calcext:value-type="string">
            <text:p>Max</text:p>
          </table:table-cell>
          <table:table-cell table:style-name="ce63" table:formula="of:=IF(OR([.C23]=&quot;X&quot;;[.C23]=&quot;NM&quot;;[.C23]=&quot;PM&quot;;);[.C23];[.C23]-[.C10] )" office:value-type="percentage" office:value="-0.00800000000000001" calcext:value-type="percentage">
            <text:p>-0,80 %</text:p>
          </table:table-cell>
          <table:table-cell table:style-name="ce63" table:formula="of:=IF(OR([.D23]=&quot;X&quot;;[.D23]=&quot;NM&quot;;[.D23]=&quot;PM&quot;;);[.D23];[.D23]-[.D10] )" office:value-type="percentage" office:value="-0.0049" calcext:value-type="percentage">
            <text:p>-0,49 %</text:p>
          </table:table-cell>
          <table:table-cell table:style-name="ce63" table:formula="of:=IF(OR([.E23]=&quot;X&quot;;[.E23]=&quot;NM&quot;;[.E23]=&quot;PM&quot;;);[.E23];[.E23]-[.E10] )" office:value-type="percentage" office:value="-0.00430000000000001" calcext:value-type="percentage">
            <text:p>-0,43 %</text:p>
          </table:table-cell>
          <table:table-cell table:style-name="ce63" table:formula="of:=IF(OR([.F23]=&quot;X&quot;;[.F23]=&quot;NM&quot;;[.F23]=&quot;PM&quot;;);[.F23];[.F23]-[.F10] )" office:value-type="percentage" office:value="-0.007" calcext:value-type="percentage">
            <text:p>-0,70 %</text:p>
          </table:table-cell>
          <table:table-cell table:style-name="ce63" table:formula="of:=IF(OR([.G23]=&quot;X&quot;;[.G23]=&quot;NM&quot;;[.G23]=&quot;PM&quot;;);[.G23];[.G23]-[.G10] )" office:value-type="percentage" office:value="-0.0206" calcext:value-type="percentage">
            <text:p>-2,06 %</text:p>
          </table:table-cell>
          <table:table-cell table:style-name="ce63" table:formula="of:=IF(OR([.H23]=&quot;X&quot;;[.H23]=&quot;NM&quot;;[.H23]=&quot;PM&quot;;);[.H23];[.H23]-[.H10] )" office:value-type="percentage" office:value="0.0948999999999999" calcext:value-type="percentage">
            <text:p>9,49 %</text:p>
          </table:table-cell>
          <table:table-cell table:style-name="ce63" table:formula="of:=IF(OR([.I23]=&quot;X&quot;;[.I23]=&quot;NM&quot;;[.I23]=&quot;PM&quot;;);[.I23];[.I23]-[.I10] )" office:value-type="percentage" office:value="-0.0046" calcext:value-type="percentage">
            <text:p>-0,46 %</text:p>
          </table:table-cell>
          <table:table-cell table:style-name="ce63" table:formula="of:=IF(OR([.J23]=&quot;X&quot;;[.J23]=&quot;NM&quot;;[.J23]=&quot;PM&quot;;);[.J23];[.J23]-[.J10] )" office:value-type="percentage" office:value="-0.0201" calcext:value-type="percentage">
            <text:p>-2,01 %</text:p>
          </table:table-cell>
          <table:table-cell table:style-name="ce63" table:formula="of:=IF(OR([.K23]=&quot;X&quot;;[.K23]=&quot;NM&quot;;[.K23]=&quot;PM&quot;;);[.K23];[.K23]-[.K10] )" office:value-type="percentage" office:value="-0.0093" calcext:value-type="percentage">
            <text:p>-0,93 %</text:p>
          </table:table-cell>
          <table:table-cell table:style-name="ce63" table:formula="of:=IF(OR([.L23]=&quot;X&quot;;[.L23]=&quot;NM&quot;;[.L23]=&quot;PM&quot;;);[.L23];[.L23]-[.L10] )" office:value-type="percentage" office:value="-0.0048" calcext:value-type="percentage">
            <text:p>-0,48 %</text:p>
          </table:table-cell>
          <table:table-cell table:style-name="ce63" table:formula="of:=IF(OR([.M23]=&quot;X&quot;;[.M23]=&quot;NM&quot;;[.M23]=&quot;PM&quot;;);[.M23];[.M23]-[.M10] )" office:value-type="percentage" office:value="-0.0113" calcext:value-type="percentage">
            <text:p>-1,13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0" office:value-type="percentage" office:value="0.0537" calcext:value-type="percentage">
            <text:p>5,37 %</text:p>
          </table:table-cell>
          <table:table-cell table:style-name="ce50" office:value-type="percentage" office:value="0.0587" calcext:value-type="percentage">
            <text:p>5,87 %</text:p>
          </table:table-cell>
          <table:table-cell table:style-name="ce50" office:value-type="percentage" office:value="0.0599" calcext:value-type="percentage">
            <text:p>5,99 %</text:p>
          </table:table-cell>
          <table:table-cell table:style-name="ce57" office:value-type="string" calcext:value-type="string">
            <text:p>NM</text:p>
          </table:table-cell>
          <table:table-cell table:style-name="ce50" office:value-type="percentage" office:value="0.4394" calcext:value-type="percentage">
            <text:p>43,94 %</text:p>
          </table:table-cell>
          <table:table-cell table:style-name="ce50" office:value-type="percentage" office:value="0.0448" calcext:value-type="percentage">
            <text:p>4,48 %</text:p>
          </table:table-cell>
          <table:table-cell table:style-name="ce50" office:value-type="percentage" office:value="0.0633" calcext:value-type="percentage">
            <text:p>6,33 %</text:p>
          </table:table-cell>
          <table:table-cell table:style-name="ce50" office:value-type="percentage" office:value="0.0486" calcext:value-type="percentage">
            <text:p>4,86 %</text:p>
          </table:table-cell>
          <table:table-cell table:style-name="ce50" office:value-type="percentage" office:value="0.0755" calcext:value-type="percentage">
            <text:p>7,55 %</text:p>
          </table:table-cell>
          <table:table-cell table:style-name="ce50" office:value-type="percentage" office:value="0.0663" calcext:value-type="percentage">
            <text:p>6,63 %</text:p>
          </table:table-cell>
          <table:table-cell table:style-name="ce50" office:value-type="percentage" office:value="0.0898" calcext:value-type="percentage">
            <text:p>8,98 %</text:p>
          </table:table-cell>
          <table:table-cell table:style-name="ce44"/>
          <table:table-cell table:style-name="ce61" office:value-type="string" calcext:value-type="string">
            <text:p>Mike</text:p>
          </table:table-cell>
          <table:table-cell table:style-name="ce63" table:formula="of:=IF(OR([.C24]=&quot;X&quot;;[.C24]=&quot;NM&quot;;[.C24]=&quot;PM&quot;;);[.C24];[.C24]-[.C11] )" office:value-type="percentage" office:value="-0.00950000000000001" calcext:value-type="percentage">
            <text:p>-0,95 %</text:p>
          </table:table-cell>
          <table:table-cell table:style-name="ce63" table:formula="of:=IF(OR([.D24]=&quot;X&quot;;[.D24]=&quot;NM&quot;;[.D24]=&quot;PM&quot;;);[.D24];[.D24]-[.D11] )" office:value-type="percentage" office:value="-0.00600000000000001" calcext:value-type="percentage">
            <text:p>-0,60 %</text:p>
          </table:table-cell>
          <table:table-cell table:style-name="ce63" table:formula="of:=IF(OR([.E24]=&quot;X&quot;;[.E24]=&quot;NM&quot;;[.E24]=&quot;PM&quot;;);[.E24];[.E24]-[.E11] )" office:value-type="percentage" office:value="-0.0054" calcext:value-type="percentage">
            <text:p>-0,54 %</text:p>
          </table:table-cell>
          <table:table-cell table:style-name="ce64" table:formula="of:=IF(OR([.F24]=&quot;X&quot;;[.F24]=&quot;NM&quot;;[.F24]=&quot;PM&quot;;);[.F24];[.F24]-[.F11] )" office:value-type="string" office:string-value="NM" calcext:value-type="string">
            <text:p>NM</text:p>
          </table:table-cell>
          <table:table-cell table:style-name="ce63" table:formula="of:=IF(OR([.G24]=&quot;X&quot;;[.G24]=&quot;NM&quot;;[.G24]=&quot;PM&quot;;);[.G24];[.G24]-[.G11] )" office:value-type="percentage" office:value="0.104" calcext:value-type="percentage">
            <text:p>10,40 %</text:p>
          </table:table-cell>
          <table:table-cell table:style-name="ce63" table:formula="of:=IF(OR([.H24]=&quot;X&quot;;[.H24]=&quot;NM&quot;;[.H24]=&quot;PM&quot;;);[.H24];[.H24]-[.H11] )" office:value-type="percentage" office:value="-0.0237" calcext:value-type="percentage">
            <text:p>-2,37 %</text:p>
          </table:table-cell>
          <table:table-cell table:style-name="ce63" table:formula="of:=IF(OR([.I24]=&quot;X&quot;;[.I24]=&quot;NM&quot;;[.I24]=&quot;PM&quot;;);[.I24];[.I24]-[.I11] )" office:value-type="percentage" office:value="-0.00580000000000001" calcext:value-type="percentage">
            <text:p>-0,58 %</text:p>
          </table:table-cell>
          <table:table-cell table:style-name="ce63" table:formula="of:=IF(OR([.J24]=&quot;X&quot;;[.J24]=&quot;NM&quot;;[.J24]=&quot;PM&quot;;);[.J24];[.J24]-[.J11] )" office:value-type="percentage" office:value="-0.0233" calcext:value-type="percentage">
            <text:p>-2,33 %</text:p>
          </table:table-cell>
          <table:table-cell table:style-name="ce63" table:formula="of:=IF(OR([.K24]=&quot;X&quot;;[.K24]=&quot;NM&quot;;[.K24]=&quot;PM&quot;;);[.K24];[.K24]-[.K11] )" office:value-type="percentage" office:value="-0.0109" calcext:value-type="percentage">
            <text:p>-1,09 %</text:p>
          </table:table-cell>
          <table:table-cell table:style-name="ce63" table:formula="of:=IF(OR([.L24]=&quot;X&quot;;[.L24]=&quot;NM&quot;;[.L24]=&quot;PM&quot;;);[.L24];[.L24]-[.L11] )" office:value-type="percentage" office:value="-0.00600000000000001" calcext:value-type="percentage">
            <text:p>-0,60 %</text:p>
          </table:table-cell>
          <table:table-cell table:style-name="ce63" table:formula="of:=IF(OR([.M24]=&quot;X&quot;;[.M24]=&quot;NM&quot;;[.M24]=&quot;PM&quot;;);[.M24];[.M24]-[.M11] )" office:value-type="percentage" office:value="-0.0133" calcext:value-type="percentage">
            <text:p>-1,33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0" office:value-type="percentage" office:value="0.0665" calcext:value-type="percentage">
            <text:p>6,65 %</text:p>
          </table:table-cell>
          <table:table-cell table:style-name="ce50" office:value-type="percentage" office:value="0.0667" calcext:value-type="percentage">
            <text:p>6,67 %</text:p>
          </table:table-cell>
          <table:table-cell table:style-name="ce50" office:value-type="percentage" office:value="0.0686" calcext:value-type="percentage">
            <text:p>6,86 %</text:p>
          </table:table-cell>
          <table:table-cell table:style-name="ce50" office:value-type="percentage" office:value="0.0789" calcext:value-type="percentage">
            <text:p>7,89 %</text:p>
          </table:table-cell>
          <table:table-cell table:style-name="ce50" office:value-type="percentage" office:value="0.0558" calcext:value-type="percentage">
            <text:p>5,58 %</text:p>
          </table:table-cell>
          <table:table-cell table:style-name="ce50" office:value-type="percentage" office:value="0.059" calcext:value-type="percentage">
            <text:p>5,90 %</text:p>
          </table:table-cell>
          <table:table-cell table:style-name="ce50" office:value-type="percentage" office:value="0.2715" calcext:value-type="percentage">
            <text:p>27,15 %</text:p>
          </table:table-cell>
          <table:table-cell table:style-name="ce50" office:value-type="percentage" office:value="0.0658" calcext:value-type="percentage">
            <text:p>6,58 %</text:p>
          </table:table-cell>
          <table:table-cell table:style-name="ce50" office:value-type="percentage" office:value="0.0889" calcext:value-type="percentage">
            <text:p>8,89 %</text:p>
          </table:table-cell>
          <table:table-cell table:style-name="ce50" office:value-type="percentage" office:value="0.0778" calcext:value-type="percentage">
            <text:p>7,78 %</text:p>
          </table:table-cell>
          <table:table-cell table:style-name="ce50" office:value-type="percentage" office:value="0.1006" calcext:value-type="percentage">
            <text:p>10,06 %</text:p>
          </table:table-cell>
          <table:table-cell table:style-name="ce44"/>
          <table:table-cell table:style-name="ce61" office:value-type="string" calcext:value-type="string">
            <text:p>Tim</text:p>
          </table:table-cell>
          <table:table-cell table:style-name="ce63" table:formula="of:=IF(OR([.C25]=&quot;X&quot;;[.C25]=&quot;NM&quot;;[.C25]=&quot;PM&quot;;);[.C25];[.C25]-[.C12] )" office:value-type="percentage" office:value="0.0079" calcext:value-type="percentage">
            <text:p>0,79 %</text:p>
          </table:table-cell>
          <table:table-cell table:style-name="ce63" table:formula="of:=IF(OR([.D25]=&quot;X&quot;;[.D25]=&quot;NM&quot;;[.D25]=&quot;PM&quot;;);[.D25];[.D25]-[.D12] )" office:value-type="percentage" office:value="0.00649999999999999" calcext:value-type="percentage">
            <text:p>0,65 %</text:p>
          </table:table-cell>
          <table:table-cell table:style-name="ce63" table:formula="of:=IF(OR([.E25]=&quot;X&quot;;[.E25]=&quot;NM&quot;;[.E25]=&quot;PM&quot;;);[.E25];[.E25]-[.E12] )" office:value-type="percentage" office:value="0.0079" calcext:value-type="percentage">
            <text:p>0,79 %</text:p>
          </table:table-cell>
          <table:table-cell table:style-name="ce63" table:formula="of:=IF(OR([.F25]=&quot;X&quot;;[.F25]=&quot;NM&quot;;[.F25]=&quot;PM&quot;;);[.F25];[.F25]-[.F12] )" office:value-type="percentage" office:value="0.0134" calcext:value-type="percentage">
            <text:p>1,34 %</text:p>
          </table:table-cell>
          <table:table-cell table:style-name="ce63" table:formula="of:=IF(OR([.G25]=&quot;X&quot;;[.G25]=&quot;NM&quot;;[.G25]=&quot;PM&quot;;);[.G25];[.G25]-[.G12] )" office:value-type="percentage" office:value="-0.0045" calcext:value-type="percentage">
            <text:p>-0,45 %</text:p>
          </table:table-cell>
          <table:table-cell table:style-name="ce63" table:formula="of:=IF(OR([.H25]=&quot;X&quot;;[.H25]=&quot;NM&quot;;[.H25]=&quot;PM&quot;;);[.H25];[.H25]-[.H12] )" office:value-type="percentage" office:value="-0.00480000000000001" calcext:value-type="percentage">
            <text:p>-0,48 %</text:p>
          </table:table-cell>
          <table:table-cell table:style-name="ce63" table:formula="of:=IF(OR([.I25]=&quot;X&quot;;[.I25]=&quot;NM&quot;;[.I25]=&quot;PM&quot;;);[.I25];[.I25]-[.I12] )" office:value-type="percentage" office:value="-0.0494000000000001" calcext:value-type="percentage">
            <text:p>-4,94 %</text:p>
          </table:table-cell>
          <table:table-cell table:style-name="ce63" table:formula="of:=IF(OR([.J25]=&quot;X&quot;;[.J25]=&quot;NM&quot;;[.J25]=&quot;PM&quot;;);[.J25];[.J25]-[.J12] )" office:value-type="percentage" office:value="-0.00120000000000001" calcext:value-type="percentage">
            <text:p>-0,12 %</text:p>
          </table:table-cell>
          <table:table-cell table:style-name="ce63" table:formula="of:=IF(OR([.K25]=&quot;X&quot;;[.K25]=&quot;NM&quot;;[.K25]=&quot;PM&quot;;);[.K25];[.K25]-[.K12] )" office:value-type="percentage" office:value="0.0088" calcext:value-type="percentage">
            <text:p>0,88 %</text:p>
          </table:table-cell>
          <table:table-cell table:style-name="ce63" table:formula="of:=IF(OR([.L25]=&quot;X&quot;;[.L25]=&quot;NM&quot;;[.L25]=&quot;PM&quot;;);[.L25];[.L25]-[.L12] )" office:value-type="percentage" office:value="0.0104" calcext:value-type="percentage">
            <text:p>1,04 %</text:p>
          </table:table-cell>
          <table:table-cell table:style-name="ce63" table:formula="of:=IF(OR([.M25]=&quot;X&quot;;[.M25]=&quot;NM&quot;;[.M25]=&quot;PM&quot;;);[.M25];[.M25]-[.M12] )" office:value-type="percentage" office:value="0.00520000000000001" calcext:value-type="percentage">
            <text:p>0,52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0" office:value-type="percentage" office:value="0.2226" calcext:value-type="percentage">
            <text:p>22,26 %</text:p>
          </table:table-cell>
          <table:table-cell table:style-name="ce50" office:value-type="percentage" office:value="0.0718" calcext:value-type="percentage">
            <text:p>7,18 %</text:p>
          </table:table-cell>
          <table:table-cell table:style-name="ce50" office:value-type="percentage" office:value="0.0731" calcext:value-type="percentage">
            <text:p>7,31 %</text:p>
          </table:table-cell>
          <table:table-cell table:style-name="ce50" office:value-type="percentage" office:value="0.0768" calcext:value-type="percentage">
            <text:p>7,68 %</text:p>
          </table:table-cell>
          <table:table-cell table:style-name="ce50" office:value-type="percentage" office:value="0.0574" calcext:value-type="percentage">
            <text:p>5,74 %</text:p>
          </table:table-cell>
          <table:table-cell table:style-name="ce50" office:value-type="percentage" office:value="0.061" calcext:value-type="percentage">
            <text:p>6,10 %</text:p>
          </table:table-cell>
          <table:table-cell table:style-name="ce50" office:value-type="percentage" office:value="0.0773" calcext:value-type="percentage">
            <text:p>7,73 %</text:p>
          </table:table-cell>
          <table:table-cell table:style-name="ce50" office:value-type="percentage" office:value="0.0682" calcext:value-type="percentage">
            <text:p>6,82 %</text:p>
          </table:table-cell>
          <table:table-cell table:style-name="ce50" office:value-type="percentage" office:value="0.1075" calcext:value-type="percentage">
            <text:p>10,75 %</text:p>
          </table:table-cell>
          <table:table-cell table:style-name="ce50" office:value-type="percentage" office:value="0.0813" calcext:value-type="percentage">
            <text:p>8,13 %</text:p>
          </table:table-cell>
          <table:table-cell table:style-name="ce50" office:value-type="percentage" office:value="0.103" calcext:value-type="percentage">
            <text:p>10,30 %</text:p>
          </table:table-cell>
          <table:table-cell table:style-name="ce44"/>
          <table:table-cell table:style-name="ce61" office:value-type="string" calcext:value-type="string">
            <text:p>William</text:p>
          </table:table-cell>
          <table:table-cell table:style-name="ce63" table:formula="of:=IF(OR([.C26]=&quot;X&quot;;[.C26]=&quot;NM&quot;;[.C26]=&quot;PM&quot;;);[.C26];[.C26]-[.C13] )" office:value-type="percentage" office:value="-0.0654" calcext:value-type="percentage">
            <text:p>-6,54 %</text:p>
          </table:table-cell>
          <table:table-cell table:style-name="ce63" table:formula="of:=IF(OR([.D26]=&quot;X&quot;;[.D26]=&quot;NM&quot;;[.D26]=&quot;PM&quot;;);[.D26];[.D26]-[.D13] )" office:value-type="percentage" office:value="0.009" calcext:value-type="percentage">
            <text:p>0,90 %</text:p>
          </table:table-cell>
          <table:table-cell table:style-name="ce63" table:formula="of:=IF(OR([.E26]=&quot;X&quot;;[.E26]=&quot;NM&quot;;[.E26]=&quot;PM&quot;;);[.E26];[.E26]-[.E13] )" office:value-type="percentage" office:value="0.0097" calcext:value-type="percentage">
            <text:p>0,97 %</text:p>
          </table:table-cell>
          <table:table-cell table:style-name="ce63" table:formula="of:=IF(OR([.F26]=&quot;X&quot;;[.F26]=&quot;NM&quot;;[.F26]=&quot;PM&quot;;);[.F26];[.F26]-[.F13] )" office:value-type="percentage" office:value="0.00829999999999999" calcext:value-type="percentage">
            <text:p>0,83 %</text:p>
          </table:table-cell>
          <table:table-cell table:style-name="ce63" table:formula="of:=IF(OR([.G26]=&quot;X&quot;;[.G26]=&quot;NM&quot;;[.G26]=&quot;PM&quot;;);[.G26];[.G26]-[.G13] )" office:value-type="percentage" office:value="-0.0055" calcext:value-type="percentage">
            <text:p>-0,55 %</text:p>
          </table:table-cell>
          <table:table-cell table:style-name="ce63" table:formula="of:=IF(OR([.H26]=&quot;X&quot;;[.H26]=&quot;NM&quot;;[.H26]=&quot;PM&quot;;);[.H26];[.H26]-[.H13] )" office:value-type="percentage" office:value="-0.0054" calcext:value-type="percentage">
            <text:p>-0,54 %</text:p>
          </table:table-cell>
          <table:table-cell table:style-name="ce63" table:formula="of:=IF(OR([.I26]=&quot;X&quot;;[.I26]=&quot;NM&quot;;[.I26]=&quot;PM&quot;;);[.I26];[.I26]-[.I13] )" office:value-type="percentage" office:value="0.0103" calcext:value-type="percentage">
            <text:p>1,03 %</text:p>
          </table:table-cell>
          <table:table-cell table:style-name="ce63" table:formula="of:=IF(OR([.J26]=&quot;X&quot;;[.J26]=&quot;NM&quot;;[.J26]=&quot;PM&quot;;);[.J26];[.J26]-[.J13] )" office:value-type="percentage" office:value="-0.00140000000000001" calcext:value-type="percentage">
            <text:p>-0,14 %</text:p>
          </table:table-cell>
          <table:table-cell table:style-name="ce63" table:formula="of:=IF(OR([.K26]=&quot;X&quot;;[.K26]=&quot;NM&quot;;[.K26]=&quot;PM&quot;;);[.K26];[.K26]-[.K13] )" office:value-type="percentage" office:value="0.0245" calcext:value-type="percentage">
            <text:p>2,45 %</text:p>
          </table:table-cell>
          <table:table-cell table:style-name="ce63" table:formula="of:=IF(OR([.L26]=&quot;X&quot;;[.L26]=&quot;NM&quot;;[.L26]=&quot;PM&quot;;);[.L26];[.L26]-[.L13] )" office:value-type="percentage" office:value="0.0112" calcext:value-type="percentage">
            <text:p>1,12 %</text:p>
          </table:table-cell>
          <table:table-cell table:style-name="ce63" table:formula="of:=IF(OR([.M26]=&quot;X&quot;;[.M26]=&quot;NM&quot;;[.M26]=&quot;PM&quot;;);[.M26];[.M26]-[.M13] )" office:value-type="percentage" office:value="0.00470000000000001" calcext:value-type="percentage">
            <text:p>0,47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55" office:value-type="float" office:value="220728960" calcext:value-type="float" table:number-columns-spanned="2" table:number-rows-spanned="1">
            <text:p>220728960</text:p>
          </table:table-cell>
          <table:covered-table-cell/>
          <table:table-cell table:style-name="ce44" table:number-columns-repeated="2"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55" office:value-type="float" office:value="724911" calcext:value-type="float" table:number-columns-spanned="2" table:number-rows-spanned="1">
            <text:p>724911</text:p>
          </table:table-cell>
          <table:covered-table-cell/>
          <table:table-cell table:style-name="ce44"/>
          <table:table-cell table:style-name="ce60" office:value-type="string" calcext:value-type="string">
            <text:p>Delta</text:p>
          </table:table-cell>
          <table:table-cell table:style-name="ce44" table:number-columns-repeated="6"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65" office:value-type="string" calcext:value-type="string" table:number-columns-spanned="2" table:number-rows-spanned="1">
            <text:p>-75,71%</text:p>
          </table:table-cell>
          <table:covered-table-cell/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3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3-MN2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1" office:value-type="percentage" office:value="0.1147" calcext:value-type="percentage">
            <text:p>11,47 %</text:p>
          </table:table-cell>
          <table:table-cell table:style-name="ce51" office:value-type="percentage" office:value="0.1269" calcext:value-type="percentage">
            <text:p>12,69 %</text:p>
          </table:table-cell>
          <table:table-cell table:style-name="ce51" office:value-type="percentage" office:value="0.0832" calcext:value-type="percentage">
            <text:p>8,32 %</text:p>
          </table:table-cell>
          <table:table-cell table:style-name="ce51" office:value-type="percentage" office:value="0.1267" calcext:value-type="percentage">
            <text:p>12,67 %</text:p>
          </table:table-cell>
          <table:table-cell table:style-name="ce51" office:value-type="percentage" office:value="0.0419" calcext:value-type="percentage">
            <text:p>4,19 %</text:p>
          </table:table-cell>
          <table:table-cell table:style-name="ce51" office:value-type="percentage" office:value="0.0836" calcext:value-type="percentage">
            <text:p>8,36 %</text:p>
          </table:table-cell>
          <table:table-cell table:style-name="ce51" office:value-type="percentage" office:value="0.0899" calcext:value-type="percentage">
            <text:p>8,99 %</text:p>
          </table:table-cell>
          <table:table-cell table:style-name="ce51" office:value-type="percentage" office:value="0.1132" calcext:value-type="percentage">
            <text:p>11,32 %</text:p>
          </table:table-cell>
          <table:table-cell table:style-name="ce53" office:value-type="string" calcext:value-type="string">
            <text:p>NM</text:p>
          </table:table-cell>
          <table:table-cell table:style-name="ce51" office:value-type="percentage" office:value="0.0931" calcext:value-type="percentage">
            <text:p>9,31 %</text:p>
          </table:table-cell>
          <table:table-cell table:style-name="ce51" office:value-type="percentage" office:value="0.1268" calcext:value-type="percentage">
            <text:p>12,68 %</text:p>
          </table:table-cell>
          <table:table-cell table:style-name="ce44"/>
          <table:table-cell table:style-name="ce61" office:value-type="string" calcext:value-type="string">
            <text:p>Andre</text:p>
          </table:table-cell>
          <table:table-cell table:style-name="ce63" table:formula="of:=IF(OR([.C30]=&quot;X&quot;;[.C30]=&quot;NM&quot;;[.C30]=&quot;PM&quot;;);[.C30];[.C30]-[.C17] )" office:value-type="percentage" office:value="-0.0865" calcext:value-type="percentage">
            <text:p>-8,65 %</text:p>
          </table:table-cell>
          <table:table-cell table:style-name="ce63" table:formula="of:=IF(OR([.D30]=&quot;X&quot;;[.D30]=&quot;NM&quot;;[.D30]=&quot;PM&quot;;);[.D30];[.D30]-[.D17] )" office:value-type="percentage" office:value="-0.0147" calcext:value-type="percentage">
            <text:p>-1,47 %</text:p>
          </table:table-cell>
          <table:table-cell table:style-name="ce63" table:formula="of:=IF(OR([.E30]=&quot;X&quot;;[.E30]=&quot;NM&quot;;[.E30]=&quot;PM&quot;;);[.E30];[.E30]-[.E17] )" office:value-type="percentage" office:value="-0.0447" calcext:value-type="percentage">
            <text:p>-4,47 %</text:p>
          </table:table-cell>
          <table:table-cell table:style-name="ce63" table:formula="of:=IF(OR([.F30]=&quot;X&quot;;[.F30]=&quot;NM&quot;;[.F30]=&quot;PM&quot;;);[.F30];[.F30]-[.F17] )" office:value-type="percentage" office:value="0.0122" calcext:value-type="percentage">
            <text:p>1,22 %</text:p>
          </table:table-cell>
          <table:table-cell table:style-name="ce63" table:formula="of:=IF(OR([.G30]=&quot;X&quot;;[.G30]=&quot;NM&quot;;[.G30]=&quot;PM&quot;;);[.G30];[.G30]-[.G17] )" office:value-type="percentage" office:value="-0.0288" calcext:value-type="percentage">
            <text:p>-2,88 %</text:p>
          </table:table-cell>
          <table:table-cell table:style-name="ce63" table:formula="of:=IF(OR([.H30]=&quot;X&quot;;[.H30]=&quot;NM&quot;;[.H30]=&quot;PM&quot;;);[.H30];[.H30]-[.H17] )" office:value-type="percentage" office:value="0.0182" calcext:value-type="percentage">
            <text:p>1,82 %</text:p>
          </table:table-cell>
          <table:table-cell table:style-name="ce63" table:formula="of:=IF(OR([.I30]=&quot;X&quot;;[.I30]=&quot;NM&quot;;[.I30]=&quot;PM&quot;;);[.I30];[.I30]-[.I17] )" office:value-type="percentage" office:value="0.0189" calcext:value-type="percentage">
            <text:p>1,89 %</text:p>
          </table:table-cell>
          <table:table-cell table:style-name="ce63" table:formula="of:=IF(OR([.J30]=&quot;X&quot;;[.J30]=&quot;NM&quot;;[.J30]=&quot;PM&quot;;);[.J30];[.J30]-[.J17] )" office:value-type="percentage" office:value="0.0677" calcext:value-type="percentage">
            <text:p>6,77 %</text:p>
          </table:table-cell>
          <table:table-cell table:style-name="ce63" table:formula="of:=IF(OR([.K30]=&quot;X&quot;;[.K30]=&quot;NM&quot;;[.K30]=&quot;PM&quot;;);[.K30];[.K30]-[.K17] )" office:value-type="string" office:string-value="NM" calcext:value-type="string">
            <text:p>NM</text:p>
          </table:table-cell>
          <table:table-cell table:style-name="ce63" table:formula="of:=IF(OR([.L30]=&quot;X&quot;;[.L30]=&quot;NM&quot;;[.L30]=&quot;PM&quot;;);[.L30];[.L30]-[.L17] )" office:value-type="percentage" office:value="0.0674" calcext:value-type="percentage">
            <text:p>6,74 %</text:p>
          </table:table-cell>
          <table:table-cell table:style-name="ce63" table:formula="of:=IF(OR([.M30]=&quot;X&quot;;[.M30]=&quot;NM&quot;;[.M30]=&quot;PM&quot;;);[.M30];[.M30]-[.M17] )" office:value-type="percentage" office:value="0.1111" calcext:value-type="percentage">
            <text:p>11,11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1" office:value-type="percentage" office:value="0.1168" calcext:value-type="percentage">
            <text:p>11,68 %</text:p>
          </table:table-cell>
          <table:table-cell table:style-name="ce51" office:value-type="percentage" office:value="0.1529" calcext:value-type="percentage">
            <text:p>15,29 %</text:p>
          </table:table-cell>
          <table:table-cell table:style-name="ce51" office:value-type="percentage" office:value="0.1027" calcext:value-type="percentage">
            <text:p>10,27 %</text:p>
          </table:table-cell>
          <table:table-cell table:style-name="ce51" office:value-type="percentage" office:value="0.1206" calcext:value-type="percentage">
            <text:p>12,06 %</text:p>
          </table:table-cell>
          <table:table-cell table:style-name="ce51" office:value-type="percentage" office:value="0.0305" calcext:value-type="percentage">
            <text:p>3,05 %</text:p>
          </table:table-cell>
          <table:table-cell table:style-name="ce51" office:value-type="percentage" office:value="0.0125" calcext:value-type="percentage">
            <text:p>1,25 %</text:p>
          </table:table-cell>
          <table:table-cell table:style-name="ce51" office:value-type="percentage" office:value="0.0573" calcext:value-type="percentage">
            <text:p>5,73 %</text:p>
          </table:table-cell>
          <table:table-cell table:style-name="ce51" office:value-type="percentage" office:value="0.3249" calcext:value-type="percentage">
            <text:p>32,49 %</text:p>
          </table:table-cell>
          <table:table-cell table:style-name="ce51" office:value-type="percentage" office:value="0.045" calcext:value-type="percentage">
            <text:p>4,50 %</text:p>
          </table:table-cell>
          <table:table-cell table:style-name="ce51" office:value-type="percentage" office:value="0.0222" calcext:value-type="percentage">
            <text:p>2,22 %</text:p>
          </table:table-cell>
          <table:table-cell table:style-name="ce51" office:value-type="percentage" office:value="0.0146" calcext:value-type="percentage">
            <text:p>1,46 %</text:p>
          </table:table-cell>
          <table:table-cell table:style-name="ce44"/>
          <table:table-cell table:style-name="ce61" office:value-type="string" calcext:value-type="string">
            <text:p>Antonino</text:p>
          </table:table-cell>
          <table:table-cell table:style-name="ce63" table:formula="of:=IF(OR([.C31]=&quot;X&quot;;[.C31]=&quot;NM&quot;;[.C31]=&quot;PM&quot;;);[.C31];[.C31]-[.C18] )" office:value-type="percentage" office:value="0.0626" calcext:value-type="percentage">
            <text:p>6,26 %</text:p>
          </table:table-cell>
          <table:table-cell table:style-name="ce63" table:formula="of:=IF(OR([.D31]=&quot;X&quot;;[.D31]=&quot;NM&quot;;[.D31]=&quot;PM&quot;;);[.D31];[.D31]-[.D18] )" office:value-type="percentage" office:value="0.0947" calcext:value-type="percentage">
            <text:p>9,47 %</text:p>
          </table:table-cell>
          <table:table-cell table:style-name="ce63" table:formula="of:=IF(OR([.E31]=&quot;X&quot;;[.E31]=&quot;NM&quot;;[.E31]=&quot;PM&quot;;);[.E31];[.E31]-[.E18] )" office:value-type="percentage" office:value="0.0463" calcext:value-type="percentage">
            <text:p>4,63 %</text:p>
          </table:table-cell>
          <table:table-cell table:style-name="ce63" table:formula="of:=IF(OR([.F31]=&quot;X&quot;;[.F31]=&quot;NM&quot;;[.F31]=&quot;PM&quot;;);[.F31];[.F31]-[.F18] )" office:value-type="percentage" office:value="0.0631" calcext:value-type="percentage">
            <text:p>6,31 %</text:p>
          </table:table-cell>
          <table:table-cell table:style-name="ce63" table:formula="of:=IF(OR([.G31]=&quot;X&quot;;[.G31]=&quot;NM&quot;;[.G31]=&quot;PM&quot;;);[.G31];[.G31]-[.G18] )" office:value-type="percentage" office:value="-0.0081" calcext:value-type="percentage">
            <text:p>-0,81 %</text:p>
          </table:table-cell>
          <table:table-cell table:style-name="ce63" table:formula="of:=IF(OR([.H31]=&quot;X&quot;;[.H31]=&quot;NM&quot;;[.H31]=&quot;PM&quot;;);[.H31];[.H31]-[.H18] )" office:value-type="percentage" office:value="-0.0295" calcext:value-type="percentage">
            <text:p>-2,95 %</text:p>
          </table:table-cell>
          <table:table-cell table:style-name="ce63" table:formula="of:=IF(OR([.I31]=&quot;X&quot;;[.I31]=&quot;NM&quot;;[.I31]=&quot;PM&quot;;);[.I31];[.I31]-[.I18] )" office:value-type="percentage" office:value="0.000900000000000005" calcext:value-type="percentage">
            <text:p>0,09 %</text:p>
          </table:table-cell>
          <table:table-cell table:style-name="ce63" table:formula="of:=IF(OR([.J31]=&quot;X&quot;;[.J31]=&quot;NM&quot;;[.J31]=&quot;PM&quot;;);[.J31];[.J31]-[.J18] )" office:value-type="percentage" office:value="-0.1137" calcext:value-type="percentage">
            <text:p>-11,37 %</text:p>
          </table:table-cell>
          <table:table-cell table:style-name="ce63" table:formula="of:=IF(OR([.K31]=&quot;X&quot;;[.K31]=&quot;NM&quot;;[.K31]=&quot;PM&quot;;);[.K31];[.K31]-[.K18] )" office:value-type="percentage" office:value="-0.0224" calcext:value-type="percentage">
            <text:p>-2,24 %</text:p>
          </table:table-cell>
          <table:table-cell table:style-name="ce63" table:formula="of:=IF(OR([.L31]=&quot;X&quot;;[.L31]=&quot;NM&quot;;[.L31]=&quot;PM&quot;;);[.L31];[.L31]-[.L18] )" office:value-type="percentage" office:value="-0.0344" calcext:value-type="percentage">
            <text:p>-3,44 %</text:p>
          </table:table-cell>
          <table:table-cell table:style-name="ce63" table:formula="of:=IF(OR([.M31]=&quot;X&quot;;[.M31]=&quot;NM&quot;;[.M31]=&quot;PM&quot;;);[.M31];[.M31]-[.M18] )" office:value-type="percentage" office:value="-0.0596" calcext:value-type="percentage">
            <text:p>-5,9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1" office:value-type="percentage" office:value="0.0598" calcext:value-type="percentage">
            <text:p>5,98 %</text:p>
          </table:table-cell>
          <table:table-cell table:style-name="ce51" office:value-type="percentage" office:value="0.0886" calcext:value-type="percentage">
            <text:p>8,86 %</text:p>
          </table:table-cell>
          <table:table-cell table:style-name="ce51" office:value-type="percentage" office:value="0.0622" calcext:value-type="percentage">
            <text:p>6,22 %</text:p>
          </table:table-cell>
          <table:table-cell table:style-name="ce51" office:value-type="percentage" office:value="0.0853" calcext:value-type="percentage">
            <text:p>8,53 %</text:p>
          </table:table-cell>
          <table:table-cell table:style-name="ce51" office:value-type="percentage" office:value="0.0234" calcext:value-type="percentage">
            <text:p>2,34 %</text:p>
          </table:table-cell>
          <table:table-cell table:style-name="ce51" office:value-type="percentage" office:value="0.0591" calcext:value-type="percentage">
            <text:p>5,91 %</text:p>
          </table:table-cell>
          <table:table-cell table:style-name="ce51" office:value-type="percentage" office:value="0.0545" calcext:value-type="percentage">
            <text:p>5,45 %</text:p>
          </table:table-cell>
          <table:table-cell table:style-name="ce51" office:value-type="percentage" office:value="0.0716" calcext:value-type="percentage">
            <text:p>7,16 %</text:p>
          </table:table-cell>
          <table:table-cell table:style-name="ce51" office:value-type="percentage" office:value="0.0844" calcext:value-type="percentage">
            <text:p>8,44 %</text:p>
          </table:table-cell>
          <table:table-cell table:style-name="ce51" office:value-type="percentage" office:value="0.334" calcext:value-type="percentage">
            <text:p>33,40 %</text:p>
          </table:table-cell>
          <table:table-cell table:style-name="ce51" office:value-type="percentage" office:value="0.077" calcext:value-type="percentage">
            <text:p>7,70 %</text:p>
          </table:table-cell>
          <table:table-cell table:style-name="ce44"/>
          <table:table-cell table:style-name="ce61" office:value-type="string" calcext:value-type="string">
            <text:p>Dustin</text:p>
          </table:table-cell>
          <table:table-cell table:style-name="ce63" table:formula="of:=IF(OR([.C32]=&quot;X&quot;;[.C32]=&quot;NM&quot;;[.C32]=&quot;PM&quot;;);[.C32];[.C32]-[.C19] )" office:value-type="percentage" office:value="-0.00539999999999999" calcext:value-type="percentage">
            <text:p>-0,54 %</text:p>
          </table:table-cell>
          <table:table-cell table:style-name="ce63" table:formula="of:=IF(OR([.D32]=&quot;X&quot;;[.D32]=&quot;NM&quot;;[.D32]=&quot;PM&quot;;);[.D32];[.D32]-[.D19] )" office:value-type="percentage" office:value="0.0223" calcext:value-type="percentage">
            <text:p>2,23 %</text:p>
          </table:table-cell>
          <table:table-cell table:style-name="ce63" table:formula="of:=IF(OR([.E32]=&quot;X&quot;;[.E32]=&quot;NM&quot;;[.E32]=&quot;PM&quot;;);[.E32];[.E32]-[.E19] )" office:value-type="percentage" office:value="-0.011" calcext:value-type="percentage">
            <text:p>-1,10 %</text:p>
          </table:table-cell>
          <table:table-cell table:style-name="ce63" table:formula="of:=IF(OR([.F32]=&quot;X&quot;;[.F32]=&quot;NM&quot;;[.F32]=&quot;PM&quot;;);[.F32];[.F32]-[.F19] )" office:value-type="percentage" office:value="0.0145" calcext:value-type="percentage">
            <text:p>1,45 %</text:p>
          </table:table-cell>
          <table:table-cell table:style-name="ce63" table:formula="of:=IF(OR([.G32]=&quot;X&quot;;[.G32]=&quot;NM&quot;;[.G32]=&quot;PM&quot;;);[.G32];[.G32]-[.G19] )" office:value-type="percentage" office:value="-0.0318" calcext:value-type="percentage">
            <text:p>-3,18 %</text:p>
          </table:table-cell>
          <table:table-cell table:style-name="ce63" table:formula="of:=IF(OR([.H32]=&quot;X&quot;;[.H32]=&quot;NM&quot;;[.H32]=&quot;PM&quot;;);[.H32];[.H32]-[.H19] )" office:value-type="percentage" office:value="0.000600000000000003" calcext:value-type="percentage">
            <text:p>0,06 %</text:p>
          </table:table-cell>
          <table:table-cell table:style-name="ce63" table:formula="of:=IF(OR([.I32]=&quot;X&quot;;[.I32]=&quot;NM&quot;;[.I32]=&quot;PM&quot;;);[.I32];[.I32]-[.I19] )" office:value-type="percentage" office:value="-0.0173" calcext:value-type="percentage">
            <text:p>-1,73 %</text:p>
          </table:table-cell>
          <table:table-cell table:style-name="ce63" table:formula="of:=IF(OR([.J32]=&quot;X&quot;;[.J32]=&quot;NM&quot;;[.J32]=&quot;PM&quot;;);[.J32];[.J32]-[.J19] )" office:value-type="percentage" office:value="0.0062" calcext:value-type="percentage">
            <text:p>0,62 %</text:p>
          </table:table-cell>
          <table:table-cell table:style-name="ce63" table:formula="of:=IF(OR([.K32]=&quot;X&quot;;[.K32]=&quot;NM&quot;;[.K32]=&quot;PM&quot;;);[.K32];[.K32]-[.K19] )" office:value-type="percentage" office:value="-0.00370000000000002" calcext:value-type="percentage">
            <text:p>-0,37 %</text:p>
          </table:table-cell>
          <table:table-cell table:style-name="ce63" table:formula="of:=IF(OR([.L32]=&quot;X&quot;;[.L32]=&quot;NM&quot;;[.L32]=&quot;PM&quot;;);[.L32];[.L32]-[.L19] )" office:value-type="percentage" office:value="0.0481" calcext:value-type="percentage">
            <text:p>4,81 %</text:p>
          </table:table-cell>
          <table:table-cell table:style-name="ce63" table:formula="of:=IF(OR([.M32]=&quot;X&quot;;[.M32]=&quot;NM&quot;;[.M32]=&quot;PM&quot;;);[.M32];[.M32]-[.M19] )" office:value-type="percentage" office:value="-0.0227" calcext:value-type="percentage">
            <text:p>-2,27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1" office:value-type="percentage" office:value="0.0813" calcext:value-type="percentage">
            <text:p>8,13 %</text:p>
          </table:table-cell>
          <table:table-cell table:style-name="ce51" office:value-type="percentage" office:value="0.137" calcext:value-type="percentage">
            <text:p>13,70 %</text:p>
          </table:table-cell>
          <table:table-cell table:style-name="ce51" office:value-type="percentage" office:value="0.0816" calcext:value-type="percentage">
            <text:p>8,16 %</text:p>
          </table:table-cell>
          <table:table-cell table:style-name="ce51" office:value-type="percentage" office:value="0.0357" calcext:value-type="percentage">
            <text:p>3,57 %</text:p>
          </table:table-cell>
          <table:table-cell table:style-name="ce51" office:value-type="percentage" office:value="0.0404" calcext:value-type="percentage">
            <text:p>4,04 %</text:p>
          </table:table-cell>
          <table:table-cell table:style-name="ce51" office:value-type="percentage" office:value="0.0739" calcext:value-type="percentage">
            <text:p>7,39 %</text:p>
          </table:table-cell>
          <table:table-cell table:style-name="ce51" office:value-type="percentage" office:value="0.0875" calcext:value-type="percentage">
            <text:p>8,75 %</text:p>
          </table:table-cell>
          <table:table-cell table:style-name="ce51" office:value-type="percentage" office:value="0.1013" calcext:value-type="percentage">
            <text:p>10,13 %</text:p>
          </table:table-cell>
          <table:table-cell table:style-name="ce51" office:value-type="percentage" office:value="0.133" calcext:value-type="percentage">
            <text:p>13,30 %</text:p>
          </table:table-cell>
          <table:table-cell table:style-name="ce51" office:value-type="percentage" office:value="0.1048" calcext:value-type="percentage">
            <text:p>10,48 %</text:p>
          </table:table-cell>
          <table:table-cell table:style-name="ce51" office:value-type="percentage" office:value="0.1234" calcext:value-type="percentage">
            <text:p>12,34 %</text:p>
          </table:table-cell>
          <table:table-cell table:style-name="ce44"/>
          <table:table-cell table:style-name="ce61" office:value-type="string" calcext:value-type="string">
            <text:p>Jordi</text:p>
          </table:table-cell>
          <table:table-cell table:style-name="ce63" table:formula="of:=IF(OR([.C33]=&quot;X&quot;;[.C33]=&quot;NM&quot;;[.C33]=&quot;PM&quot;;);[.C33];[.C33]-[.C20] )" office:value-type="percentage" office:value="0.0132" calcext:value-type="percentage">
            <text:p>1,32 %</text:p>
          </table:table-cell>
          <table:table-cell table:style-name="ce63" table:formula="of:=IF(OR([.D33]=&quot;X&quot;;[.D33]=&quot;NM&quot;;[.D33]=&quot;PM&quot;;);[.D33];[.D33]-[.D20] )" office:value-type="percentage" office:value="-0.1116" calcext:value-type="percentage">
            <text:p>-11,16 %</text:p>
          </table:table-cell>
          <table:table-cell table:style-name="ce63" table:formula="of:=IF(OR([.E33]=&quot;X&quot;;[.E33]=&quot;NM&quot;;[.E33]=&quot;PM&quot;;);[.E33];[.E33]-[.E20] )" office:value-type="percentage" office:value="0.012" calcext:value-type="percentage">
            <text:p>1,20 %</text:p>
          </table:table-cell>
          <table:table-cell table:style-name="ce63" table:formula="of:=IF(OR([.F33]=&quot;X&quot;;[.F33]=&quot;NM&quot;;[.F33]=&quot;PM&quot;;);[.F33];[.F33]-[.F20] )" office:value-type="percentage" office:value="-0.0377" calcext:value-type="percentage">
            <text:p>-3,77 %</text:p>
          </table:table-cell>
          <table:table-cell table:style-name="ce63" table:formula="of:=IF(OR([.G33]=&quot;X&quot;;[.G33]=&quot;NM&quot;;[.G33]=&quot;PM&quot;;);[.G33];[.G33]-[.G20] )" office:value-type="percentage" office:value="-0.0164" calcext:value-type="percentage">
            <text:p>-1,64 %</text:p>
          </table:table-cell>
          <table:table-cell table:style-name="ce63" table:formula="of:=IF(OR([.H33]=&quot;X&quot;;[.H33]=&quot;NM&quot;;[.H33]=&quot;PM&quot;;);[.H33];[.H33]-[.H20] )" office:value-type="percentage" office:value="0.0138" calcext:value-type="percentage">
            <text:p>1,38 %</text:p>
          </table:table-cell>
          <table:table-cell table:style-name="ce63" table:formula="of:=IF(OR([.I33]=&quot;X&quot;;[.I33]=&quot;NM&quot;;[.I33]=&quot;PM&quot;;);[.I33];[.I33]-[.I20] )" office:value-type="percentage" office:value="0.0115" calcext:value-type="percentage">
            <text:p>1,15 %</text:p>
          </table:table-cell>
          <table:table-cell table:style-name="ce63" table:formula="of:=IF(OR([.J33]=&quot;X&quot;;[.J33]=&quot;NM&quot;;[.J33]=&quot;PM&quot;;);[.J33];[.J33]-[.J20] )" office:value-type="percentage" office:value="0.0341" calcext:value-type="percentage">
            <text:p>3,41 %</text:p>
          </table:table-cell>
          <table:table-cell table:style-name="ce63" table:formula="of:=IF(OR([.K33]=&quot;X&quot;;[.K33]=&quot;NM&quot;;[.K33]=&quot;PM&quot;;);[.K33];[.K33]-[.K20] )" office:value-type="percentage" office:value="0.0429" calcext:value-type="percentage">
            <text:p>4,29 %</text:p>
          </table:table-cell>
          <table:table-cell table:style-name="ce63" table:formula="of:=IF(OR([.L33]=&quot;X&quot;;[.L33]=&quot;NM&quot;;[.L33]=&quot;PM&quot;;);[.L33];[.L33]-[.L20] )" office:value-type="percentage" office:value="0.0171" calcext:value-type="percentage">
            <text:p>1,71 %</text:p>
          </table:table-cell>
          <table:table-cell table:style-name="ce63" table:formula="of:=IF(OR([.M33]=&quot;X&quot;;[.M33]=&quot;NM&quot;;[.M33]=&quot;PM&quot;;);[.M33];[.M33]-[.M20] )" office:value-type="percentage" office:value="0.0211" calcext:value-type="percentage">
            <text:p>2,11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1" office:value-type="percentage" office:value="0.0908" calcext:value-type="percentage">
            <text:p>9,08 %</text:p>
          </table:table-cell>
          <table:table-cell table:style-name="ce53" office:value-type="string" calcext:value-type="string">
            <text:p>X</text:p>
          </table:table-cell>
          <table:table-cell table:style-name="ce51" office:value-type="percentage" office:value="0.0925" calcext:value-type="percentage">
            <text:p>9,25 %</text:p>
          </table:table-cell>
          <table:table-cell table:style-name="ce51" office:value-type="percentage" office:value="0.1806" calcext:value-type="percentage">
            <text:p>18,06 %</text:p>
          </table:table-cell>
          <table:table-cell table:style-name="ce51" office:value-type="percentage" office:value="0.0618" calcext:value-type="percentage">
            <text:p>6,18 %</text:p>
          </table:table-cell>
          <table:table-cell table:style-name="ce51" office:value-type="percentage" office:value="0.0744" calcext:value-type="percentage">
            <text:p>7,44 %</text:p>
          </table:table-cell>
          <table:table-cell table:style-name="ce51" office:value-type="percentage" office:value="0.0987" calcext:value-type="percentage">
            <text:p>9,87 %</text:p>
          </table:table-cell>
          <table:table-cell table:style-name="ce58" office:value-type="string" calcext:value-type="string">
            <text:p>NM</text:p>
          </table:table-cell>
          <table:table-cell table:style-name="ce51" office:value-type="percentage" office:value="0.1562" calcext:value-type="percentage">
            <text:p>15,62 %</text:p>
          </table:table-cell>
          <table:table-cell table:style-name="ce51" office:value-type="percentage" office:value="0.1035" calcext:value-type="percentage">
            <text:p>10,35 %</text:p>
          </table:table-cell>
          <table:table-cell table:style-name="ce51" office:value-type="percentage" office:value="0.1414" calcext:value-type="percentage">
            <text:p>14,14 %</text:p>
          </table:table-cell>
          <table:table-cell table:style-name="ce44"/>
          <table:table-cell table:style-name="ce61" office:value-type="string" calcext:value-type="string">
            <text:p>Leon</text:p>
          </table:table-cell>
          <table:table-cell table:style-name="ce63" table:formula="of:=IF(OR([.C34]=&quot;X&quot;;[.C34]=&quot;NM&quot;;[.C34]=&quot;PM&quot;;);[.C34];[.C34]-[.C21] )" office:value-type="percentage" office:value="0.0214" calcext:value-type="percentage">
            <text:p>2,14 %</text:p>
          </table:table-cell>
          <table:table-cell table:style-name="ce63" table:formula="of:=IF(OR([.D34]=&quot;X&quot;;[.D34]=&quot;NM&quot;;[.D34]=&quot;PM&quot;;);[.D34];[.D34]-[.D21] )" office:value-type="string" office:string-value="X" calcext:value-type="string">
            <text:p>X</text:p>
          </table:table-cell>
          <table:table-cell table:style-name="ce63" table:formula="of:=IF(OR([.E34]=&quot;X&quot;;[.E34]=&quot;NM&quot;;[.E34]=&quot;PM&quot;;);[.E34];[.E34]-[.E21] )" office:value-type="percentage" office:value="0.0207" calcext:value-type="percentage">
            <text:p>2,07 %</text:p>
          </table:table-cell>
          <table:table-cell table:style-name="ce63" table:formula="of:=IF(OR([.F34]=&quot;X&quot;;[.F34]=&quot;NM&quot;;[.F34]=&quot;PM&quot;;);[.F34];[.F34]-[.F21] )" office:value-type="percentage" office:value="-0.1246" calcext:value-type="percentage">
            <text:p>-12,46 %</text:p>
          </table:table-cell>
          <table:table-cell table:style-name="ce63" table:formula="of:=IF(OR([.G34]=&quot;X&quot;;[.G34]=&quot;NM&quot;;[.G34]=&quot;PM&quot;;);[.G34];[.G34]-[.G21] )" office:value-type="percentage" office:value="0.00479999999999999" calcext:value-type="percentage">
            <text:p>0,48 %</text:p>
          </table:table-cell>
          <table:table-cell table:style-name="ce63" table:formula="of:=IF(OR([.H34]=&quot;X&quot;;[.H34]=&quot;NM&quot;;[.H34]=&quot;PM&quot;;);[.H34];[.H34]-[.H21] )" office:value-type="percentage" office:value="0.0129" calcext:value-type="percentage">
            <text:p>1,29 %</text:p>
          </table:table-cell>
          <table:table-cell table:style-name="ce63" table:formula="of:=IF(OR([.I34]=&quot;X&quot;;[.I34]=&quot;NM&quot;;[.I34]=&quot;PM&quot;;);[.I34];[.I34]-[.I21] )" office:value-type="percentage" office:value="0.0221" calcext:value-type="percentage">
            <text:p>2,21 %</text:p>
          </table:table-cell>
          <table:table-cell table:style-name="ce64" table:formula="of:=IF(OR([.J34]=&quot;X&quot;;[.J34]=&quot;NM&quot;;[.J34]=&quot;PM&quot;;);[.J34];[.J34]-[.J21] )" office:value-type="string" office:string-value="NM" calcext:value-type="string">
            <text:p>NM</text:p>
          </table:table-cell>
          <table:table-cell table:style-name="ce63" table:formula="of:=IF(OR([.K34]=&quot;X&quot;;[.K34]=&quot;NM&quot;;[.K34]=&quot;PM&quot;;);[.K34];[.K34]-[.K21] )" office:value-type="percentage" office:value="0.0631" calcext:value-type="percentage">
            <text:p>6,31 %</text:p>
          </table:table-cell>
          <table:table-cell table:style-name="ce63" table:formula="of:=IF(OR([.L34]=&quot;X&quot;;[.L34]=&quot;NM&quot;;[.L34]=&quot;PM&quot;;);[.L34];[.L34]-[.L21] )" office:value-type="percentage" office:value="0.0237" calcext:value-type="percentage">
            <text:p>2,37 %</text:p>
          </table:table-cell>
          <table:table-cell table:style-name="ce63" table:formula="of:=IF(OR([.M34]=&quot;X&quot;;[.M34]=&quot;NM&quot;;[.M34]=&quot;PM&quot;;);[.M34];[.M34]-[.M21] )" office:value-type="percentage" office:value="0.0351" calcext:value-type="percentage">
            <text:p>3,51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1" office:value-type="percentage" office:value="0.051" calcext:value-type="percentage">
            <text:p>5,10 %</text:p>
          </table:table-cell>
          <table:table-cell table:style-name="ce51" office:value-type="percentage" office:value="0.0845" calcext:value-type="percentage">
            <text:p>8,45 %</text:p>
          </table:table-cell>
          <table:table-cell table:style-name="ce51" office:value-type="percentage" office:value="0.3186" calcext:value-type="percentage">
            <text:p>31,86 %</text:p>
          </table:table-cell>
          <table:table-cell table:style-name="ce51" office:value-type="percentage" office:value="0.0837" calcext:value-type="percentage">
            <text:p>8,37 %</text:p>
          </table:table-cell>
          <table:table-cell table:style-name="ce51" office:value-type="percentage" office:value="0.0225" calcext:value-type="percentage">
            <text:p>2,25 %</text:p>
          </table:table-cell>
          <table:table-cell table:style-name="ce51" office:value-type="percentage" office:value="0.0595" calcext:value-type="percentage">
            <text:p>5,95 %</text:p>
          </table:table-cell>
          <table:table-cell table:style-name="ce51" office:value-type="percentage" office:value="0.0634" calcext:value-type="percentage">
            <text:p>6,34 %</text:p>
          </table:table-cell>
          <table:table-cell table:style-name="ce51" office:value-type="percentage" office:value="0.0795" calcext:value-type="percentage">
            <text:p>7,95 %</text:p>
          </table:table-cell>
          <table:table-cell table:style-name="ce51" office:value-type="percentage" office:value="0.0918" calcext:value-type="percentage">
            <text:p>9,18 %</text:p>
          </table:table-cell>
          <table:table-cell table:style-name="ce51" office:value-type="percentage" office:value="0.0582" calcext:value-type="percentage">
            <text:p>5,82 %</text:p>
          </table:table-cell>
          <table:table-cell table:style-name="ce51" office:value-type="percentage" office:value="0.0874" calcext:value-type="percentage">
            <text:p>8,74 %</text:p>
          </table:table-cell>
          <table:table-cell table:style-name="ce44"/>
          <table:table-cell table:style-name="ce61" office:value-type="string" calcext:value-type="string">
            <text:p>Marius</text:p>
          </table:table-cell>
          <table:table-cell table:style-name="ce63" table:formula="of:=IF(OR([.C35]=&quot;X&quot;;[.C35]=&quot;NM&quot;;[.C35]=&quot;PM&quot;;);[.C35];[.C35]-[.C22] )" office:value-type="percentage" office:value="-0.016" calcext:value-type="percentage">
            <text:p>-1,60 %</text:p>
          </table:table-cell>
          <table:table-cell table:style-name="ce63" table:formula="of:=IF(OR([.D35]=&quot;X&quot;;[.D35]=&quot;NM&quot;;[.D35]=&quot;PM&quot;;);[.D35];[.D35]-[.D22] )" office:value-type="percentage" office:value="0.016" calcext:value-type="percentage">
            <text:p>1,60 %</text:p>
          </table:table-cell>
          <table:table-cell table:style-name="ce63" table:formula="of:=IF(OR([.E35]=&quot;X&quot;;[.E35]=&quot;NM&quot;;[.E35]=&quot;PM&quot;;);[.E35];[.E35]-[.E22] )" office:value-type="percentage" office:value="0.0624" calcext:value-type="percentage">
            <text:p>6,24 %</text:p>
          </table:table-cell>
          <table:table-cell table:style-name="ce63" table:formula="of:=IF(OR([.F35]=&quot;X&quot;;[.F35]=&quot;NM&quot;;[.F35]=&quot;PM&quot;;);[.F35];[.F35]-[.F22] )" office:value-type="percentage" office:value="0.0115" calcext:value-type="percentage">
            <text:p>1,15 %</text:p>
          </table:table-cell>
          <table:table-cell table:style-name="ce63" table:formula="of:=IF(OR([.G35]=&quot;X&quot;;[.G35]=&quot;NM&quot;;[.G35]=&quot;PM&quot;;);[.G35];[.G35]-[.G22] )" office:value-type="percentage" office:value="-0.0341" calcext:value-type="percentage">
            <text:p>-3,41 %</text:p>
          </table:table-cell>
          <table:table-cell table:style-name="ce63" table:formula="of:=IF(OR([.H35]=&quot;X&quot;;[.H35]=&quot;NM&quot;;[.H35]=&quot;PM&quot;;);[.H35];[.H35]-[.H22] )" office:value-type="percentage" office:value="-0.000499999999999994" calcext:value-type="percentage">
            <text:p>-0,05 %</text:p>
          </table:table-cell>
          <table:table-cell table:style-name="ce63" table:formula="of:=IF(OR([.I35]=&quot;X&quot;;[.I35]=&quot;NM&quot;;[.I35]=&quot;PM&quot;;);[.I35];[.I35]-[.I22] )" office:value-type="percentage" office:value="-0.0197" calcext:value-type="percentage">
            <text:p>-1,97 %</text:p>
          </table:table-cell>
          <table:table-cell table:style-name="ce63" table:formula="of:=IF(OR([.J35]=&quot;X&quot;;[.J35]=&quot;NM&quot;;[.J35]=&quot;PM&quot;;);[.J35];[.J35]-[.J22] )" office:value-type="percentage" office:value="0.0125" calcext:value-type="percentage">
            <text:p>1,25 %</text:p>
          </table:table-cell>
          <table:table-cell table:style-name="ce63" table:formula="of:=IF(OR([.K35]=&quot;X&quot;;[.K35]=&quot;NM&quot;;[.K35]=&quot;PM&quot;;);[.K35];[.K35]-[.K22] )" office:value-type="percentage" office:value="0.0023" calcext:value-type="percentage">
            <text:p>0,23 %</text:p>
          </table:table-cell>
          <table:table-cell table:style-name="ce63" table:formula="of:=IF(OR([.L35]=&quot;X&quot;;[.L35]=&quot;NM&quot;;[.L35]=&quot;PM&quot;;);[.L35];[.L35]-[.L22] )" office:value-type="percentage" office:value="-0.0201" calcext:value-type="percentage">
            <text:p>-2,01 %</text:p>
          </table:table-cell>
          <table:table-cell table:style-name="ce63" table:formula="of:=IF(OR([.M35]=&quot;X&quot;;[.M35]=&quot;NM&quot;;[.M35]=&quot;PM&quot;;);[.M35];[.M35]-[.M22] )" office:value-type="percentage" office:value="-0.0144" calcext:value-type="percentage">
            <text:p>-1,44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1" office:value-type="percentage" office:value="0.0525" calcext:value-type="percentage">
            <text:p>5,25 %</text:p>
          </table:table-cell>
          <table:table-cell table:style-name="ce51" office:value-type="percentage" office:value="0.0715" calcext:value-type="percentage">
            <text:p>7,15 %</text:p>
          </table:table-cell>
          <table:table-cell table:style-name="ce51" office:value-type="percentage" office:value="0.0557" calcext:value-type="percentage">
            <text:p>5,57 %</text:p>
          </table:table-cell>
          <table:table-cell table:style-name="ce51" office:value-type="percentage" office:value="0.0695" calcext:value-type="percentage">
            <text:p>6,95 %</text:p>
          </table:table-cell>
          <table:table-cell table:style-name="ce51" office:value-type="percentage" office:value="0.0228" calcext:value-type="percentage">
            <text:p>2,28 %</text:p>
          </table:table-cell>
          <table:table-cell table:style-name="ce51" office:value-type="percentage" office:value="0.4163" calcext:value-type="percentage">
            <text:p>41,63 %</text:p>
          </table:table-cell>
          <table:table-cell table:style-name="ce51" office:value-type="percentage" office:value="0.0601" calcext:value-type="percentage">
            <text:p>6,01 %</text:p>
          </table:table-cell>
          <table:table-cell table:style-name="ce51" office:value-type="percentage" office:value="0.0106" calcext:value-type="percentage">
            <text:p>1,06 %</text:p>
          </table:table-cell>
          <table:table-cell table:style-name="ce51" office:value-type="percentage" office:value="0.088" calcext:value-type="percentage">
            <text:p>8,80 %</text:p>
          </table:table-cell>
          <table:table-cell table:style-name="ce51" office:value-type="percentage" office:value="0.0635" calcext:value-type="percentage">
            <text:p>6,35 %</text:p>
          </table:table-cell>
          <table:table-cell table:style-name="ce51" office:value-type="percentage" office:value="0.0896" calcext:value-type="percentage">
            <text:p>8,96 %</text:p>
          </table:table-cell>
          <table:table-cell table:style-name="ce44"/>
          <table:table-cell table:style-name="ce61" office:value-type="string" calcext:value-type="string">
            <text:p>Max</text:p>
          </table:table-cell>
          <table:table-cell table:style-name="ce63" table:formula="of:=IF(OR([.C36]=&quot;X&quot;;[.C36]=&quot;NM&quot;;[.C36]=&quot;PM&quot;;);[.C36];[.C36]-[.C23] )" office:value-type="percentage" office:value="0.0015" calcext:value-type="percentage">
            <text:p>0,15 %</text:p>
          </table:table-cell>
          <table:table-cell table:style-name="ce63" table:formula="of:=IF(OR([.D36]=&quot;X&quot;;[.D36]=&quot;NM&quot;;[.D36]=&quot;PM&quot;;);[.D36];[.D36]-[.D23] )" office:value-type="percentage" office:value="0.0159" calcext:value-type="percentage">
            <text:p>1,59 %</text:p>
          </table:table-cell>
          <table:table-cell table:style-name="ce63" table:formula="of:=IF(OR([.E36]=&quot;X&quot;;[.E36]=&quot;NM&quot;;[.E36]=&quot;PM&quot;;);[.E36];[.E36]-[.E23] )" office:value-type="percentage" office:value="-0.0011" calcext:value-type="percentage">
            <text:p>-0,11 %</text:p>
          </table:table-cell>
          <table:table-cell table:style-name="ce63" table:formula="of:=IF(OR([.F36]=&quot;X&quot;;[.F36]=&quot;NM&quot;;[.F36]=&quot;PM&quot;;);[.F36];[.F36]-[.F23] )" office:value-type="percentage" office:value="0.0105" calcext:value-type="percentage">
            <text:p>1,05 %</text:p>
          </table:table-cell>
          <table:table-cell table:style-name="ce63" table:formula="of:=IF(OR([.G36]=&quot;X&quot;;[.G36]=&quot;NM&quot;;[.G36]=&quot;PM&quot;;);[.G36];[.G36]-[.G23] )" office:value-type="percentage" office:value="-0.0172" calcext:value-type="percentage">
            <text:p>-1,72 %</text:p>
          </table:table-cell>
          <table:table-cell table:style-name="ce63" table:formula="of:=IF(OR([.H36]=&quot;X&quot;;[.H36]=&quot;NM&quot;;[.H36]=&quot;PM&quot;;);[.H36];[.H36]-[.H23] )" office:value-type="percentage" office:value="0.00510000000000005" calcext:value-type="percentage">
            <text:p>0,51 %</text:p>
          </table:table-cell>
          <table:table-cell table:style-name="ce63" table:formula="of:=IF(OR([.I36]=&quot;X&quot;;[.I36]=&quot;NM&quot;;[.I36]=&quot;PM&quot;;);[.I36];[.I36]-[.I23] )" office:value-type="percentage" office:value="-0.0000999999999999959" calcext:value-type="percentage">
            <text:p>-0,01 %</text:p>
          </table:table-cell>
          <table:table-cell table:style-name="ce63" table:formula="of:=IF(OR([.J36]=&quot;X&quot;;[.J36]=&quot;NM&quot;;[.J36]=&quot;PM&quot;;);[.J36];[.J36]-[.J23] )" office:value-type="percentage" office:value="-0.0367" calcext:value-type="percentage">
            <text:p>-3,67 %</text:p>
          </table:table-cell>
          <table:table-cell table:style-name="ce63" table:formula="of:=IF(OR([.K36]=&quot;X&quot;;[.K36]=&quot;NM&quot;;[.K36]=&quot;PM&quot;;);[.K36];[.K36]-[.K23] )" office:value-type="percentage" office:value="0.0167" calcext:value-type="percentage">
            <text:p>1,67 %</text:p>
          </table:table-cell>
          <table:table-cell table:style-name="ce63" table:formula="of:=IF(OR([.L36]=&quot;X&quot;;[.L36]=&quot;NM&quot;;[.L36]=&quot;PM&quot;;);[.L36];[.L36]-[.L23] )" office:value-type="percentage" office:value="0.0005" calcext:value-type="percentage">
            <text:p>0,05 %</text:p>
          </table:table-cell>
          <table:table-cell table:style-name="ce63" table:formula="of:=IF(OR([.M36]=&quot;X&quot;;[.M36]=&quot;NM&quot;;[.M36]=&quot;PM&quot;;);[.M36];[.M36]-[.M23] )" office:value-type="percentage" office:value="0.00510000000000002" calcext:value-type="percentage">
            <text:p>0,51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1" office:value-type="percentage" office:value="0.0226" calcext:value-type="percentage">
            <text:p>2,26 %</text:p>
          </table:table-cell>
          <table:table-cell table:style-name="ce51" office:value-type="percentage" office:value="0.0601" calcext:value-type="percentage">
            <text:p>6,01 %</text:p>
          </table:table-cell>
          <table:table-cell table:style-name="ce51" office:value-type="percentage" office:value="0.0247" calcext:value-type="percentage">
            <text:p>2,47 %</text:p>
          </table:table-cell>
          <table:table-cell table:style-name="ce58" office:value-type="string" calcext:value-type="string">
            <text:p>NM</text:p>
          </table:table-cell>
          <table:table-cell table:style-name="ce51" office:value-type="percentage" office:value="0.6768" calcext:value-type="percentage">
            <text:p>67,68 %</text:p>
          </table:table-cell>
          <table:table-cell table:style-name="ce51" office:value-type="percentage" office:value="0.0263" calcext:value-type="percentage">
            <text:p>2,63 %</text:p>
          </table:table-cell>
          <table:table-cell table:style-name="ce51" office:value-type="percentage" office:value="0.0259" calcext:value-type="percentage">
            <text:p>2,59 %</text:p>
          </table:table-cell>
          <table:table-cell table:style-name="ce51" office:value-type="percentage" office:value="0.0396" calcext:value-type="percentage">
            <text:p>3,96 %</text:p>
          </table:table-cell>
          <table:table-cell table:style-name="ce51" office:value-type="percentage" office:value="0.0499" calcext:value-type="percentage">
            <text:p>4,99 %</text:p>
          </table:table-cell>
          <table:table-cell table:style-name="ce51" office:value-type="percentage" office:value="0.0212" calcext:value-type="percentage">
            <text:p>2,12 %</text:p>
          </table:table-cell>
          <table:table-cell table:style-name="ce51" office:value-type="percentage" office:value="0.0529" calcext:value-type="percentage">
            <text:p>5,29 %</text:p>
          </table:table-cell>
          <table:table-cell table:style-name="ce44"/>
          <table:table-cell table:style-name="ce61" office:value-type="string" calcext:value-type="string">
            <text:p>Mike</text:p>
          </table:table-cell>
          <table:table-cell table:style-name="ce63" table:formula="of:=IF(OR([.C37]=&quot;X&quot;;[.C37]=&quot;NM&quot;;[.C37]=&quot;PM&quot;;);[.C37];[.C37]-[.C24] )" office:value-type="percentage" office:value="-0.0311" calcext:value-type="percentage">
            <text:p>-3,11 %</text:p>
          </table:table-cell>
          <table:table-cell table:style-name="ce63" table:formula="of:=IF(OR([.D37]=&quot;X&quot;;[.D37]=&quot;NM&quot;;[.D37]=&quot;PM&quot;;);[.D37];[.D37]-[.D24] )" office:value-type="percentage" office:value="0.0014" calcext:value-type="percentage">
            <text:p>0,14 %</text:p>
          </table:table-cell>
          <table:table-cell table:style-name="ce63" table:formula="of:=IF(OR([.E37]=&quot;X&quot;;[.E37]=&quot;NM&quot;;[.E37]=&quot;PM&quot;;);[.E37];[.E37]-[.E24] )" office:value-type="percentage" office:value="-0.0352" calcext:value-type="percentage">
            <text:p>-3,52 %</text:p>
          </table:table-cell>
          <table:table-cell table:style-name="ce64" table:formula="of:=IF(OR([.F37]=&quot;X&quot;;[.F37]=&quot;NM&quot;;[.F37]=&quot;PM&quot;;);[.F37];[.F37]-[.F24] )" office:value-type="string" office:string-value="NM" calcext:value-type="string">
            <text:p>NM</text:p>
          </table:table-cell>
          <table:table-cell table:style-name="ce63" table:formula="of:=IF(OR([.G37]=&quot;X&quot;;[.G37]=&quot;NM&quot;;[.G37]=&quot;PM&quot;;);[.G37];[.G37]-[.G24] )" office:value-type="percentage" office:value="0.2374" calcext:value-type="percentage">
            <text:p>23,74 %</text:p>
          </table:table-cell>
          <table:table-cell table:style-name="ce63" table:formula="of:=IF(OR([.H37]=&quot;X&quot;;[.H37]=&quot;NM&quot;;[.H37]=&quot;PM&quot;;);[.H37];[.H37]-[.H24] )" office:value-type="percentage" office:value="-0.0185" calcext:value-type="percentage">
            <text:p>-1,85 %</text:p>
          </table:table-cell>
          <table:table-cell table:style-name="ce63" table:formula="of:=IF(OR([.I37]=&quot;X&quot;;[.I37]=&quot;NM&quot;;[.I37]=&quot;PM&quot;;);[.I37];[.I37]-[.I24] )" office:value-type="percentage" office:value="-0.0374" calcext:value-type="percentage">
            <text:p>-3,74 %</text:p>
          </table:table-cell>
          <table:table-cell table:style-name="ce63" table:formula="of:=IF(OR([.J37]=&quot;X&quot;;[.J37]=&quot;NM&quot;;[.J37]=&quot;PM&quot;;);[.J37];[.J37]-[.J24] )" office:value-type="percentage" office:value="-0.00900000000000001" calcext:value-type="percentage">
            <text:p>-0,90 %</text:p>
          </table:table-cell>
          <table:table-cell table:style-name="ce63" table:formula="of:=IF(OR([.K37]=&quot;X&quot;;[.K37]=&quot;NM&quot;;[.K37]=&quot;PM&quot;;);[.K37];[.K37]-[.K24] )" office:value-type="percentage" office:value="-0.0256" calcext:value-type="percentage">
            <text:p>-2,56 %</text:p>
          </table:table-cell>
          <table:table-cell table:style-name="ce63" table:formula="of:=IF(OR([.L37]=&quot;X&quot;;[.L37]=&quot;NM&quot;;[.L37]=&quot;PM&quot;;);[.L37];[.L37]-[.L24] )" office:value-type="percentage" office:value="-0.0451" calcext:value-type="percentage">
            <text:p>-4,51 %</text:p>
          </table:table-cell>
          <table:table-cell table:style-name="ce63" table:formula="of:=IF(OR([.M37]=&quot;X&quot;;[.M37]=&quot;NM&quot;;[.M37]=&quot;PM&quot;;);[.M37];[.M37]-[.M24] )" office:value-type="percentage" office:value="-0.0369" calcext:value-type="percentage">
            <text:p>-3,6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1" office:value-type="percentage" office:value="0.0532" calcext:value-type="percentage">
            <text:p>5,32 %</text:p>
          </table:table-cell>
          <table:table-cell table:style-name="ce51" office:value-type="percentage" office:value="0.0822" calcext:value-type="percentage">
            <text:p>8,22 %</text:p>
          </table:table-cell>
          <table:table-cell table:style-name="ce51" office:value-type="percentage" office:value="0.0523" calcext:value-type="percentage">
            <text:p>5,23 %</text:p>
          </table:table-cell>
          <table:table-cell table:style-name="ce51" office:value-type="percentage" office:value="0.0981" calcext:value-type="percentage">
            <text:p>9,81 %</text:p>
          </table:table-cell>
          <table:table-cell table:style-name="ce51" office:value-type="percentage" office:value="0.0177" calcext:value-type="percentage">
            <text:p>1,77 %</text:p>
          </table:table-cell>
          <table:table-cell table:style-name="ce51" office:value-type="percentage" office:value="0.0585" calcext:value-type="percentage">
            <text:p>5,85 %</text:p>
          </table:table-cell>
          <table:table-cell table:style-name="ce51" office:value-type="percentage" office:value="0.3268" calcext:value-type="percentage">
            <text:p>32,68 %</text:p>
          </table:table-cell>
          <table:table-cell table:style-name="ce51" office:value-type="percentage" office:value="0.0772" calcext:value-type="percentage">
            <text:p>7,72 %</text:p>
          </table:table-cell>
          <table:table-cell table:style-name="ce51" office:value-type="percentage" office:value="0.0914" calcext:value-type="percentage">
            <text:p>9,14 %</text:p>
          </table:table-cell>
          <table:table-cell table:style-name="ce51" office:value-type="percentage" office:value="0.0571" calcext:value-type="percentage">
            <text:p>5,71 %</text:p>
          </table:table-cell>
          <table:table-cell table:style-name="ce51" office:value-type="percentage" office:value="0.0856" calcext:value-type="percentage">
            <text:p>8,56 %</text:p>
          </table:table-cell>
          <table:table-cell table:style-name="ce44"/>
          <table:table-cell table:style-name="ce61" office:value-type="string" calcext:value-type="string">
            <text:p>Tim</text:p>
          </table:table-cell>
          <table:table-cell table:style-name="ce63" table:formula="of:=IF(OR([.C38]=&quot;X&quot;;[.C38]=&quot;NM&quot;;[.C38]=&quot;PM&quot;;);[.C38];[.C38]-[.C25] )" office:value-type="percentage" office:value="-0.0133" calcext:value-type="percentage">
            <text:p>-1,33 %</text:p>
          </table:table-cell>
          <table:table-cell table:style-name="ce63" table:formula="of:=IF(OR([.D38]=&quot;X&quot;;[.D38]=&quot;NM&quot;;[.D38]=&quot;PM&quot;;);[.D38];[.D38]-[.D25] )" office:value-type="percentage" office:value="0.0155" calcext:value-type="percentage">
            <text:p>1,55 %</text:p>
          </table:table-cell>
          <table:table-cell table:style-name="ce63" table:formula="of:=IF(OR([.E38]=&quot;X&quot;;[.E38]=&quot;NM&quot;;[.E38]=&quot;PM&quot;;);[.E38];[.E38]-[.E25] )" office:value-type="percentage" office:value="-0.0163" calcext:value-type="percentage">
            <text:p>-1,63 %</text:p>
          </table:table-cell>
          <table:table-cell table:style-name="ce63" table:formula="of:=IF(OR([.F38]=&quot;X&quot;;[.F38]=&quot;NM&quot;;[.F38]=&quot;PM&quot;;);[.F38];[.F38]-[.F25] )" office:value-type="percentage" office:value="0.0192" calcext:value-type="percentage">
            <text:p>1,92 %</text:p>
          </table:table-cell>
          <table:table-cell table:style-name="ce63" table:formula="of:=IF(OR([.G38]=&quot;X&quot;;[.G38]=&quot;NM&quot;;[.G38]=&quot;PM&quot;;);[.G38];[.G38]-[.G25] )" office:value-type="percentage" office:value="-0.0381" calcext:value-type="percentage">
            <text:p>-3,81 %</text:p>
          </table:table-cell>
          <table:table-cell table:style-name="ce63" table:formula="of:=IF(OR([.H38]=&quot;X&quot;;[.H38]=&quot;NM&quot;;[.H38]=&quot;PM&quot;;);[.H38];[.H38]-[.H25] )" office:value-type="percentage" office:value="-0.000500000000000007" calcext:value-type="percentage">
            <text:p>-0,05 %</text:p>
          </table:table-cell>
          <table:table-cell table:style-name="ce63" table:formula="of:=IF(OR([.I38]=&quot;X&quot;;[.I38]=&quot;NM&quot;;[.I38]=&quot;PM&quot;;);[.I38];[.I38]-[.I25] )" office:value-type="percentage" office:value="0.0553" calcext:value-type="percentage">
            <text:p>5,53 %</text:p>
          </table:table-cell>
          <table:table-cell table:style-name="ce63" table:formula="of:=IF(OR([.J38]=&quot;X&quot;;[.J38]=&quot;NM&quot;;[.J38]=&quot;PM&quot;;);[.J38];[.J38]-[.J25] )" office:value-type="percentage" office:value="0.0114" calcext:value-type="percentage">
            <text:p>1,14 %</text:p>
          </table:table-cell>
          <table:table-cell table:style-name="ce63" table:formula="of:=IF(OR([.K38]=&quot;X&quot;;[.K38]=&quot;NM&quot;;[.K38]=&quot;PM&quot;;);[.K38];[.K38]-[.K25] )" office:value-type="percentage" office:value="0.0025" calcext:value-type="percentage">
            <text:p>0,25 %</text:p>
          </table:table-cell>
          <table:table-cell table:style-name="ce63" table:formula="of:=IF(OR([.L38]=&quot;X&quot;;[.L38]=&quot;NM&quot;;[.L38]=&quot;PM&quot;;);[.L38];[.L38]-[.L25] )" office:value-type="percentage" office:value="-0.0207" calcext:value-type="percentage">
            <text:p>-2,07 %</text:p>
          </table:table-cell>
          <table:table-cell table:style-name="ce63" table:formula="of:=IF(OR([.M38]=&quot;X&quot;;[.M38]=&quot;NM&quot;;[.M38]=&quot;PM&quot;;);[.M38];[.M38]-[.M25] )" office:value-type="percentage" office:value="-0.015" calcext:value-type="percentage">
            <text:p>-1,5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1" office:value-type="percentage" office:value="0.285" calcext:value-type="percentage">
            <text:p>28,50 %</text:p>
          </table:table-cell>
          <table:table-cell table:style-name="ce51" office:value-type="percentage" office:value="0.0855" calcext:value-type="percentage">
            <text:p>8,55 %</text:p>
          </table:table-cell>
          <table:table-cell table:style-name="ce51" office:value-type="percentage" office:value="0.0518" calcext:value-type="percentage">
            <text:p>5,18 %</text:p>
          </table:table-cell>
          <table:table-cell table:style-name="ce51" office:value-type="percentage" office:value="0.0864" calcext:value-type="percentage">
            <text:p>8,64 %</text:p>
          </table:table-cell>
          <table:table-cell table:style-name="ce51" office:value-type="percentage" office:value="0.0203" calcext:value-type="percentage">
            <text:p>2,03 %</text:p>
          </table:table-cell>
          <table:table-cell table:style-name="ce51" office:value-type="percentage" office:value="0.0559" calcext:value-type="percentage">
            <text:p>5,59 %</text:p>
          </table:table-cell>
          <table:table-cell table:style-name="ce51" office:value-type="percentage" office:value="0.0558" calcext:value-type="percentage">
            <text:p>5,58 %</text:p>
          </table:table-cell>
          <table:table-cell table:style-name="ce51" office:value-type="percentage" office:value="0.0759" calcext:value-type="percentage">
            <text:p>7,59 %</text:p>
          </table:table-cell>
          <table:table-cell table:style-name="ce51" office:value-type="percentage" office:value="0.1389" calcext:value-type="percentage">
            <text:p>13,89 %</text:p>
          </table:table-cell>
          <table:table-cell table:style-name="ce51" office:value-type="percentage" office:value="0.0589" calcext:value-type="percentage">
            <text:p>5,89 %</text:p>
          </table:table-cell>
          <table:table-cell table:style-name="ce51" office:value-type="percentage" office:value="0.0857" calcext:value-type="percentage">
            <text:p>8,57 %</text:p>
          </table:table-cell>
          <table:table-cell table:style-name="ce44"/>
          <table:table-cell table:style-name="ce61" office:value-type="string" calcext:value-type="string">
            <text:p>William</text:p>
          </table:table-cell>
          <table:table-cell table:style-name="ce63" table:formula="of:=IF(OR([.C39]=&quot;X&quot;;[.C39]=&quot;NM&quot;;[.C39]=&quot;PM&quot;;);[.C39];[.C39]-[.C26] )" office:value-type="percentage" office:value="0.0624" calcext:value-type="percentage">
            <text:p>6,24 %</text:p>
          </table:table-cell>
          <table:table-cell table:style-name="ce63" table:formula="of:=IF(OR([.D39]=&quot;X&quot;;[.D39]=&quot;NM&quot;;[.D39]=&quot;PM&quot;;);[.D39];[.D39]-[.D26] )" office:value-type="percentage" office:value="0.0137" calcext:value-type="percentage">
            <text:p>1,37 %</text:p>
          </table:table-cell>
          <table:table-cell table:style-name="ce63" table:formula="of:=IF(OR([.E39]=&quot;X&quot;;[.E39]=&quot;NM&quot;;[.E39]=&quot;PM&quot;;);[.E39];[.E39]-[.E26] )" office:value-type="percentage" office:value="-0.0213" calcext:value-type="percentage">
            <text:p>-2,13 %</text:p>
          </table:table-cell>
          <table:table-cell table:style-name="ce63" table:formula="of:=IF(OR([.F39]=&quot;X&quot;;[.F39]=&quot;NM&quot;;[.F39]=&quot;PM&quot;;);[.F39];[.F39]-[.F26] )" office:value-type="percentage" office:value="0.00960000000000001" calcext:value-type="percentage">
            <text:p>0,96 %</text:p>
          </table:table-cell>
          <table:table-cell table:style-name="ce63" table:formula="of:=IF(OR([.G39]=&quot;X&quot;;[.G39]=&quot;NM&quot;;[.G39]=&quot;PM&quot;;);[.G39];[.G39]-[.G26] )" office:value-type="percentage" office:value="-0.0371" calcext:value-type="percentage">
            <text:p>-3,71 %</text:p>
          </table:table-cell>
          <table:table-cell table:style-name="ce63" table:formula="of:=IF(OR([.H39]=&quot;X&quot;;[.H39]=&quot;NM&quot;;[.H39]=&quot;PM&quot;;);[.H39];[.H39]-[.H26] )" office:value-type="percentage" office:value="-0.0051" calcext:value-type="percentage">
            <text:p>-0,51 %</text:p>
          </table:table-cell>
          <table:table-cell table:style-name="ce63" table:formula="of:=IF(OR([.I39]=&quot;X&quot;;[.I39]=&quot;NM&quot;;[.I39]=&quot;PM&quot;;);[.I39];[.I39]-[.I26] )" office:value-type="percentage" office:value="-0.0215" calcext:value-type="percentage">
            <text:p>-2,15 %</text:p>
          </table:table-cell>
          <table:table-cell table:style-name="ce63" table:formula="of:=IF(OR([.J39]=&quot;X&quot;;[.J39]=&quot;NM&quot;;[.J39]=&quot;PM&quot;;);[.J39];[.J39]-[.J26] )" office:value-type="percentage" office:value="0.0077" calcext:value-type="percentage">
            <text:p>0,77 %</text:p>
          </table:table-cell>
          <table:table-cell table:style-name="ce63" table:formula="of:=IF(OR([.K39]=&quot;X&quot;;[.K39]=&quot;NM&quot;;[.K39]=&quot;PM&quot;;);[.K39];[.K39]-[.K26] )" office:value-type="percentage" office:value="0.0314" calcext:value-type="percentage">
            <text:p>3,14 %</text:p>
          </table:table-cell>
          <table:table-cell table:style-name="ce63" table:formula="of:=IF(OR([.L39]=&quot;X&quot;;[.L39]=&quot;NM&quot;;[.L39]=&quot;PM&quot;;);[.L39];[.L39]-[.L26] )" office:value-type="percentage" office:value="-0.0224" calcext:value-type="percentage">
            <text:p>-2,24 %</text:p>
          </table:table-cell>
          <table:table-cell table:style-name="ce63" table:formula="of:=IF(OR([.M39]=&quot;X&quot;;[.M39]=&quot;NM&quot;;[.M39]=&quot;PM&quot;;);[.M39];[.M39]-[.M26] )" office:value-type="percentage" office:value="-0.0173" calcext:value-type="percentage">
            <text:p>-1,73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55" office:value-type="float" office:value="220733280" calcext:value-type="float" table:number-columns-spanned="2" table:number-rows-spanned="1">
            <text:p>220733280</text:p>
          </table:table-cell>
          <table:covered-table-cell/>
          <table:table-cell table:style-name="ce44" table:number-columns-repeated="2"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55" office:value-type="float" office:value="140784" calcext:value-type="float" table:number-columns-spanned="2" table:number-rows-spanned="1">
            <text:p>140784</text:p>
          </table:table-cell>
          <table:covered-table-cell/>
          <table:table-cell table:style-name="ce44"/>
          <table:table-cell table:style-name="ce60" office:value-type="string" calcext:value-type="string">
            <text:p>Delta</text:p>
          </table:table-cell>
          <table:table-cell table:style-name="ce44" table:number-columns-repeated="6"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65" office:value-type="string" calcext:value-type="string" table:number-columns-spanned="2" table:number-rows-spanned="1">
            <text:p>-80,58%</text:p>
          </table:table-cell>
          <table:covered-table-cell/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4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4-MN3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2" office:value-type="percentage" office:value="0.0654" calcext:value-type="percentage">
            <text:p>6,54 %</text:p>
          </table:table-cell>
          <table:table-cell table:style-name="ce52" office:value-type="percentage" office:value="0.1299" calcext:value-type="percentage">
            <text:p>12,99 %</text:p>
          </table:table-cell>
          <table:table-cell table:style-name="ce52" office:value-type="percentage" office:value="0.1764" calcext:value-type="percentage">
            <text:p>17,64 %</text:p>
          </table:table-cell>
          <table:table-cell table:style-name="ce52" office:value-type="percentage" office:value="0.1209" calcext:value-type="percentage">
            <text:p>12,09 %</text:p>
          </table:table-cell>
          <table:table-cell table:style-name="ce52" office:value-type="percentage" office:value="0.0264" calcext:value-type="percentage">
            <text:p>2,64 %</text:p>
          </table:table-cell>
          <table:table-cell table:style-name="ce52" office:value-type="percentage" office:value="0.0932" calcext:value-type="percentage">
            <text:p>9,32 %</text:p>
          </table:table-cell>
          <table:table-cell table:style-name="ce52" office:value-type="percentage" office:value="0.1025" calcext:value-type="percentage">
            <text:p>10,25 %</text:p>
          </table:table-cell>
          <table:table-cell table:style-name="ce52" office:value-type="percentage" office:value="0.0843" calcext:value-type="percentage">
            <text:p>8,43 %</text:p>
          </table:table-cell>
          <table:table-cell table:style-name="ce54" office:value-type="string" calcext:value-type="string">
            <text:p>NM</text:p>
          </table:table-cell>
          <table:table-cell table:style-name="ce52" office:value-type="percentage" office:value="0.0779" calcext:value-type="percentage">
            <text:p>7,79 %</text:p>
          </table:table-cell>
          <table:table-cell table:style-name="ce52" office:value-type="percentage" office:value="0.123" calcext:value-type="percentage">
            <text:p>12,30 %</text:p>
          </table:table-cell>
          <table:table-cell table:style-name="ce44"/>
          <table:table-cell table:style-name="ce61" office:value-type="string" calcext:value-type="string">
            <text:p>Andre</text:p>
          </table:table-cell>
          <table:table-cell table:style-name="ce63" table:formula="of:=IF(OR([.C43]=&quot;X&quot;;[.C43]=&quot;NM&quot;;[.C43]=&quot;PM&quot;;);[.C43];[.C43]-[.C30] )" office:value-type="percentage" office:value="-0.0493" calcext:value-type="percentage">
            <text:p>-4,93 %</text:p>
          </table:table-cell>
          <table:table-cell table:style-name="ce63" table:formula="of:=IF(OR([.D43]=&quot;X&quot;;[.D43]=&quot;NM&quot;;[.D43]=&quot;PM&quot;;);[.D43];[.D43]-[.D30] )" office:value-type="percentage" office:value="0.00300000000000003" calcext:value-type="percentage">
            <text:p>0,30 %</text:p>
          </table:table-cell>
          <table:table-cell table:style-name="ce63" table:formula="of:=IF(OR([.E43]=&quot;X&quot;;[.E43]=&quot;NM&quot;;[.E43]=&quot;PM&quot;;);[.E43];[.E43]-[.E30] )" office:value-type="percentage" office:value="0.0932" calcext:value-type="percentage">
            <text:p>9,32 %</text:p>
          </table:table-cell>
          <table:table-cell table:style-name="ce63" table:formula="of:=IF(OR([.F43]=&quot;X&quot;;[.F43]=&quot;NM&quot;;[.F43]=&quot;PM&quot;;);[.F43];[.F43]-[.F30] )" office:value-type="percentage" office:value="-0.00580000000000001" calcext:value-type="percentage">
            <text:p>-0,58 %</text:p>
          </table:table-cell>
          <table:table-cell table:style-name="ce63" table:formula="of:=IF(OR([.G43]=&quot;X&quot;;[.G43]=&quot;NM&quot;;[.G43]=&quot;PM&quot;;);[.G43];[.G43]-[.G30] )" office:value-type="percentage" office:value="-0.0155" calcext:value-type="percentage">
            <text:p>-1,55 %</text:p>
          </table:table-cell>
          <table:table-cell table:style-name="ce63" table:formula="of:=IF(OR([.H43]=&quot;X&quot;;[.H43]=&quot;NM&quot;;[.H43]=&quot;PM&quot;;);[.H43];[.H43]-[.H30] )" office:value-type="percentage" office:value="0.00960000000000001" calcext:value-type="percentage">
            <text:p>0,96 %</text:p>
          </table:table-cell>
          <table:table-cell table:style-name="ce63" table:formula="of:=IF(OR([.I43]=&quot;X&quot;;[.I43]=&quot;NM&quot;;[.I43]=&quot;PM&quot;;);[.I43];[.I43]-[.I30] )" office:value-type="percentage" office:value="0.0126" calcext:value-type="percentage">
            <text:p>1,26 %</text:p>
          </table:table-cell>
          <table:table-cell table:style-name="ce63" table:formula="of:=IF(OR([.J43]=&quot;X&quot;;[.J43]=&quot;NM&quot;;[.J43]=&quot;PM&quot;;);[.J43];[.J43]-[.J30] )" office:value-type="percentage" office:value="-0.0289" calcext:value-type="percentage">
            <text:p>-2,89 %</text:p>
          </table:table-cell>
          <table:table-cell table:style-name="ce63" table:formula="of:=IF(OR([.K43]=&quot;X&quot;;[.K43]=&quot;NM&quot;;[.K43]=&quot;PM&quot;;);[.K43];[.K43]-[.K30] )" office:value-type="string" office:string-value="NM" calcext:value-type="string">
            <text:p>NM</text:p>
          </table:table-cell>
          <table:table-cell table:style-name="ce63" table:formula="of:=IF(OR([.L43]=&quot;X&quot;;[.L43]=&quot;NM&quot;;[.L43]=&quot;PM&quot;;);[.L43];[.L43]-[.L30] )" office:value-type="percentage" office:value="-0.0152" calcext:value-type="percentage">
            <text:p>-1,52 %</text:p>
          </table:table-cell>
          <table:table-cell table:style-name="ce63" table:formula="of:=IF(OR([.M43]=&quot;X&quot;;[.M43]=&quot;NM&quot;;[.M43]=&quot;PM&quot;;);[.M43];[.M43]-[.M30] )" office:value-type="percentage" office:value="-0.00379999999999998" calcext:value-type="percentage">
            <text:p>-0,38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2" office:value-type="percentage" office:value="0.0704" calcext:value-type="percentage">
            <text:p>7,04 %</text:p>
          </table:table-cell>
          <table:table-cell table:style-name="ce52" office:value-type="percentage" office:value="0.1254" calcext:value-type="percentage">
            <text:p>12,54 %</text:p>
          </table:table-cell>
          <table:table-cell table:style-name="ce52" office:value-type="percentage" office:value="0.1063" calcext:value-type="percentage">
            <text:p>10,63 %</text:p>
          </table:table-cell>
          <table:table-cell table:style-name="ce52" office:value-type="percentage" office:value="0.0808" calcext:value-type="percentage">
            <text:p>8,08 %</text:p>
          </table:table-cell>
          <table:table-cell table:style-name="ce52" office:value-type="percentage" office:value="0.0093" calcext:value-type="percentage">
            <text:p>0,93 %</text:p>
          </table:table-cell>
          <table:table-cell table:style-name="ce52" office:value-type="percentage" office:value="0.0009" calcext:value-type="percentage">
            <text:p>0,09 %</text:p>
          </table:table-cell>
          <table:table-cell table:style-name="ce52" office:value-type="percentage" office:value="0.0565" calcext:value-type="percentage">
            <text:p>5,65 %</text:p>
          </table:table-cell>
          <table:table-cell table:style-name="ce52" office:value-type="percentage" office:value="0.4919" calcext:value-type="percentage">
            <text:p>49,19 %</text:p>
          </table:table-cell>
          <table:table-cell table:style-name="ce52" office:value-type="percentage" office:value="0.0325" calcext:value-type="percentage">
            <text:p>3,25 %</text:p>
          </table:table-cell>
          <table:table-cell table:style-name="ce52" office:value-type="percentage" office:value="0.0145" calcext:value-type="percentage">
            <text:p>1,45 %</text:p>
          </table:table-cell>
          <table:table-cell table:style-name="ce52" office:value-type="percentage" office:value="0.0116" calcext:value-type="percentage">
            <text:p>1,16 %</text:p>
          </table:table-cell>
          <table:table-cell table:style-name="ce44"/>
          <table:table-cell table:style-name="ce61" office:value-type="string" calcext:value-type="string">
            <text:p>Antonino</text:p>
          </table:table-cell>
          <table:table-cell table:style-name="ce63" table:formula="of:=IF(OR([.C44]=&quot;X&quot;;[.C44]=&quot;NM&quot;;[.C44]=&quot;PM&quot;;);[.C44];[.C44]-[.C31] )" office:value-type="percentage" office:value="-0.0464" calcext:value-type="percentage">
            <text:p>-4,64 %</text:p>
          </table:table-cell>
          <table:table-cell table:style-name="ce63" table:formula="of:=IF(OR([.D44]=&quot;X&quot;;[.D44]=&quot;NM&quot;;[.D44]=&quot;PM&quot;;);[.D44];[.D44]-[.D31] )" office:value-type="percentage" office:value="-0.0275" calcext:value-type="percentage">
            <text:p>-2,75 %</text:p>
          </table:table-cell>
          <table:table-cell table:style-name="ce63" table:formula="of:=IF(OR([.E44]=&quot;X&quot;;[.E44]=&quot;NM&quot;;[.E44]=&quot;PM&quot;;);[.E44];[.E44]-[.E31] )" office:value-type="percentage" office:value="0.00360000000000001" calcext:value-type="percentage">
            <text:p>0,36 %</text:p>
          </table:table-cell>
          <table:table-cell table:style-name="ce63" table:formula="of:=IF(OR([.F44]=&quot;X&quot;;[.F44]=&quot;NM&quot;;[.F44]=&quot;PM&quot;;);[.F44];[.F44]-[.F31] )" office:value-type="percentage" office:value="-0.0398" calcext:value-type="percentage">
            <text:p>-3,98 %</text:p>
          </table:table-cell>
          <table:table-cell table:style-name="ce63" table:formula="of:=IF(OR([.G44]=&quot;X&quot;;[.G44]=&quot;NM&quot;;[.G44]=&quot;PM&quot;;);[.G44];[.G44]-[.G31] )" office:value-type="percentage" office:value="-0.0212" calcext:value-type="percentage">
            <text:p>-2,12 %</text:p>
          </table:table-cell>
          <table:table-cell table:style-name="ce63" table:formula="of:=IF(OR([.H44]=&quot;X&quot;;[.H44]=&quot;NM&quot;;[.H44]=&quot;PM&quot;;);[.H44];[.H44]-[.H31] )" office:value-type="percentage" office:value="-0.0116" calcext:value-type="percentage">
            <text:p>-1,16 %</text:p>
          </table:table-cell>
          <table:table-cell table:style-name="ce63" table:formula="of:=IF(OR([.I44]=&quot;X&quot;;[.I44]=&quot;NM&quot;;[.I44]=&quot;PM&quot;;);[.I44];[.I44]-[.I31] )" office:value-type="percentage" office:value="-0.000800000000000002" calcext:value-type="percentage">
            <text:p>-0,08 %</text:p>
          </table:table-cell>
          <table:table-cell table:style-name="ce63" table:formula="of:=IF(OR([.J44]=&quot;X&quot;;[.J44]=&quot;NM&quot;;[.J44]=&quot;PM&quot;;);[.J44];[.J44]-[.J31] )" office:value-type="percentage" office:value="0.167" calcext:value-type="percentage">
            <text:p>16,70 %</text:p>
          </table:table-cell>
          <table:table-cell table:style-name="ce63" table:formula="of:=IF(OR([.K44]=&quot;X&quot;;[.K44]=&quot;NM&quot;;[.K44]=&quot;PM&quot;;);[.K44];[.K44]-[.K31] )" office:value-type="percentage" office:value="-0.0125" calcext:value-type="percentage">
            <text:p>-1,25 %</text:p>
          </table:table-cell>
          <table:table-cell table:style-name="ce63" table:formula="of:=IF(OR([.L44]=&quot;X&quot;;[.L44]=&quot;NM&quot;;[.L44]=&quot;PM&quot;;);[.L44];[.L44]-[.L31] )" office:value-type="percentage" office:value="-0.0077" calcext:value-type="percentage">
            <text:p>-0,77 %</text:p>
          </table:table-cell>
          <table:table-cell table:style-name="ce63" table:formula="of:=IF(OR([.M44]=&quot;X&quot;;[.M44]=&quot;NM&quot;;[.M44]=&quot;PM&quot;;);[.M44];[.M44]-[.M31] )" office:value-type="percentage" office:value="-0.003" calcext:value-type="percentage">
            <text:p>-0,3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2" office:value-type="percentage" office:value="0.0342" calcext:value-type="percentage">
            <text:p>3,42 %</text:p>
          </table:table-cell>
          <table:table-cell table:style-name="ce52" office:value-type="percentage" office:value="0.0837" calcext:value-type="percentage">
            <text:p>8,37 %</text:p>
          </table:table-cell>
          <table:table-cell table:style-name="ce52" office:value-type="percentage" office:value="0.0477" calcext:value-type="percentage">
            <text:p>4,77 %</text:p>
          </table:table-cell>
          <table:table-cell table:style-name="ce52" office:value-type="percentage" office:value="0.0811" calcext:value-type="percentage">
            <text:p>8,11 %</text:p>
          </table:table-cell>
          <table:table-cell table:style-name="ce52" office:value-type="percentage" office:value="0.0109" calcext:value-type="percentage">
            <text:p>1,09 %</text:p>
          </table:table-cell>
          <table:table-cell table:style-name="ce52" office:value-type="percentage" office:value="0.0543" calcext:value-type="percentage">
            <text:p>5,43 %</text:p>
          </table:table-cell>
          <table:table-cell table:style-name="ce52" office:value-type="percentage" office:value="0.0545" calcext:value-type="percentage">
            <text:p>5,45 %</text:p>
          </table:table-cell>
          <table:table-cell table:style-name="ce52" office:value-type="percentage" office:value="0.0408" calcext:value-type="percentage">
            <text:p>4,08 %</text:p>
          </table:table-cell>
          <table:table-cell table:style-name="ce52" office:value-type="percentage" office:value="0.0704" calcext:value-type="percentage">
            <text:p>7,04 %</text:p>
          </table:table-cell>
          <table:table-cell table:style-name="ce52" office:value-type="percentage" office:value="0.4593" calcext:value-type="percentage">
            <text:p>45,93 %</text:p>
          </table:table-cell>
          <table:table-cell table:style-name="ce52" office:value-type="percentage" office:value="0.0631" calcext:value-type="percentage">
            <text:p>6,31 %</text:p>
          </table:table-cell>
          <table:table-cell table:style-name="ce44"/>
          <table:table-cell table:style-name="ce61" office:value-type="string" calcext:value-type="string">
            <text:p>Dustin</text:p>
          </table:table-cell>
          <table:table-cell table:style-name="ce63" table:formula="of:=IF(OR([.C45]=&quot;X&quot;;[.C45]=&quot;NM&quot;;[.C45]=&quot;PM&quot;;);[.C45];[.C45]-[.C32] )" office:value-type="percentage" office:value="-0.0256" calcext:value-type="percentage">
            <text:p>-2,56 %</text:p>
          </table:table-cell>
          <table:table-cell table:style-name="ce63" table:formula="of:=IF(OR([.D45]=&quot;X&quot;;[.D45]=&quot;NM&quot;;[.D45]=&quot;PM&quot;;);[.D45];[.D45]-[.D32] )" office:value-type="percentage" office:value="-0.0049" calcext:value-type="percentage">
            <text:p>-0,49 %</text:p>
          </table:table-cell>
          <table:table-cell table:style-name="ce63" table:formula="of:=IF(OR([.E45]=&quot;X&quot;;[.E45]=&quot;NM&quot;;[.E45]=&quot;PM&quot;;);[.E45];[.E45]-[.E32] )" office:value-type="percentage" office:value="-0.0145" calcext:value-type="percentage">
            <text:p>-1,45 %</text:p>
          </table:table-cell>
          <table:table-cell table:style-name="ce63" table:formula="of:=IF(OR([.F45]=&quot;X&quot;;[.F45]=&quot;NM&quot;;[.F45]=&quot;PM&quot;;);[.F45];[.F45]-[.F32] )" office:value-type="percentage" office:value="-0.0042" calcext:value-type="percentage">
            <text:p>-0,42 %</text:p>
          </table:table-cell>
          <table:table-cell table:style-name="ce63" table:formula="of:=IF(OR([.G45]=&quot;X&quot;;[.G45]=&quot;NM&quot;;[.G45]=&quot;PM&quot;;);[.G45];[.G45]-[.G32] )" office:value-type="percentage" office:value="-0.0125" calcext:value-type="percentage">
            <text:p>-1,25 %</text:p>
          </table:table-cell>
          <table:table-cell table:style-name="ce63" table:formula="of:=IF(OR([.H45]=&quot;X&quot;;[.H45]=&quot;NM&quot;;[.H45]=&quot;PM&quot;;);[.H45];[.H45]-[.H32] )" office:value-type="percentage" office:value="-0.00480000000000001" calcext:value-type="percentage">
            <text:p>-0,48 %</text:p>
          </table:table-cell>
          <table:table-cell table:style-name="ce63" table:formula="of:=IF(OR([.I45]=&quot;X&quot;;[.I45]=&quot;NM&quot;;[.I45]=&quot;PM&quot;;);[.I45];[.I45]-[.I32] )" office:value-type="percentage" office:value="0" calcext:value-type="percentage">
            <text:p>0,00 %</text:p>
          </table:table-cell>
          <table:table-cell table:style-name="ce63" table:formula="of:=IF(OR([.J45]=&quot;X&quot;;[.J45]=&quot;NM&quot;;[.J45]=&quot;PM&quot;;);[.J45];[.J45]-[.J32] )" office:value-type="percentage" office:value="-0.0308" calcext:value-type="percentage">
            <text:p>-3,08 %</text:p>
          </table:table-cell>
          <table:table-cell table:style-name="ce63" table:formula="of:=IF(OR([.K45]=&quot;X&quot;;[.K45]=&quot;NM&quot;;[.K45]=&quot;PM&quot;;);[.K45];[.K45]-[.K32] )" office:value-type="percentage" office:value="-0.014" calcext:value-type="percentage">
            <text:p>-1,40 %</text:p>
          </table:table-cell>
          <table:table-cell table:style-name="ce63" table:formula="of:=IF(OR([.L45]=&quot;X&quot;;[.L45]=&quot;NM&quot;;[.L45]=&quot;PM&quot;;);[.L45];[.L45]-[.L32] )" office:value-type="percentage" office:value="0.1253" calcext:value-type="percentage">
            <text:p>12,53 %</text:p>
          </table:table-cell>
          <table:table-cell table:style-name="ce63" table:formula="of:=IF(OR([.M45]=&quot;X&quot;;[.M45]=&quot;NM&quot;;[.M45]=&quot;PM&quot;;);[.M45];[.M45]-[.M32] )" office:value-type="percentage" office:value="-0.0139" calcext:value-type="percentage">
            <text:p>-1,3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2" office:value-type="percentage" office:value="0.0748" calcext:value-type="percentage">
            <text:p>7,48 %</text:p>
          </table:table-cell>
          <table:table-cell table:style-name="ce52" office:value-type="percentage" office:value="0.097" calcext:value-type="percentage">
            <text:p>9,70 %</text:p>
          </table:table-cell>
          <table:table-cell table:style-name="ce52" office:value-type="percentage" office:value="0.0903" calcext:value-type="percentage">
            <text:p>9,03 %</text:p>
          </table:table-cell>
          <table:table-cell table:style-name="ce52" office:value-type="percentage" office:value="0.0173" calcext:value-type="percentage">
            <text:p>1,73 %</text:p>
          </table:table-cell>
          <table:table-cell table:style-name="ce52" office:value-type="percentage" office:value="0.0267" calcext:value-type="percentage">
            <text:p>2,67 %</text:p>
          </table:table-cell>
          <table:table-cell table:style-name="ce52" office:value-type="percentage" office:value="0.0915" calcext:value-type="percentage">
            <text:p>9,15 %</text:p>
          </table:table-cell>
          <table:table-cell table:style-name="ce52" office:value-type="percentage" office:value="0.1075" calcext:value-type="percentage">
            <text:p>10,75 %</text:p>
          </table:table-cell>
          <table:table-cell table:style-name="ce52" office:value-type="percentage" office:value="0.0663" calcext:value-type="percentage">
            <text:p>6,63 %</text:p>
          </table:table-cell>
          <table:table-cell table:style-name="ce52" office:value-type="percentage" office:value="0.2517" calcext:value-type="percentage">
            <text:p>25,17 %</text:p>
          </table:table-cell>
          <table:table-cell table:style-name="ce52" office:value-type="percentage" office:value="0.0559" calcext:value-type="percentage">
            <text:p>5,59 %</text:p>
          </table:table-cell>
          <table:table-cell table:style-name="ce52" office:value-type="percentage" office:value="0.1214" calcext:value-type="percentage">
            <text:p>12,14 %</text:p>
          </table:table-cell>
          <table:table-cell table:style-name="ce44"/>
          <table:table-cell table:style-name="ce61" office:value-type="string" calcext:value-type="string">
            <text:p>Jordi</text:p>
          </table:table-cell>
          <table:table-cell table:style-name="ce63" table:formula="of:=IF(OR([.C46]=&quot;X&quot;;[.C46]=&quot;NM&quot;;[.C46]=&quot;PM&quot;;);[.C46];[.C46]-[.C33] )" office:value-type="percentage" office:value="-0.00650000000000001" calcext:value-type="percentage">
            <text:p>-0,65 %</text:p>
          </table:table-cell>
          <table:table-cell table:style-name="ce63" table:formula="of:=IF(OR([.D46]=&quot;X&quot;;[.D46]=&quot;NM&quot;;[.D46]=&quot;PM&quot;;);[.D46];[.D46]-[.D33] )" office:value-type="percentage" office:value="-0.04" calcext:value-type="percentage">
            <text:p>-4,00 %</text:p>
          </table:table-cell>
          <table:table-cell table:style-name="ce63" table:formula="of:=IF(OR([.E46]=&quot;X&quot;;[.E46]=&quot;NM&quot;;[.E46]=&quot;PM&quot;;);[.E46];[.E46]-[.E33] )" office:value-type="percentage" office:value="0.00869999999999999" calcext:value-type="percentage">
            <text:p>0,87 %</text:p>
          </table:table-cell>
          <table:table-cell table:style-name="ce63" table:formula="of:=IF(OR([.F46]=&quot;X&quot;;[.F46]=&quot;NM&quot;;[.F46]=&quot;PM&quot;;);[.F46];[.F46]-[.F33] )" office:value-type="percentage" office:value="-0.0184" calcext:value-type="percentage">
            <text:p>-1,84 %</text:p>
          </table:table-cell>
          <table:table-cell table:style-name="ce63" table:formula="of:=IF(OR([.G46]=&quot;X&quot;;[.G46]=&quot;NM&quot;;[.G46]=&quot;PM&quot;;);[.G46];[.G46]-[.G33] )" office:value-type="percentage" office:value="-0.0137" calcext:value-type="percentage">
            <text:p>-1,37 %</text:p>
          </table:table-cell>
          <table:table-cell table:style-name="ce63" table:formula="of:=IF(OR([.H46]=&quot;X&quot;;[.H46]=&quot;NM&quot;;[.H46]=&quot;PM&quot;;);[.H46];[.H46]-[.H33] )" office:value-type="percentage" office:value="0.0176" calcext:value-type="percentage">
            <text:p>1,76 %</text:p>
          </table:table-cell>
          <table:table-cell table:style-name="ce63" table:formula="of:=IF(OR([.I46]=&quot;X&quot;;[.I46]=&quot;NM&quot;;[.I46]=&quot;PM&quot;;);[.I46];[.I46]-[.I33] )" office:value-type="percentage" office:value="0.02" calcext:value-type="percentage">
            <text:p>2,00 %</text:p>
          </table:table-cell>
          <table:table-cell table:style-name="ce63" table:formula="of:=IF(OR([.J46]=&quot;X&quot;;[.J46]=&quot;NM&quot;;[.J46]=&quot;PM&quot;;);[.J46];[.J46]-[.J33] )" office:value-type="percentage" office:value="-0.035" calcext:value-type="percentage">
            <text:p>-3,50 %</text:p>
          </table:table-cell>
          <table:table-cell table:style-name="ce63" table:formula="of:=IF(OR([.K46]=&quot;X&quot;;[.K46]=&quot;NM&quot;;[.K46]=&quot;PM&quot;;);[.K46];[.K46]-[.K33] )" office:value-type="percentage" office:value="0.1187" calcext:value-type="percentage">
            <text:p>11,87 %</text:p>
          </table:table-cell>
          <table:table-cell table:style-name="ce63" table:formula="of:=IF(OR([.L46]=&quot;X&quot;;[.L46]=&quot;NM&quot;;[.L46]=&quot;PM&quot;;);[.L46];[.L46]-[.L33] )" office:value-type="percentage" office:value="-0.0489" calcext:value-type="percentage">
            <text:p>-4,89 %</text:p>
          </table:table-cell>
          <table:table-cell table:style-name="ce63" table:formula="of:=IF(OR([.M46]=&quot;X&quot;;[.M46]=&quot;NM&quot;;[.M46]=&quot;PM&quot;;);[.M46];[.M46]-[.M33] )" office:value-type="percentage" office:value="-0.00199999999999999" calcext:value-type="percentage">
            <text:p>-0,2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2" office:value-type="percentage" office:value="0.0861" calcext:value-type="percentage">
            <text:p>8,61 %</text:p>
          </table:table-cell>
          <table:table-cell table:style-name="ce54" office:value-type="string" calcext:value-type="string">
            <text:p>X</text:p>
          </table:table-cell>
          <table:table-cell table:style-name="ce52" office:value-type="percentage" office:value="0.1148" calcext:value-type="percentage">
            <text:p>11,48 %</text:p>
          </table:table-cell>
          <table:table-cell table:style-name="ce52" office:value-type="percentage" office:value="0.1377" calcext:value-type="percentage">
            <text:p>13,77 %</text:p>
          </table:table-cell>
          <table:table-cell table:style-name="ce52" office:value-type="percentage" office:value="0.0479" calcext:value-type="percentage">
            <text:p>4,79 %</text:p>
          </table:table-cell>
          <table:table-cell table:style-name="ce52" office:value-type="percentage" office:value="0.0979" calcext:value-type="percentage">
            <text:p>9,79 %</text:p>
          </table:table-cell>
          <table:table-cell table:style-name="ce52" office:value-type="percentage" office:value="0.127" calcext:value-type="percentage">
            <text:p>12,70 %</text:p>
          </table:table-cell>
          <table:table-cell table:style-name="ce54" office:value-type="string" calcext:value-type="string">
            <text:p>NM</text:p>
          </table:table-cell>
          <table:table-cell table:style-name="ce52" office:value-type="percentage" office:value="0.1447" calcext:value-type="percentage">
            <text:p>14,47 %</text:p>
          </table:table-cell>
          <table:table-cell table:style-name="ce52" office:value-type="percentage" office:value="0.0964" calcext:value-type="percentage">
            <text:p>9,64 %</text:p>
          </table:table-cell>
          <table:table-cell table:style-name="ce52" office:value-type="percentage" office:value="0.1475" calcext:value-type="percentage">
            <text:p>14,75 %</text:p>
          </table:table-cell>
          <table:table-cell table:style-name="ce44"/>
          <table:table-cell table:style-name="ce61" office:value-type="string" calcext:value-type="string">
            <text:p>Leon</text:p>
          </table:table-cell>
          <table:table-cell table:style-name="ce63" table:formula="of:=IF(OR([.C47]=&quot;X&quot;;[.C47]=&quot;NM&quot;;[.C47]=&quot;PM&quot;;);[.C47];[.C47]-[.C34] )" office:value-type="percentage" office:value="-0.00470000000000001" calcext:value-type="percentage">
            <text:p>-0,47 %</text:p>
          </table:table-cell>
          <table:table-cell table:style-name="ce63" table:formula="of:=IF(OR([.D47]=&quot;X&quot;;[.D47]=&quot;NM&quot;;[.D47]=&quot;PM&quot;;);[.D47];[.D47]-[.D34] )" office:value-type="string" office:string-value="X" calcext:value-type="string">
            <text:p>X</text:p>
          </table:table-cell>
          <table:table-cell table:style-name="ce63" table:formula="of:=IF(OR([.E47]=&quot;X&quot;;[.E47]=&quot;NM&quot;;[.E47]=&quot;PM&quot;;);[.E47];[.E47]-[.E34] )" office:value-type="percentage" office:value="0.0223" calcext:value-type="percentage">
            <text:p>2,23 %</text:p>
          </table:table-cell>
          <table:table-cell table:style-name="ce63" table:formula="of:=IF(OR([.F47]=&quot;X&quot;;[.F47]=&quot;NM&quot;;[.F47]=&quot;PM&quot;;);[.F47];[.F47]-[.F34] )" office:value-type="percentage" office:value="-0.0429" calcext:value-type="percentage">
            <text:p>-4,29 %</text:p>
          </table:table-cell>
          <table:table-cell table:style-name="ce63" table:formula="of:=IF(OR([.G47]=&quot;X&quot;;[.G47]=&quot;NM&quot;;[.G47]=&quot;PM&quot;;);[.G47];[.G47]-[.G34] )" office:value-type="percentage" office:value="-0.0139" calcext:value-type="percentage">
            <text:p>-1,39 %</text:p>
          </table:table-cell>
          <table:table-cell table:style-name="ce63" table:formula="of:=IF(OR([.H47]=&quot;X&quot;;[.H47]=&quot;NM&quot;;[.H47]=&quot;PM&quot;;);[.H47];[.H47]-[.H34] )" office:value-type="percentage" office:value="0.0235" calcext:value-type="percentage">
            <text:p>2,35 %</text:p>
          </table:table-cell>
          <table:table-cell table:style-name="ce63" table:formula="of:=IF(OR([.I47]=&quot;X&quot;;[.I47]=&quot;NM&quot;;[.I47]=&quot;PM&quot;;);[.I47];[.I47]-[.I34] )" office:value-type="percentage" office:value="0.0283" calcext:value-type="percentage">
            <text:p>2,83 %</text:p>
          </table:table-cell>
          <table:table-cell table:style-name="ce64" table:formula="of:=IF(OR([.J47]=&quot;X&quot;;[.J47]=&quot;NM&quot;;[.J47]=&quot;PM&quot;;);[.J47];[.J47]-[.J34] )" office:value-type="string" office:string-value="NM" calcext:value-type="string">
            <text:p>NM</text:p>
          </table:table-cell>
          <table:table-cell table:style-name="ce63" table:formula="of:=IF(OR([.K47]=&quot;X&quot;;[.K47]=&quot;NM&quot;;[.K47]=&quot;PM&quot;;);[.K47];[.K47]-[.K34] )" office:value-type="percentage" office:value="-0.0115" calcext:value-type="percentage">
            <text:p>-1,15 %</text:p>
          </table:table-cell>
          <table:table-cell table:style-name="ce63" table:formula="of:=IF(OR([.L47]=&quot;X&quot;;[.L47]=&quot;NM&quot;;[.L47]=&quot;PM&quot;;);[.L47];[.L47]-[.L34] )" office:value-type="percentage" office:value="-0.0071" calcext:value-type="percentage">
            <text:p>-0,71 %</text:p>
          </table:table-cell>
          <table:table-cell table:style-name="ce63" table:formula="of:=IF(OR([.M47]=&quot;X&quot;;[.M47]=&quot;NM&quot;;[.M47]=&quot;PM&quot;;);[.M47];[.M47]-[.M34] )" office:value-type="percentage" office:value="0.00609999999999999" calcext:value-type="percentage">
            <text:p>0,61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2" office:value-type="percentage" office:value="0.0553" calcext:value-type="percentage">
            <text:p>5,53 %</text:p>
          </table:table-cell>
          <table:table-cell table:style-name="ce52" office:value-type="percentage" office:value="0.1095" calcext:value-type="percentage">
            <text:p>10,95 %</text:p>
          </table:table-cell>
          <table:table-cell table:style-name="ce52" office:value-type="percentage" office:value="0.1397" calcext:value-type="percentage">
            <text:p>13,97 %</text:p>
          </table:table-cell>
          <table:table-cell table:style-name="ce52" office:value-type="percentage" office:value="0.1677" calcext:value-type="percentage">
            <text:p>16,77 %</text:p>
          </table:table-cell>
          <table:table-cell table:style-name="ce52" office:value-type="percentage" office:value="0.0184" calcext:value-type="percentage">
            <text:p>1,84 %</text:p>
          </table:table-cell>
          <table:table-cell table:style-name="ce52" office:value-type="percentage" office:value="0.0804" calcext:value-type="percentage">
            <text:p>8,04 %</text:p>
          </table:table-cell>
          <table:table-cell table:style-name="ce52" office:value-type="percentage" office:value="0.09" calcext:value-type="percentage">
            <text:p>9,00 %</text:p>
          </table:table-cell>
          <table:table-cell table:style-name="ce52" office:value-type="percentage" office:value="0.0819" calcext:value-type="percentage">
            <text:p>8,19 %</text:p>
          </table:table-cell>
          <table:table-cell table:style-name="ce52" office:value-type="percentage" office:value="0.0917" calcext:value-type="percentage">
            <text:p>9,17 %</text:p>
          </table:table-cell>
          <table:table-cell table:style-name="ce52" office:value-type="percentage" office:value="0.059" calcext:value-type="percentage">
            <text:p>5,90 %</text:p>
          </table:table-cell>
          <table:table-cell table:style-name="ce52" office:value-type="percentage" office:value="0.1063" calcext:value-type="percentage">
            <text:p>10,63 %</text:p>
          </table:table-cell>
          <table:table-cell table:style-name="ce44"/>
          <table:table-cell table:style-name="ce61" office:value-type="string" calcext:value-type="string">
            <text:p>Marius</text:p>
          </table:table-cell>
          <table:table-cell table:style-name="ce63" table:formula="of:=IF(OR([.C48]=&quot;X&quot;;[.C48]=&quot;NM&quot;;[.C48]=&quot;PM&quot;;);[.C48];[.C48]-[.C35] )" office:value-type="percentage" office:value="0.00430000000000001" calcext:value-type="percentage">
            <text:p>0,43 %</text:p>
          </table:table-cell>
          <table:table-cell table:style-name="ce63" table:formula="of:=IF(OR([.D48]=&quot;X&quot;;[.D48]=&quot;NM&quot;;[.D48]=&quot;PM&quot;;);[.D48];[.D48]-[.D35] )" office:value-type="percentage" office:value="0.025" calcext:value-type="percentage">
            <text:p>2,50 %</text:p>
          </table:table-cell>
          <table:table-cell table:style-name="ce63" table:formula="of:=IF(OR([.E48]=&quot;X&quot;;[.E48]=&quot;NM&quot;;[.E48]=&quot;PM&quot;;);[.E48];[.E48]-[.E35] )" office:value-type="percentage" office:value="-0.1789" calcext:value-type="percentage">
            <text:p>-17,89 %</text:p>
          </table:table-cell>
          <table:table-cell table:style-name="ce63" table:formula="of:=IF(OR([.F48]=&quot;X&quot;;[.F48]=&quot;NM&quot;;[.F48]=&quot;PM&quot;;);[.F48];[.F48]-[.F35] )" office:value-type="percentage" office:value="0.084" calcext:value-type="percentage">
            <text:p>8,40 %</text:p>
          </table:table-cell>
          <table:table-cell table:style-name="ce63" table:formula="of:=IF(OR([.G48]=&quot;X&quot;;[.G48]=&quot;NM&quot;;[.G48]=&quot;PM&quot;;);[.G48];[.G48]-[.G35] )" office:value-type="percentage" office:value="-0.0041" calcext:value-type="percentage">
            <text:p>-0,41 %</text:p>
          </table:table-cell>
          <table:table-cell table:style-name="ce63" table:formula="of:=IF(OR([.H48]=&quot;X&quot;;[.H48]=&quot;NM&quot;;[.H48]=&quot;PM&quot;;);[.H48];[.H48]-[.H35] )" office:value-type="percentage" office:value="0.0209" calcext:value-type="percentage">
            <text:p>2,09 %</text:p>
          </table:table-cell>
          <table:table-cell table:style-name="ce63" table:formula="of:=IF(OR([.I48]=&quot;X&quot;;[.I48]=&quot;NM&quot;;[.I48]=&quot;PM&quot;;);[.I48];[.I48]-[.I35] )" office:value-type="percentage" office:value="0.0266" calcext:value-type="percentage">
            <text:p>2,66 %</text:p>
          </table:table-cell>
          <table:table-cell table:style-name="ce63" table:formula="of:=IF(OR([.J48]=&quot;X&quot;;[.J48]=&quot;NM&quot;;[.J48]=&quot;PM&quot;;);[.J48];[.J48]-[.J35] )" office:value-type="percentage" office:value="0.0024" calcext:value-type="percentage">
            <text:p>0,24 %</text:p>
          </table:table-cell>
          <table:table-cell table:style-name="ce63" table:formula="of:=IF(OR([.K48]=&quot;X&quot;;[.K48]=&quot;NM&quot;;[.K48]=&quot;PM&quot;;);[.K48];[.K48]-[.K35] )" office:value-type="percentage" office:value="-0.000099999999999989" calcext:value-type="percentage">
            <text:p>-0,01 %</text:p>
          </table:table-cell>
          <table:table-cell table:style-name="ce63" table:formula="of:=IF(OR([.L48]=&quot;X&quot;;[.L48]=&quot;NM&quot;;[.L48]=&quot;PM&quot;;);[.L48];[.L48]-[.L35] )" office:value-type="percentage" office:value="0.000800000000000002" calcext:value-type="percentage">
            <text:p>0,08 %</text:p>
          </table:table-cell>
          <table:table-cell table:style-name="ce63" table:formula="of:=IF(OR([.M48]=&quot;X&quot;;[.M48]=&quot;NM&quot;;[.M48]=&quot;PM&quot;;);[.M48];[.M48]-[.M35] )" office:value-type="percentage" office:value="0.0189" calcext:value-type="percentage">
            <text:p>1,8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2" office:value-type="percentage" office:value="0.0531" calcext:value-type="percentage">
            <text:p>5,31 %</text:p>
          </table:table-cell>
          <table:table-cell table:style-name="ce52" office:value-type="percentage" office:value="0.0946" calcext:value-type="percentage">
            <text:p>9,46 %</text:p>
          </table:table-cell>
          <table:table-cell table:style-name="ce52" office:value-type="percentage" office:value="0.0748" calcext:value-type="percentage">
            <text:p>7,48 %</text:p>
          </table:table-cell>
          <table:table-cell table:style-name="ce52" office:value-type="percentage" office:value="0.0976" calcext:value-type="percentage">
            <text:p>9,76 %</text:p>
          </table:table-cell>
          <table:table-cell table:style-name="ce52" office:value-type="percentage" office:value="0.0237" calcext:value-type="percentage">
            <text:p>2,37 %</text:p>
          </table:table-cell>
          <table:table-cell table:style-name="ce52" office:value-type="percentage" office:value="0.2929" calcext:value-type="percentage">
            <text:p>29,29 %</text:p>
          </table:table-cell>
          <table:table-cell table:style-name="ce52" office:value-type="percentage" office:value="0.1202" calcext:value-type="percentage">
            <text:p>12,02 %</text:p>
          </table:table-cell>
          <table:table-cell table:style-name="ce52" office:value-type="percentage" office:value="0.0012" calcext:value-type="percentage">
            <text:p>0,12 %</text:p>
          </table:table-cell>
          <table:table-cell table:style-name="ce52" office:value-type="percentage" office:value="0.0897" calcext:value-type="percentage">
            <text:p>8,97 %</text:p>
          </table:table-cell>
          <table:table-cell table:style-name="ce52" office:value-type="percentage" office:value="0.0572" calcext:value-type="percentage">
            <text:p>5,72 %</text:p>
          </table:table-cell>
          <table:table-cell table:style-name="ce52" office:value-type="percentage" office:value="0.095" calcext:value-type="percentage">
            <text:p>9,50 %</text:p>
          </table:table-cell>
          <table:table-cell table:style-name="ce44"/>
          <table:table-cell table:style-name="ce61" office:value-type="string" calcext:value-type="string">
            <text:p>Max</text:p>
          </table:table-cell>
          <table:table-cell table:style-name="ce63" table:formula="of:=IF(OR([.C49]=&quot;X&quot;;[.C49]=&quot;NM&quot;;[.C49]=&quot;PM&quot;;);[.C49];[.C49]-[.C36] )" office:value-type="percentage" office:value="0.000599999999999996" calcext:value-type="percentage">
            <text:p>0,06 %</text:p>
          </table:table-cell>
          <table:table-cell table:style-name="ce63" table:formula="of:=IF(OR([.D49]=&quot;X&quot;;[.D49]=&quot;NM&quot;;[.D49]=&quot;PM&quot;;);[.D49];[.D49]-[.D36] )" office:value-type="percentage" office:value="0.0231" calcext:value-type="percentage">
            <text:p>2,31 %</text:p>
          </table:table-cell>
          <table:table-cell table:style-name="ce63" table:formula="of:=IF(OR([.E49]=&quot;X&quot;;[.E49]=&quot;NM&quot;;[.E49]=&quot;PM&quot;;);[.E49];[.E49]-[.E36] )" office:value-type="percentage" office:value="0.0191" calcext:value-type="percentage">
            <text:p>1,91 %</text:p>
          </table:table-cell>
          <table:table-cell table:style-name="ce63" table:formula="of:=IF(OR([.F49]=&quot;X&quot;;[.F49]=&quot;NM&quot;;[.F49]=&quot;PM&quot;;);[.F49];[.F49]-[.F36] )" office:value-type="percentage" office:value="0.0281" calcext:value-type="percentage">
            <text:p>2,81 %</text:p>
          </table:table-cell>
          <table:table-cell table:style-name="ce63" table:formula="of:=IF(OR([.G49]=&quot;X&quot;;[.G49]=&quot;NM&quot;;[.G49]=&quot;PM&quot;;);[.G49];[.G49]-[.G36] )" office:value-type="percentage" office:value="0.000900000000000001" calcext:value-type="percentage">
            <text:p>0,09 %</text:p>
          </table:table-cell>
          <table:table-cell table:style-name="ce63" table:formula="of:=IF(OR([.H49]=&quot;X&quot;;[.H49]=&quot;NM&quot;;[.H49]=&quot;PM&quot;;);[.H49];[.H49]-[.H36] )" office:value-type="percentage" office:value="-0.1234" calcext:value-type="percentage">
            <text:p>-12,34 %</text:p>
          </table:table-cell>
          <table:table-cell table:style-name="ce63" table:formula="of:=IF(OR([.I49]=&quot;X&quot;;[.I49]=&quot;NM&quot;;[.I49]=&quot;PM&quot;;);[.I49];[.I49]-[.I36] )" office:value-type="percentage" office:value="0.0601" calcext:value-type="percentage">
            <text:p>6,01 %</text:p>
          </table:table-cell>
          <table:table-cell table:style-name="ce63" table:formula="of:=IF(OR([.J49]=&quot;X&quot;;[.J49]=&quot;NM&quot;;[.J49]=&quot;PM&quot;;);[.J49];[.J49]-[.J36] )" office:value-type="percentage" office:value="-0.0094" calcext:value-type="percentage">
            <text:p>-0,94 %</text:p>
          </table:table-cell>
          <table:table-cell table:style-name="ce63" table:formula="of:=IF(OR([.K49]=&quot;X&quot;;[.K49]=&quot;NM&quot;;[.K49]=&quot;PM&quot;;);[.K49];[.K49]-[.K36] )" office:value-type="percentage" office:value="0.00169999999999999" calcext:value-type="percentage">
            <text:p>0,17 %</text:p>
          </table:table-cell>
          <table:table-cell table:style-name="ce63" table:formula="of:=IF(OR([.L49]=&quot;X&quot;;[.L49]=&quot;NM&quot;;[.L49]=&quot;PM&quot;;);[.L49];[.L49]-[.L36] )" office:value-type="percentage" office:value="-0.0063" calcext:value-type="percentage">
            <text:p>-0,63 %</text:p>
          </table:table-cell>
          <table:table-cell table:style-name="ce63" table:formula="of:=IF(OR([.M49]=&quot;X&quot;;[.M49]=&quot;NM&quot;;[.M49]=&quot;PM&quot;;);[.M49];[.M49]-[.M36] )" office:value-type="percentage" office:value="0.00539999999999999" calcext:value-type="percentage">
            <text:p>0,54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2" office:value-type="percentage" office:value="0.008" calcext:value-type="percentage">
            <text:p>0,80 %</text:p>
          </table:table-cell>
          <table:table-cell table:style-name="ce52" office:value-type="percentage" office:value="0.0488" calcext:value-type="percentage">
            <text:p>4,88 %</text:p>
          </table:table-cell>
          <table:table-cell table:style-name="ce52" office:value-type="percentage" office:value="0.019" calcext:value-type="percentage">
            <text:p>1,90 %</text:p>
          </table:table-cell>
          <table:table-cell table:style-name="ce54" office:value-type="string" calcext:value-type="string">
            <text:p>NM</text:p>
          </table:table-cell>
          <table:table-cell table:style-name="ce52" office:value-type="percentage" office:value="0.7851" calcext:value-type="percentage">
            <text:p>78,51 %</text:p>
          </table:table-cell>
          <table:table-cell table:style-name="ce52" office:value-type="percentage" office:value="0.0272" calcext:value-type="percentage">
            <text:p>2,72 %</text:p>
          </table:table-cell>
          <table:table-cell table:style-name="ce52" office:value-type="percentage" office:value="0.0218" calcext:value-type="percentage">
            <text:p>2,18 %</text:p>
          </table:table-cell>
          <table:table-cell table:style-name="ce52" office:value-type="percentage" office:value="0.0133" calcext:value-type="percentage">
            <text:p>1,33 %</text:p>
          </table:table-cell>
          <table:table-cell table:style-name="ce52" office:value-type="percentage" office:value="0.0304" calcext:value-type="percentage">
            <text:p>3,04 %</text:p>
          </table:table-cell>
          <table:table-cell table:style-name="ce52" office:value-type="percentage" office:value="0.009" calcext:value-type="percentage">
            <text:p>0,90 %</text:p>
          </table:table-cell>
          <table:table-cell table:style-name="ce52" office:value-type="percentage" office:value="0.0375" calcext:value-type="percentage">
            <text:p>3,75 %</text:p>
          </table:table-cell>
          <table:table-cell table:style-name="ce44"/>
          <table:table-cell table:style-name="ce61" office:value-type="string" calcext:value-type="string">
            <text:p>Mike</text:p>
          </table:table-cell>
          <table:table-cell table:style-name="ce63" table:formula="of:=IF(OR([.C50]=&quot;X&quot;;[.C50]=&quot;NM&quot;;[.C50]=&quot;PM&quot;;);[.C50];[.C50]-[.C37] )" office:value-type="percentage" office:value="-0.0146" calcext:value-type="percentage">
            <text:p>-1,46 %</text:p>
          </table:table-cell>
          <table:table-cell table:style-name="ce63" table:formula="of:=IF(OR([.D50]=&quot;X&quot;;[.D50]=&quot;NM&quot;;[.D50]=&quot;PM&quot;;);[.D50];[.D50]-[.D37] )" office:value-type="percentage" office:value="-0.0113" calcext:value-type="percentage">
            <text:p>-1,13 %</text:p>
          </table:table-cell>
          <table:table-cell table:style-name="ce63" table:formula="of:=IF(OR([.E50]=&quot;X&quot;;[.E50]=&quot;NM&quot;;[.E50]=&quot;PM&quot;;);[.E50];[.E50]-[.E37] )" office:value-type="percentage" office:value="-0.0057" calcext:value-type="percentage">
            <text:p>-0,57 %</text:p>
          </table:table-cell>
          <table:table-cell table:style-name="ce64" table:formula="of:=IF(OR([.F50]=&quot;X&quot;;[.F50]=&quot;NM&quot;;[.F50]=&quot;PM&quot;;);[.F50];[.F50]-[.F37] )" office:value-type="string" office:string-value="NM" calcext:value-type="string">
            <text:p>NM</text:p>
          </table:table-cell>
          <table:table-cell table:style-name="ce63" table:formula="of:=IF(OR([.G50]=&quot;X&quot;;[.G50]=&quot;NM&quot;;[.G50]=&quot;PM&quot;;);[.G50];[.G50]-[.G37] )" office:value-type="percentage" office:value="0.1083" calcext:value-type="percentage">
            <text:p>10,83 %</text:p>
          </table:table-cell>
          <table:table-cell table:style-name="ce63" table:formula="of:=IF(OR([.H50]=&quot;X&quot;;[.H50]=&quot;NM&quot;;[.H50]=&quot;PM&quot;;);[.H50];[.H50]-[.H37] )" office:value-type="percentage" office:value="0.000899999999999998" calcext:value-type="percentage">
            <text:p>0,09 %</text:p>
          </table:table-cell>
          <table:table-cell table:style-name="ce63" table:formula="of:=IF(OR([.I50]=&quot;X&quot;;[.I50]=&quot;NM&quot;;[.I50]=&quot;PM&quot;;);[.I50];[.I50]-[.I37] )" office:value-type="percentage" office:value="-0.0041" calcext:value-type="percentage">
            <text:p>-0,41 %</text:p>
          </table:table-cell>
          <table:table-cell table:style-name="ce63" table:formula="of:=IF(OR([.J50]=&quot;X&quot;;[.J50]=&quot;NM&quot;;[.J50]=&quot;PM&quot;;);[.J50];[.J50]-[.J37] )" office:value-type="percentage" office:value="-0.0263" calcext:value-type="percentage">
            <text:p>-2,63 %</text:p>
          </table:table-cell>
          <table:table-cell table:style-name="ce63" table:formula="of:=IF(OR([.K50]=&quot;X&quot;;[.K50]=&quot;NM&quot;;[.K50]=&quot;PM&quot;;);[.K50];[.K50]-[.K37] )" office:value-type="percentage" office:value="-0.0195" calcext:value-type="percentage">
            <text:p>-1,95 %</text:p>
          </table:table-cell>
          <table:table-cell table:style-name="ce63" table:formula="of:=IF(OR([.L50]=&quot;X&quot;;[.L50]=&quot;NM&quot;;[.L50]=&quot;PM&quot;;);[.L50];[.L50]-[.L37] )" office:value-type="percentage" office:value="-0.0122" calcext:value-type="percentage">
            <text:p>-1,22 %</text:p>
          </table:table-cell>
          <table:table-cell table:style-name="ce63" table:formula="of:=IF(OR([.M50]=&quot;X&quot;;[.M50]=&quot;NM&quot;;[.M50]=&quot;PM&quot;;);[.M50];[.M50]-[.M37] )" office:value-type="percentage" office:value="-0.0154" calcext:value-type="percentage">
            <text:p>-1,54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2" office:value-type="percentage" office:value="0.0592" calcext:value-type="percentage">
            <text:p>5,92 %</text:p>
          </table:table-cell>
          <table:table-cell table:style-name="ce52" office:value-type="percentage" office:value="0.1093" calcext:value-type="percentage">
            <text:p>10,93 %</text:p>
          </table:table-cell>
          <table:table-cell table:style-name="ce52" office:value-type="percentage" office:value="0.0853" calcext:value-type="percentage">
            <text:p>8,53 %</text:p>
          </table:table-cell>
          <table:table-cell table:style-name="ce52" office:value-type="percentage" office:value="0.0979" calcext:value-type="percentage">
            <text:p>9,79 %</text:p>
          </table:table-cell>
          <table:table-cell table:style-name="ce52" office:value-type="percentage" office:value="0.0127" calcext:value-type="percentage">
            <text:p>1,27 %</text:p>
          </table:table-cell>
          <table:table-cell table:style-name="ce52" office:value-type="percentage" office:value="0.1193" calcext:value-type="percentage">
            <text:p>11,93 %</text:p>
          </table:table-cell>
          <table:table-cell table:style-name="ce52" office:value-type="percentage" office:value="0.1681" calcext:value-type="percentage">
            <text:p>16,81 %</text:p>
          </table:table-cell>
          <table:table-cell table:style-name="ce52" office:value-type="percentage" office:value="0.0808" calcext:value-type="percentage">
            <text:p>8,08 %</text:p>
          </table:table-cell>
          <table:table-cell table:style-name="ce52" office:value-type="percentage" office:value="0.1016" calcext:value-type="percentage">
            <text:p>10,16 %</text:p>
          </table:table-cell>
          <table:table-cell table:style-name="ce52" office:value-type="percentage" office:value="0.0619" calcext:value-type="percentage">
            <text:p>6,19 %</text:p>
          </table:table-cell>
          <table:table-cell table:style-name="ce52" office:value-type="percentage" office:value="0.1037" calcext:value-type="percentage">
            <text:p>10,37 %</text:p>
          </table:table-cell>
          <table:table-cell table:style-name="ce44"/>
          <table:table-cell table:style-name="ce61" office:value-type="string" calcext:value-type="string">
            <text:p>Tim</text:p>
          </table:table-cell>
          <table:table-cell table:style-name="ce63" table:formula="of:=IF(OR([.C51]=&quot;X&quot;;[.C51]=&quot;NM&quot;;[.C51]=&quot;PM&quot;;);[.C51];[.C51]-[.C38] )" office:value-type="percentage" office:value="0.006" calcext:value-type="percentage">
            <text:p>0,60 %</text:p>
          </table:table-cell>
          <table:table-cell table:style-name="ce63" table:formula="of:=IF(OR([.D51]=&quot;X&quot;;[.D51]=&quot;NM&quot;;[.D51]=&quot;PM&quot;;);[.D51];[.D51]-[.D38] )" office:value-type="percentage" office:value="0.0271" calcext:value-type="percentage">
            <text:p>2,71 %</text:p>
          </table:table-cell>
          <table:table-cell table:style-name="ce63" table:formula="of:=IF(OR([.E51]=&quot;X&quot;;[.E51]=&quot;NM&quot;;[.E51]=&quot;PM&quot;;);[.E51];[.E51]-[.E38] )" office:value-type="percentage" office:value="0.033" calcext:value-type="percentage">
            <text:p>3,30 %</text:p>
          </table:table-cell>
          <table:table-cell table:style-name="ce63" table:formula="of:=IF(OR([.F51]=&quot;X&quot;;[.F51]=&quot;NM&quot;;[.F51]=&quot;PM&quot;;);[.F51];[.F51]-[.F38] )" office:value-type="percentage" office:value="-0.00020000000000002" calcext:value-type="percentage">
            <text:p>-0,02 %</text:p>
          </table:table-cell>
          <table:table-cell table:style-name="ce63" table:formula="of:=IF(OR([.G51]=&quot;X&quot;;[.G51]=&quot;NM&quot;;[.G51]=&quot;PM&quot;;);[.G51];[.G51]-[.G38] )" office:value-type="percentage" office:value="-0.005" calcext:value-type="percentage">
            <text:p>-0,50 %</text:p>
          </table:table-cell>
          <table:table-cell table:style-name="ce63" table:formula="of:=IF(OR([.H51]=&quot;X&quot;;[.H51]=&quot;NM&quot;;[.H51]=&quot;PM&quot;;);[.H51];[.H51]-[.H38] )" office:value-type="percentage" office:value="0.0608" calcext:value-type="percentage">
            <text:p>6,08 %</text:p>
          </table:table-cell>
          <table:table-cell table:style-name="ce63" table:formula="of:=IF(OR([.I51]=&quot;X&quot;;[.I51]=&quot;NM&quot;;[.I51]=&quot;PM&quot;;);[.I51];[.I51]-[.I38] )" office:value-type="percentage" office:value="-0.1587" calcext:value-type="percentage">
            <text:p>-15,87 %</text:p>
          </table:table-cell>
          <table:table-cell table:style-name="ce63" table:formula="of:=IF(OR([.J51]=&quot;X&quot;;[.J51]=&quot;NM&quot;;[.J51]=&quot;PM&quot;;);[.J51];[.J51]-[.J38] )" office:value-type="percentage" office:value="0.00360000000000001" calcext:value-type="percentage">
            <text:p>0,36 %</text:p>
          </table:table-cell>
          <table:table-cell table:style-name="ce63" table:formula="of:=IF(OR([.K51]=&quot;X&quot;;[.K51]=&quot;NM&quot;;[.K51]=&quot;PM&quot;;);[.K51];[.K51]-[.K38] )" office:value-type="percentage" office:value="0.0102" calcext:value-type="percentage">
            <text:p>1,02 %</text:p>
          </table:table-cell>
          <table:table-cell table:style-name="ce63" table:formula="of:=IF(OR([.L51]=&quot;X&quot;;[.L51]=&quot;NM&quot;;[.L51]=&quot;PM&quot;;);[.L51];[.L51]-[.L38] )" office:value-type="percentage" office:value="0.00480000000000001" calcext:value-type="percentage">
            <text:p>0,48 %</text:p>
          </table:table-cell>
          <table:table-cell table:style-name="ce63" table:formula="of:=IF(OR([.M51]=&quot;X&quot;;[.M51]=&quot;NM&quot;;[.M51]=&quot;PM&quot;;);[.M51];[.M51]-[.M38] )" office:value-type="percentage" office:value="0.0181" calcext:value-type="percentage">
            <text:p>1,81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2" office:value-type="percentage" office:value="0.4283" calcext:value-type="percentage">
            <text:p>42,83 %</text:p>
          </table:table-cell>
          <table:table-cell table:style-name="ce52" office:value-type="percentage" office:value="0.081" calcext:value-type="percentage">
            <text:p>8,10 %</text:p>
          </table:table-cell>
          <table:table-cell table:style-name="ce52" office:value-type="percentage" office:value="0.0554" calcext:value-type="percentage">
            <text:p>5,54 %</text:p>
          </table:table-cell>
          <table:table-cell table:style-name="ce52" office:value-type="percentage" office:value="0.0812" calcext:value-type="percentage">
            <text:p>8,12 %</text:p>
          </table:table-cell>
          <table:table-cell table:style-name="ce52" office:value-type="percentage" office:value="0.0076" calcext:value-type="percentage">
            <text:p>0,76 %</text:p>
          </table:table-cell>
          <table:table-cell table:style-name="ce52" office:value-type="percentage" office:value="0.0543" calcext:value-type="percentage">
            <text:p>5,43 %</text:p>
          </table:table-cell>
          <table:table-cell table:style-name="ce52" office:value-type="percentage" office:value="0.0566" calcext:value-type="percentage">
            <text:p>5,66 %</text:p>
          </table:table-cell>
          <table:table-cell table:style-name="ce52" office:value-type="percentage" office:value="0.0517" calcext:value-type="percentage">
            <text:p>5,17 %</text:p>
          </table:table-cell>
          <table:table-cell table:style-name="ce52" office:value-type="percentage" office:value="0.0735" calcext:value-type="percentage">
            <text:p>7,35 %</text:p>
          </table:table-cell>
          <table:table-cell table:style-name="ce52" office:value-type="percentage" office:value="0.0365" calcext:value-type="percentage">
            <text:p>3,65 %</text:p>
          </table:table-cell>
          <table:table-cell table:style-name="ce52" office:value-type="percentage" office:value="0.0739" calcext:value-type="percentage">
            <text:p>7,39 %</text:p>
          </table:table-cell>
          <table:table-cell table:style-name="ce44"/>
          <table:table-cell table:style-name="ce61" office:value-type="string" calcext:value-type="string">
            <text:p>William</text:p>
          </table:table-cell>
          <table:table-cell table:style-name="ce63" table:formula="of:=IF(OR([.C52]=&quot;X&quot;;[.C52]=&quot;NM&quot;;[.C52]=&quot;PM&quot;;);[.C52];[.C52]-[.C39] )" office:value-type="percentage" office:value="0.1433" calcext:value-type="percentage">
            <text:p>14,33 %</text:p>
          </table:table-cell>
          <table:table-cell table:style-name="ce63" table:formula="of:=IF(OR([.D52]=&quot;X&quot;;[.D52]=&quot;NM&quot;;[.D52]=&quot;PM&quot;;);[.D52];[.D52]-[.D39] )" office:value-type="percentage" office:value="-0.0045" calcext:value-type="percentage">
            <text:p>-0,45 %</text:p>
          </table:table-cell>
          <table:table-cell table:style-name="ce63" table:formula="of:=IF(OR([.E52]=&quot;X&quot;;[.E52]=&quot;NM&quot;;[.E52]=&quot;PM&quot;;);[.E52];[.E52]-[.E39] )" office:value-type="percentage" office:value="0.0036" calcext:value-type="percentage">
            <text:p>0,36 %</text:p>
          </table:table-cell>
          <table:table-cell table:style-name="ce63" table:formula="of:=IF(OR([.F52]=&quot;X&quot;;[.F52]=&quot;NM&quot;;[.F52]=&quot;PM&quot;;);[.F52];[.F52]-[.F39] )" office:value-type="percentage" office:value="-0.00520000000000001" calcext:value-type="percentage">
            <text:p>-0,52 %</text:p>
          </table:table-cell>
          <table:table-cell table:style-name="ce63" table:formula="of:=IF(OR([.G52]=&quot;X&quot;;[.G52]=&quot;NM&quot;;[.G52]=&quot;PM&quot;;);[.G52];[.G52]-[.G39] )" office:value-type="percentage" office:value="-0.0127" calcext:value-type="percentage">
            <text:p>-1,27 %</text:p>
          </table:table-cell>
          <table:table-cell table:style-name="ce63" table:formula="of:=IF(OR([.H52]=&quot;X&quot;;[.H52]=&quot;NM&quot;;[.H52]=&quot;PM&quot;;);[.H52];[.H52]-[.H39] )" office:value-type="percentage" office:value="-0.0016" calcext:value-type="percentage">
            <text:p>-0,16 %</text:p>
          </table:table-cell>
          <table:table-cell table:style-name="ce63" table:formula="of:=IF(OR([.I52]=&quot;X&quot;;[.I52]=&quot;NM&quot;;[.I52]=&quot;PM&quot;;);[.I52];[.I52]-[.I39] )" office:value-type="percentage" office:value="0.000800000000000002" calcext:value-type="percentage">
            <text:p>0,08 %</text:p>
          </table:table-cell>
          <table:table-cell table:style-name="ce63" table:formula="of:=IF(OR([.J52]=&quot;X&quot;;[.J52]=&quot;NM&quot;;[.J52]=&quot;PM&quot;;);[.J52];[.J52]-[.J39] )" office:value-type="percentage" office:value="-0.0242" calcext:value-type="percentage">
            <text:p>-2,42 %</text:p>
          </table:table-cell>
          <table:table-cell table:style-name="ce63" table:formula="of:=IF(OR([.K52]=&quot;X&quot;;[.K52]=&quot;NM&quot;;[.K52]=&quot;PM&quot;;);[.K52];[.K52]-[.K39] )" office:value-type="percentage" office:value="-0.0654" calcext:value-type="percentage">
            <text:p>-6,54 %</text:p>
          </table:table-cell>
          <table:table-cell table:style-name="ce63" table:formula="of:=IF(OR([.L52]=&quot;X&quot;;[.L52]=&quot;NM&quot;;[.L52]=&quot;PM&quot;;);[.L52];[.L52]-[.L39] )" office:value-type="percentage" office:value="-0.0224" calcext:value-type="percentage">
            <text:p>-2,24 %</text:p>
          </table:table-cell>
          <table:table-cell table:style-name="ce63" table:formula="of:=IF(OR([.M52]=&quot;X&quot;;[.M52]=&quot;NM&quot;;[.M52]=&quot;PM&quot;;);[.M52];[.M52]-[.M39] )" office:value-type="percentage" office:value="-0.0118" calcext:value-type="percentage">
            <text:p>-1,18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Winter2021.C4:Winter2021.M13 Winter2021.C17:Winter2021.M26 Winter2021.C30:Winter2021.M39 Winter2021.C43:Winter2021.M52">
            <calcext:condition calcext:apply-style-name="NoMatch" calcext:value="=&quot;NM&quot;" calcext:base-cell-address="Winter2021.C4"/>
          </calcext:conditional-format>
          <calcext:conditional-format calcext:target-range-address="Winter2021.C4:Winter2021.M13 Winter2021.C17:Winter2021.M26 Winter2021.C30:Winter2021.M39 Winter2021.C43:Winter2021.M52">
            <calcext:condition calcext:apply-style-name="PerfectMatch" calcext:value="=&quot;PM&quot;" calcext:base-cell-address="Winter2021.C4"/>
          </calcext:conditional-format>
          <calcext:conditional-format calcext:target-range-address="Winter2021.C4:Winter2021.M13 Winter2021.C17:Winter2021.M26 Winter2021.C30:Winter2021.M39 Winter2021.C43:Winter2021.M52">
            <calcext:condition calcext:apply-style-name="NotPossible" calcext:value="=&quot;X&quot;" calcext:base-cell-address="Winter2021.C4"/>
          </calcext:conditional-format>
          <calcext:conditional-format calcext:target-range-address="Winter2021.C4:Winter2021.M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17:Winter2021.M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30:Winter2021.M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43:Winter2021.M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17:Winter2021.Z26 Winter2021.P30:Winter2021.Z39 Winter2021.P43:Winter2021.Z52">
            <calcext:color-scale>
              <calcext:color-scale-entry calcext:value="-0.25" calcext:type="number" calcext:color="#ff0000"/>
              <calcext:color-scale-entry calcext:value="0" calcext:type="number" calcext:color="#ffffff"/>
              <calcext:color-scale-entry calcext:value="0.25" calcext:type="number" calcext:color="#00cc00"/>
            </calcext:color-scale>
          </calcext:conditional-format>
        </calcext:conditional-formats>
      </table:table>
      <table:table table:name="Tabelle2" table:style-name="ta1">
        <table:table-column table:style-name="co1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Ubuntu Mono" svg:font-family="'Ubuntu Mono'" style:font-adornments="Standar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Match" style:family="table-cell" style:parent-style-name="Default">
      <style:table-cell-properties fo:background-color="#ff0000"/>
      <style:text-properties style:font-name="Ubuntu Mono" fo:font-family="'Ubuntu Mono'" style:font-style-name="Standard" style:font-pitch="fixed" fo:font-size="12pt"/>
    </style:style>
    <style:style style:name="PerfectMatch" style:family="table-cell" style:parent-style-name="Default">
      <style:table-cell-properties fo:background-color="#81d41a"/>
      <style:text-properties style:font-name="Ubuntu Mono" fo:font-family="'Ubuntu Mono'" style:font-style-name="Standard" style:font-pitch="fixed" fo:font-size="12pt"/>
    </style:style>
    <style:style style:name="NotPossible" style:family="table-cell" style:parent-style-name="Default">
      <style:table-cell-properties fo:background-color="#808080"/>
      <style:text-properties style:font-name="Ubuntu Mono" fo:font-family="'Ubuntu Mono'" style:font-style-name="Standard" style:font-pitch="fixed" fo:font-size="12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.00.0000</text:date>, <text:time style:data-style-name="N2" text:time-value="12:04:43.74808194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43:16.100810986</meta:creation-date>
    <meta:generator>LibreOffice/6.4.7.2$Linux_X86_64 LibreOffice_project/40$Build-2</meta:generator>
    <dc:date>2022-01-04T18:14:44.400000000</dc:date>
    <meta:editing-duration>PT25M48S</meta:editing-duration>
    <meta:editing-cycles>10</meta:editing-cycles>
    <meta:document-statistic meta:table-count="2" meta:cell-count="949" meta:object-count="0"/>
  </office:meta>
</office:document-meta>
</file>